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701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ll" table:style-name="ta1">
        <table:shapes>
          <draw:frame draw:z-index="0" draw:style-name="gr1" draw:text-style-name="P1" svg:width="25.6929in" svg:height="3.5453in" svg:x="0.1185in" svg:y="357.5524in">
            <draw:object draw:notify-on-update-of-ranges="coll.F7:coll.F20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<text:s/>Number of tacts (im units) =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Number of massive (im units) = 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Trajectory File: sinus.t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Coef Load Impact: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Command Line: ping -c1 192.168.222.3 &gt; /dev/null 2&gt;&amp;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cle </text:p>
          </table:table-cell>
          <table:table-cell office:value-type="string" calcext:value-type="string">
            <text:p><text:s/>cPeriod </text:p>
          </table:table-cell>
          <table:table-cell office:value-type="string" calcext:value-type="string">
            <text:p><text:s/>count </text:p>
          </table:table-cell>
          <table:table-cell office:value-type="string" calcext:value-type="string">
            <text:p><text:s/>procDur </text:p>
          </table:table-cell>
          <table:table-cell office:value-type="string" calcext:value-type="string">
            <text:p><text:s/>procTime </text:p>
          </table:table-cell>
          <table:table-cell office:value-type="string" calcext:value-type="string">
            <text:p><text:s/>spb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150615" calcext:value-type="float">
            <text:p>2515061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7.0157860485079" calcext:value-type="float">
            <text:p>-7.015786048507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44937" calcext:value-type="float">
            <text:p>24449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10702331430516" calcext:value-type="float">
            <text:p>3.107023314305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265311" calcext:value-type="float">
            <text:p>726531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62284205171113" calcext:value-type="float">
            <text:p>-1.6228420517111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89890" calcext:value-type="float">
            <text:p>13898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598957406997" calcext:value-type="float">
            <text:p>5.559895740699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56883" calcext:value-type="float">
            <text:p>135688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6427602988016" calcext:value-type="float">
            <text:p>5.664276029880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31832" calcext:value-type="float">
            <text:p>20318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91082208445225" calcext:value-type="float">
            <text:p>3.910822084452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59355" calcext:value-type="float">
            <text:p>135935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5637115368256" calcext:value-type="float">
            <text:p>5.6563711536825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44332" calcext:value-type="float">
            <text:p>13443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0463467789146" calcext:value-type="float">
            <text:p>5.704634677891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84531" calcext:value-type="float">
            <text:p>148453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7380733364973" calcext:value-type="float">
            <text:p>5.2738073336497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17218" calcext:value-type="float">
            <text:p>131721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9312347550277" calcext:value-type="float">
            <text:p>5.7931234755027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12646" calcext:value-type="float">
            <text:p>131264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0822384853847" calcext:value-type="float">
            <text:p>5.8082238485384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31488" calcext:value-type="float">
            <text:p>293148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31881883589192" calcext:value-type="float">
            <text:p>2.3188188358919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50466" calcext:value-type="float">
            <text:p>135046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8486349687604" calcext:value-type="float">
            <text:p>5.6848634968760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48080" calcext:value-type="float">
            <text:p>144808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8177448967418" calcext:value-type="float">
            <text:p>5.381774489674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10032" calcext:value-type="float">
            <text:p>17100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65965766871708" calcext:value-type="float">
            <text:p>4.6596576687170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589189" calcext:value-type="float">
            <text:p>15891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7794454028602" calcext:value-type="float">
            <text:p>4.977944540286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13466" calcext:value-type="float">
            <text:p>141346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8684638054504" calcext:value-type="float">
            <text:p>5.4868463805450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30349" calcext:value-type="float">
            <text:p>133034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5004416834058" calcext:value-type="float">
            <text:p>5.7500441683405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57372" calcext:value-type="float">
            <text:p>14573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5399583021478" calcext:value-type="float">
            <text:p>5.3539958302147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64589" calcext:value-type="float">
            <text:p>13645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3968138241139" calcext:value-type="float">
            <text:p>5.63968138241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7896" calcext:value-type="float">
            <text:p>148789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65699579062864" calcext:value-type="float">
            <text:p>4.656995790628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49469" calcext:value-type="float">
            <text:p>144946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7063223824133" calcext:value-type="float">
            <text:p>4.770632238241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79884" calcext:value-type="float">
            <text:p>147988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68044480532832" calcext:value-type="float">
            <text:p>4.68044480532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10294" calcext:value-type="float">
            <text:p>171029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05201383148389" calcext:value-type="float">
            <text:p>4.052013831483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29421" calcext:value-type="float">
            <text:p>152942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53745106241366" calcext:value-type="float">
            <text:p>4.537451062413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43068" calcext:value-type="float">
            <text:p>164306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22616617781325" calcext:value-type="float">
            <text:p>4.226166177813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66829" calcext:value-type="float">
            <text:p>15668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43250554111128" calcext:value-type="float">
            <text:p>4.43250554111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17677" calcext:value-type="float">
            <text:p>141767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6694861753162" calcext:value-type="float">
            <text:p>4.86694861753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59230" calcext:value-type="float">
            <text:p>135923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4979203877351" calcext:value-type="float">
            <text:p>5.049792038773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723699" calcext:value-type="float">
            <text:p>372369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672975871553922" calcext:value-type="float">
            <text:p>0.6729758715539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75543" calcext:value-type="float">
            <text:p>157554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40841894782447" calcext:value-type="float">
            <text:p>4.408418947824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46276" calcext:value-type="float">
            <text:p>164627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21769508363966" calcext:value-type="float">
            <text:p>4.217695083639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62085" calcext:value-type="float">
            <text:p>206208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23965592181161" calcext:value-type="float">
            <text:p>3.2396559218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92631" calcext:value-type="float">
            <text:p>209263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17579500675981" calcext:value-type="float">
            <text:p>3.17579500675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26183" calcext:value-type="float">
            <text:p>162618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27102738627538" calcext:value-type="float">
            <text:p>4.271027386275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27006" calcext:value-type="float">
            <text:p>142700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3846356140235" calcext:value-type="float">
            <text:p>4.83846356140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37751" calcext:value-type="float">
            <text:p>133775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1896871004873" calcext:value-type="float">
            <text:p>5.118968710048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338206" calcext:value-type="float">
            <text:p>133820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1749182539647" calcext:value-type="float">
            <text:p>5.117491825396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332010" calcext:value-type="float">
            <text:p>133201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3764670005391" calcext:value-type="float">
            <text:p>5.13764670005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407274" calcext:value-type="float">
            <text:p>14072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9893491335259" calcext:value-type="float">
            <text:p>4.898934913352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34303" calcext:value-type="float">
            <text:p>133430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3017692818162" calcext:value-type="float">
            <text:p>5.13017692818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04855" calcext:value-type="float">
            <text:p>150485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60777499707944" calcext:value-type="float">
            <text:p>4.60777499707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54053" calcext:value-type="float">
            <text:p>155405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46806329238935" calcext:value-type="float">
            <text:p>4.468063292389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32911" calcext:value-type="float">
            <text:p>14329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5840774698402" calcext:value-type="float">
            <text:p>4.458407746984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14094" calcext:value-type="float">
            <text:p>19140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20096729423779" calcext:value-type="float">
            <text:p>3.200967294237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53898" calcext:value-type="float">
            <text:p>13538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0474044634506" calcext:value-type="float">
            <text:p>4.704740446345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32676" calcext:value-type="float">
            <text:p>13326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7335414694013" calcext:value-type="float">
            <text:p>4.773354146940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16303" calcext:value-type="float">
            <text:p>13163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2704120225291" calcext:value-type="float">
            <text:p>4.827041202252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77031" calcext:value-type="float">
            <text:p>13770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3116274035893" calcext:value-type="float">
            <text:p>4.631162740358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52538" calcext:value-type="float">
            <text:p>13525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0910515731626" calcext:value-type="float">
            <text:p>4.709105157316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94563" calcext:value-type="float">
            <text:p>13945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7621852837519" calcext:value-type="float">
            <text:p>4.576218528375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01652" calcext:value-type="float">
            <text:p>14016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5419790279254" calcext:value-type="float">
            <text:p>4.55419790279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77955" calcext:value-type="float">
            <text:p>14779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2398780238847" calcext:value-type="float">
            <text:p>4.323987802388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35609" calcext:value-type="float">
            <text:p>14356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5023819015545" calcext:value-type="float">
            <text:p>4.45023819015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39623" calcext:value-type="float">
            <text:p>13396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5077395990042" calcext:value-type="float">
            <text:p>4.75077395990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49386" calcext:value-type="float">
            <text:p>18493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35032425666732" calcext:value-type="float">
            <text:p>3.350324256667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357507" calcext:value-type="float">
            <text:p>13575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931791361696" calcext:value-type="float">
            <text:p>4.6931791361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62070" calcext:value-type="float">
            <text:p>20620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7756587365076" calcext:value-type="float">
            <text:p>2.877565873650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550218" calcext:value-type="float">
            <text:p>15502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1667216035216" calcext:value-type="float">
            <text:p>4.11667216035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450134" calcext:value-type="float">
            <text:p>14501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0651856146981" calcext:value-type="float">
            <text:p>4.40651856146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327286" calcext:value-type="float">
            <text:p>13272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9095477778646" calcext:value-type="float">
            <text:p>4.790954777786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334710" calcext:value-type="float">
            <text:p>13347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6673076999051" calcext:value-type="float">
            <text:p>4.766730769990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489676" calcext:value-type="float">
            <text:p>14896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8968170374198" calcext:value-type="float">
            <text:p>4.289681703741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530949" calcext:value-type="float">
            <text:p>15309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7099267897823" calcext:value-type="float">
            <text:p>4.170992678978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403896" calcext:value-type="float">
            <text:p>14038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4725054687337" calcext:value-type="float">
            <text:p>4.547250546873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48129" calcext:value-type="float">
            <text:p>18481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35327709491021" calcext:value-type="float">
            <text:p>3.353277094910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346966" calcext:value-type="float">
            <text:p>13469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2703357890607" calcext:value-type="float">
            <text:p>4.727033578906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433848" calcext:value-type="float">
            <text:p>14338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5556876439752" calcext:value-type="float">
            <text:p>4.455568764397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51520" calcext:value-type="float">
            <text:p>28515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46983569340144" calcext:value-type="float">
            <text:p>1.469835693401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37188" calcext:value-type="float">
            <text:p>14371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4546408982061" calcext:value-type="float">
            <text:p>4.445464089820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16619" calcext:value-type="float">
            <text:p>15166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1183498860151" calcext:value-type="float">
            <text:p>4.21183498860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10059" calcext:value-type="float">
            <text:p>15100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306607524416" calcext:value-type="float">
            <text:p>4.2306607524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84578" calcext:value-type="float">
            <text:p>14845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0456970884835" calcext:value-type="float">
            <text:p>4.304569708848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31511" calcext:value-type="float">
            <text:p>13315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7715232705036" calcext:value-type="float">
            <text:p>4.777152327050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05498" calcext:value-type="float">
            <text:p>14054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4229759377802" calcext:value-type="float">
            <text:p>4.542297593778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06941" calcext:value-type="float">
            <text:p>17069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9841481236814" calcext:value-type="float">
            <text:p>3.69841481236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48742" calcext:value-type="float">
            <text:p>14487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106894053781" calcext:value-type="float">
            <text:p>4.4106894053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78096" calcext:value-type="float">
            <text:p>14780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2357349612654" calcext:value-type="float">
            <text:p>4.323573496126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26907" calcext:value-type="float">
            <text:p>13269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9219506144149" calcext:value-type="float">
            <text:p>4.792195061441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05579" calcext:value-type="float">
            <text:p>13055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6256835409497" calcext:value-type="float">
            <text:p>4.862568354094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91160" calcext:value-type="float">
            <text:p>14911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8535746004397" calcext:value-type="float">
            <text:p>4.285357460043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47374" calcext:value-type="float">
            <text:p>14473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1479224445934" calcext:value-type="float">
            <text:p>4.414792244459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380052" calcext:value-type="float">
            <text:p>13800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2164540515431" calcext:value-type="float">
            <text:p>4.621645405154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343511" calcext:value-type="float">
            <text:p>13435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3818764756956" calcext:value-type="float">
            <text:p>4.738187647569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690605" calcext:value-type="float">
            <text:p>16906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4017842251326" calcext:value-type="float">
            <text:p>3.740178422513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971466" calcext:value-type="float">
            <text:p>19714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07270699718219" calcext:value-type="float">
            <text:p>3.07270699718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19340" calcext:value-type="float">
            <text:p>15193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0405019571284" calcext:value-type="float">
            <text:p>4.204050195712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449520" calcext:value-type="float">
            <text:p>14495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0835779343248" calcext:value-type="float">
            <text:p>4.40835779343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70615" calcext:value-type="float">
            <text:p>12706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8046013318822" calcext:value-type="float">
            <text:p>4.980460133188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283365" calcext:value-type="float">
            <text:p>12833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3709800313991" calcext:value-type="float">
            <text:p>4.937098003139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65250" calcext:value-type="float">
            <text:p>12652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9883645347137" calcext:value-type="float">
            <text:p>4.998836453471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258896" calcext:value-type="float">
            <text:p>12588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2070137702801" calcext:value-type="float">
            <text:p>5.020701377028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885305" calcext:value-type="float">
            <text:p>18853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26678372010612" calcext:value-type="float">
            <text:p>3.266783720106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97796" calcext:value-type="float">
            <text:p>129779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5065724031807" calcext:value-type="float">
            <text:p>5.250657240318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40828" calcext:value-type="float">
            <text:p>134082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0899084709508" calcext:value-type="float">
            <text:p>5.10899084709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02929" calcext:value-type="float">
            <text:p>13029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3351404778359" calcext:value-type="float">
            <text:p>5.23351404778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31988" calcext:value-type="float">
            <text:p>173198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9972727659431" calcext:value-type="float">
            <text:p>3.99727276594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39153" calcext:value-type="float">
            <text:p>133915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1441956731294" calcext:value-type="float">
            <text:p>5.11441956731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47710" calcext:value-type="float">
            <text:p>124771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2158499465416" calcext:value-type="float">
            <text:p>5.42158499465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24292" calcext:value-type="float">
            <text:p>12242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0387143643335" calcext:value-type="float">
            <text:p>5.503871436433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71634" calcext:value-type="float">
            <text:p>137163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1033913448702" calcext:value-type="float">
            <text:p>5.010339134487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27894" calcext:value-type="float">
            <text:p>122789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9111278069592" calcext:value-type="float">
            <text:p>5.491112780695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64725" calcext:value-type="float">
            <text:p>126472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6276051892217" calcext:value-type="float">
            <text:p>5.362760518922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95510" calcext:value-type="float">
            <text:p>129551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5831385656606" calcext:value-type="float">
            <text:p>5.258313856566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01467" calcext:value-type="float">
            <text:p>130146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3838994683456" calcext:value-type="float">
            <text:p>5.23838994683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26095" calcext:value-type="float">
            <text:p>142609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4123698082536" calcext:value-type="float">
            <text:p>4.84123698082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99289" calcext:value-type="float">
            <text:p>129928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4566393641843" calcext:value-type="float">
            <text:p>5.245663936418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336760" calcext:value-type="float">
            <text:p>133676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2218713652941" calcext:value-type="float">
            <text:p>5.122187136529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721670" calcext:value-type="float">
            <text:p>172167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0232224332015" calcext:value-type="float">
            <text:p>4.0232224332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69289" calcext:value-type="float">
            <text:p>126928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4711638942087" calcext:value-type="float">
            <text:p>5.34711638942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83781" calcext:value-type="float">
            <text:p>128378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9781211472965" calcext:value-type="float">
            <text:p>5.297812114729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393621" calcext:value-type="float">
            <text:p>139362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4127473348052" calcext:value-type="float">
            <text:p>4.941274733480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307573" calcext:value-type="float">
            <text:p>130757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1806211017488" calcext:value-type="float">
            <text:p>5.21806211017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07684" calcext:value-type="float">
            <text:p>130768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1769345281141" calcext:value-type="float">
            <text:p>5.217693452811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354337" calcext:value-type="float">
            <text:p>135433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6545411900245" calcext:value-type="float">
            <text:p>5.065454119002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446393" calcext:value-type="float">
            <text:p>144639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7985843982659" calcext:value-type="float">
            <text:p>4.779858439826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28942" calcext:value-type="float">
            <text:p>14289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3955402970625" calcext:value-type="float">
            <text:p>5.4395540297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21653" calcext:value-type="float">
            <text:p>14216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6176398501575" calcext:value-type="float">
            <text:p>5.461763985015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50542" calcext:value-type="float">
            <text:p>14505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7439696151376" calcext:value-type="float">
            <text:p>5.37439696151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00920" calcext:value-type="float">
            <text:p>190092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20006164319409" calcext:value-type="float">
            <text:p>4.200061643194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60566" calcext:value-type="float">
            <text:p>146056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4448817700757" calcext:value-type="float">
            <text:p>5.344488177007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177403" calcext:value-type="float">
            <text:p>417740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8063630044398" calcext:value-type="float">
            <text:p>0.78063630044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30063" calcext:value-type="float">
            <text:p>15300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14260691172623" calcext:value-type="float">
            <text:p>5.142606911726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78119" calcext:value-type="float">
            <text:p>177811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4900918172098" calcext:value-type="float">
            <text:p>4.49009181720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40298" calcext:value-type="float">
            <text:p>154029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11365252827192" calcext:value-type="float">
            <text:p>5.11365252827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71970" calcext:value-type="float">
            <text:p>15719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02525750774347" calcext:value-type="float">
            <text:p>5.025257507743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44429" calcext:value-type="float">
            <text:p>154442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10202056487783" calcext:value-type="float">
            <text:p>5.102020564877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81663" calcext:value-type="float">
            <text:p>21816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60182338076212" calcext:value-type="float">
            <text:p>3.601823380762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80529" calcext:value-type="float">
            <text:p>208052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80796230637142" calcext:value-type="float">
            <text:p>3.807962306371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95916" calcext:value-type="float">
            <text:p>15959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5959975527156" calcext:value-type="float">
            <text:p>4.95959975527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69570" calcext:value-type="float">
            <text:p>15695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03189315114983" calcext:value-type="float">
            <text:p>5.031893151149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5577" calcext:value-type="float">
            <text:p>147557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0008127129946" calcext:value-type="float">
            <text:p>5.300081271299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634036" calcext:value-type="float">
            <text:p>163403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85708383945545" calcext:value-type="float">
            <text:p>4.85708383945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485653" calcext:value-type="float">
            <text:p>14856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7052620068374" calcext:value-type="float">
            <text:p>5.270526200683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322075" calcext:value-type="float">
            <text:p>132207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7713911393482" calcext:value-type="float">
            <text:p>5.777139113934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284149" calcext:value-type="float">
            <text:p>128414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0354586425996" calcext:value-type="float">
            <text:p>5.903545864259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55207" calcext:value-type="float">
            <text:p>14552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06626233982103" calcext:value-type="float">
            <text:p>6.06626233982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28210" calcext:value-type="float">
            <text:p>172821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3195449535523" calcext:value-type="float">
            <text:p>5.31954495355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15247" calcext:value-type="float">
            <text:p>131524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05436892641" calcext:value-type="float">
            <text:p>6.5054368926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71005" calcext:value-type="float">
            <text:p>127100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5403750108417" calcext:value-type="float">
            <text:p>6.65403750108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69752" calcext:value-type="float">
            <text:p>126975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5832103571531" calcext:value-type="float">
            <text:p>6.65832103571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03356" calcext:value-type="float">
            <text:p>140335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2383153342524" calcext:value-type="float">
            <text:p>6.223831533425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77655" calcext:value-type="float">
            <text:p>127765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3137410260301" calcext:value-type="float">
            <text:p>6.631374102603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88293" calcext:value-type="float">
            <text:p>128829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9536362095369" calcext:value-type="float">
            <text:p>6.595363620953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04524" calcext:value-type="float">
            <text:p>130452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4098935685573" calcext:value-type="float">
            <text:p>6.540989356855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79605" calcext:value-type="float">
            <text:p>127960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2475080732719" calcext:value-type="float">
            <text:p>6.624750807327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85864" calcext:value-type="float">
            <text:p>128586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0355971474003" calcext:value-type="float">
            <text:p>6.60355971474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60170" calcext:value-type="float">
            <text:p>136017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5957817346791" calcext:value-type="float">
            <text:p>6.359578173467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77550" calcext:value-type="float">
            <text:p>167755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4487553579254" calcext:value-type="float">
            <text:p>5.4487553579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378388" calcext:value-type="float">
            <text:p>137838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0179525568448" calcext:value-type="float">
            <text:p>6.30179525568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302985" calcext:value-type="float">
            <text:p>130298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4611593003543" calcext:value-type="float">
            <text:p>6.546115930035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65436" calcext:value-type="float">
            <text:p>12654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7310823725434" calcext:value-type="float">
            <text:p>6.673108237254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434674" calcext:value-type="float">
            <text:p>143467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2797781294868" calcext:value-type="float">
            <text:p>6.127977812948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87427" calcext:value-type="float">
            <text:p>12874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4186084575226" calcext:value-type="float">
            <text:p>7.141860845752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64604" calcext:value-type="float">
            <text:p>12646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1954146342287" calcext:value-type="float">
            <text:p>7.21954146342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92669" calcext:value-type="float">
            <text:p>12926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2421363567494" calcext:value-type="float">
            <text:p>7.124213635674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85186" calcext:value-type="float">
            <text:p>14851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5212785078744" calcext:value-type="float">
            <text:p>6.52127850787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71726" calcext:value-type="float">
            <text:p>137172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6641327085787" calcext:value-type="float">
            <text:p>6.866413270857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69997" calcext:value-type="float">
            <text:p>13699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7189081369317" calcext:value-type="float">
            <text:p>6.871890813693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45766" calcext:value-type="float">
            <text:p>14457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3810690263421" calcext:value-type="float">
            <text:p>6.638106902634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4973" calcext:value-type="float">
            <text:p>20049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21800168952665" calcext:value-type="float">
            <text:p>5.218001689526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17952" calcext:value-type="float">
            <text:p>151795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2650658804367" calcext:value-type="float">
            <text:p>6.426506588043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94585" calcext:value-type="float">
            <text:p>13945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9463707843633" calcext:value-type="float">
            <text:p>6.794637078436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38078" calcext:value-type="float">
            <text:p>14380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6126255104376" calcext:value-type="float">
            <text:p>6.66126255104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40198" calcext:value-type="float">
            <text:p>154019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36332142405716" calcext:value-type="float">
            <text:p>6.36332142405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57742" calcext:value-type="float">
            <text:p>135774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1091444964651" calcext:value-type="float">
            <text:p>6.91091444964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363872" calcext:value-type="float">
            <text:p>13638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9135084014174" calcext:value-type="float">
            <text:p>6.891350840141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04085" calcext:value-type="float">
            <text:p>14040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6515297759853" calcext:value-type="float">
            <text:p>6.765152977598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14168" calcext:value-type="float">
            <text:p>141416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3407691774668" calcext:value-type="float">
            <text:p>6.734076917746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51017" calcext:value-type="float">
            <text:p>155101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33292139568619" calcext:value-type="float">
            <text:p>6.332921395686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36343" calcext:value-type="float">
            <text:p>25363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4.19700712920946" calcext:value-type="float">
            <text:p>4.197007129209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47431" calcext:value-type="float">
            <text:p>144743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331082772921" calcext:value-type="float">
            <text:p>6.63310827729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67112" calcext:value-type="float">
            <text:p>136711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8104602120803" calcext:value-type="float">
            <text:p>6.881046021208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86970" calcext:value-type="float">
            <text:p>13869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1841630079191" calcext:value-type="float">
            <text:p>6.818416300791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09036" calcext:value-type="float">
            <text:p>14090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498660830784" calcext:value-type="float">
            <text:p>6.7498660830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456292" calcext:value-type="float">
            <text:p>14562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066023375064" calcext:value-type="float">
            <text:p>6.6066023375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22148" calcext:value-type="float">
            <text:p>14221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0963902641028" calcext:value-type="float">
            <text:p>6.709639026410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44328" calcext:value-type="float">
            <text:p>13443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5403453193809" calcext:value-type="float">
            <text:p>6.954034531938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60524" calcext:value-type="float">
            <text:p>136052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0202490263015" calcext:value-type="float">
            <text:p>6.90202490263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03720" calcext:value-type="float">
            <text:p>13037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872436954863" calcext:value-type="float">
            <text:p>7.08724369548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293761" calcext:value-type="float">
            <text:p>129376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2054642177456" calcext:value-type="float">
            <text:p>7.12054642177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62339" calcext:value-type="float">
            <text:p>17623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77819245386385" calcext:value-type="float">
            <text:p>5.77819245386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95012" calcext:value-type="float">
            <text:p>129501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1634904765832" calcext:value-type="float">
            <text:p>7.11634904765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92967" calcext:value-type="float">
            <text:p>149296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95500800790886" calcext:value-type="float">
            <text:p>5.955008007908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87617" calcext:value-type="float">
            <text:p>128761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9764307230491" calcext:value-type="float">
            <text:p>6.597643072304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70959" calcext:value-type="float">
            <text:p>127095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5419468305976" calcext:value-type="float">
            <text:p>6.65419468305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62143" calcext:value-type="float">
            <text:p>166214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48882624199557" calcext:value-type="float">
            <text:p>5.488826241995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32535" calcext:value-type="float">
            <text:p>133253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4872384226056" calcext:value-type="float">
            <text:p>6.44872384226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13944" calcext:value-type="float">
            <text:p>131394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0974153050298" calcext:value-type="float">
            <text:p>6.509741530502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28736" calcext:value-type="float">
            <text:p>16287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5770031342939" calcext:value-type="float">
            <text:p>5.5770031342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62506" calcext:value-type="float">
            <text:p>136250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5212585700673" calcext:value-type="float">
            <text:p>6.35212585700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180232" calcext:value-type="float">
            <text:p>218023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4.31048299493835" calcext:value-type="float">
            <text:p>4.310482994938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73747" calcext:value-type="float">
            <text:p>167374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45861197537011" calcext:value-type="float">
            <text:p>5.458611975370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92583" calcext:value-type="float">
            <text:p>159258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67448933588645" calcext:value-type="float">
            <text:p>5.67448933588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30565" calcext:value-type="float">
            <text:p>153056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84699231201317" calcext:value-type="float">
            <text:p>5.846992312013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02266" calcext:value-type="float">
            <text:p>150226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9280417093779" calcext:value-type="float">
            <text:p>5.92804170937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11210" calcext:value-type="float">
            <text:p>151121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90226190391783" calcext:value-type="float">
            <text:p>5.902261903917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03095" calcext:value-type="float">
            <text:p>130309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4574930742186" calcext:value-type="float">
            <text:p>6.545749307421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89098" calcext:value-type="float">
            <text:p>128909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9265074526428" calcext:value-type="float">
            <text:p>6.592650745264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82033" calcext:value-type="float">
            <text:p>138203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9032595946788" calcext:value-type="float">
            <text:p>6.290325959467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10808" calcext:value-type="float">
            <text:p>251080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99156500595071" calcext:value-type="float">
            <text:p>2.991565005950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577342" calcext:value-type="float">
            <text:p>105773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25406542402777" calcext:value-type="float">
            <text:p>-3.254065424027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91329" calcext:value-type="float">
            <text:p>209132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78547644571882" calcext:value-type="float">
            <text:p>3.785476445718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842398" calcext:value-type="float">
            <text:p>284239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452851154378" calcext:value-type="float">
            <text:p>2.4528511543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657800" calcext:value-type="float">
            <text:p>76578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85134015284605" calcext:value-type="float">
            <text:p>-1.851340152846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51800" calcext:value-type="float">
            <text:p>19518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08534690670522" calcext:value-type="float">
            <text:p>4.085346906705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890114" calcext:value-type="float">
            <text:p>189011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22482005412589" calcext:value-type="float">
            <text:p>4.224820054125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964987" calcext:value-type="float">
            <text:p>196498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05610322829123" calcext:value-type="float">
            <text:p>4.05610322829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56787" calcext:value-type="float">
            <text:p>185678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30207917521521" calcext:value-type="float">
            <text:p>4.302079175215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883091" calcext:value-type="float">
            <text:p>18830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24098696617325" calcext:value-type="float">
            <text:p>4.240986966173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697082" calcext:value-type="float">
            <text:p>369708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31110921154694" calcext:value-type="float">
            <text:p>1.311109211546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912485" calcext:value-type="float">
            <text:p>191248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17371966754952" calcext:value-type="float">
            <text:p>4.173719667549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36304" calcext:value-type="float">
            <text:p>193630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11996461715946" calcext:value-type="float">
            <text:p>4.119964617159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70511" calcext:value-type="float">
            <text:p>187051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27009737818767" calcext:value-type="float">
            <text:p>4.270097378187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165593" calcext:value-type="float">
            <text:p>216559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63393165372187" calcext:value-type="float">
            <text:p>3.63393165372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548628" calcext:value-type="float">
            <text:p>15486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0902289706732" calcext:value-type="float">
            <text:p>5.09022897067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31874" calcext:value-type="float">
            <text:p>17318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60453711975274" calcext:value-type="float">
            <text:p>4.604537119752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39918" calcext:value-type="float">
            <text:p>183991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3417153618576" calcext:value-type="float">
            <text:p>4.34171536185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35991" calcext:value-type="float">
            <text:p>24359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12294324914408" calcext:value-type="float">
            <text:p>3.122943249144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471032" calcext:value-type="float">
            <text:p>14710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1347884108651" calcext:value-type="float">
            <text:p>5.31347884108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849860" calcext:value-type="float">
            <text:p>484986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474570467892459" calcext:value-type="float">
            <text:p>-0.4745704678924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45853" calcext:value-type="float">
            <text:p>164585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2188111186848" calcext:value-type="float">
            <text:p>4.2188111186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90098" calcext:value-type="float">
            <text:p>149009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65057323488515" calcext:value-type="float">
            <text:p>4.650573234885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56832" calcext:value-type="float">
            <text:p>135683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574607771028" calcext:value-type="float">
            <text:p>5.05746077710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55584" calcext:value-type="float">
            <text:p>135558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6145721092167" calcext:value-type="float">
            <text:p>5.06145721092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78719" calcext:value-type="float">
            <text:p>207871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20476369667535" calcext:value-type="float">
            <text:p>3.204763696675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424304" calcext:value-type="float">
            <text:p>142430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4669461338452" calcext:value-type="float">
            <text:p>4.846694613384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94770" calcext:value-type="float">
            <text:p>129477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6079527112627" calcext:value-type="float">
            <text:p>5.260795271126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26719" calcext:value-type="float">
            <text:p>142671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3933710399477" calcext:value-type="float">
            <text:p>4.839337103994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65007" calcext:value-type="float">
            <text:p>13650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3137276774264" calcext:value-type="float">
            <text:p>5.03137276774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17382" calcext:value-type="float">
            <text:p>141738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6785242145686" calcext:value-type="float">
            <text:p>4.867852421456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23205" calcext:value-type="float">
            <text:p>132320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6645022014658" calcext:value-type="float">
            <text:p>5.16645022014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417740" calcext:value-type="float">
            <text:p>341774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04533134027122" calcext:value-type="float">
            <text:p>1.045331340271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02607" calcext:value-type="float">
            <text:p>15026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6142674759679" calcext:value-type="float">
            <text:p>4.61426747596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404428" calcext:value-type="float">
            <text:p>140442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0772675912864" calcext:value-type="float">
            <text:p>4.907726759128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12517" calcext:value-type="float">
            <text:p>161251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30767853404856" calcext:value-type="float">
            <text:p>4.30767853404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411471" calcext:value-type="float">
            <text:p>141147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8600195710751" calcext:value-type="float">
            <text:p>4.886001957107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67795" calcext:value-type="float">
            <text:p>136779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2251143468141" calcext:value-type="float">
            <text:p>5.022511434681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43930" calcext:value-type="float">
            <text:p>134393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9895506672047" calcext:value-type="float">
            <text:p>5.098955066720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440198" calcext:value-type="float">
            <text:p>144019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984995181507" calcext:value-type="float">
            <text:p>4.79849951815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458153" calcext:value-type="float">
            <text:p>145815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446905959333" calcext:value-type="float">
            <text:p>4.7446905959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366392" calcext:value-type="float">
            <text:p>13663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2696844666771" calcext:value-type="float">
            <text:p>5.026968446667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521030" calcext:value-type="float">
            <text:p>252103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669414152926" calcext:value-type="float">
            <text:p>2.36694141529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78824" calcext:value-type="float">
            <text:p>13788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2551157136836" calcext:value-type="float">
            <text:p>4.625511571368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27648" calcext:value-type="float">
            <text:p>13276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977045754782" calcext:value-type="float">
            <text:p>4.789770457547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76844" calcext:value-type="float">
            <text:p>14768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2725368404155" calcext:value-type="float">
            <text:p>4.327253684041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96827" calcext:value-type="float">
            <text:p>14968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6888382893429" calcext:value-type="float">
            <text:p>4.26888382893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67781" calcext:value-type="float">
            <text:p>15677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6774594417119" calcext:value-type="float">
            <text:p>4.067745944171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32388" calcext:value-type="float">
            <text:p>13323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7429278714746" calcext:value-type="float">
            <text:p>4.774292787147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22935" calcext:value-type="float">
            <text:p>13229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0521484884079" calcext:value-type="float">
            <text:p>4.805214848840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112724" calcext:value-type="float">
            <text:p>21127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721722551374" calcext:value-type="float">
            <text:p>2.77217225513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15878" calcext:value-type="float">
            <text:p>16158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36514232105" calcext:value-type="float">
            <text:p>3.936514232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10104" calcext:value-type="float">
            <text:p>15101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3053133391891" calcext:value-type="float">
            <text:p>4.230531333918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81370" calcext:value-type="float">
            <text:p>15813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3026495742185" calcext:value-type="float">
            <text:p>4.030264957421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20391" calcext:value-type="float">
            <text:p>17203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6432829394618" calcext:value-type="float">
            <text:p>3.664328293946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07425" calcext:value-type="float">
            <text:p>19074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21612520835515" calcext:value-type="float">
            <text:p>3.216125208355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73512" calcext:value-type="float">
            <text:p>15735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5189932026667" calcext:value-type="float">
            <text:p>4.0518993202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92250" calcext:value-type="float">
            <text:p>13922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8342764766166" calcext:value-type="float">
            <text:p>4.583427647661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11257" calcext:value-type="float">
            <text:p>13112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4372171687257" calcext:value-type="float">
            <text:p>4.843721716872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64705" calcext:value-type="float">
            <text:p>13647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7021208609274" calcext:value-type="float">
            <text:p>4.670212086092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98639" calcext:value-type="float">
            <text:p>12986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8571550106439" calcext:value-type="float">
            <text:p>4.88571550106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60313" calcext:value-type="float">
            <text:p>12603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1581575343936" calcext:value-type="float">
            <text:p>5.015815753439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53775" calcext:value-type="float">
            <text:p>14537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956279513492" calcext:value-type="float">
            <text:p>4.3956279513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17846" calcext:value-type="float">
            <text:p>13178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219532861007" calcext:value-type="float">
            <text:p>4.82195328610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94708" calcext:value-type="float">
            <text:p>12947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9888159812654" calcext:value-type="float">
            <text:p>4.898881598126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76281" calcext:value-type="float">
            <text:p>12762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6113687386428" calcext:value-type="float">
            <text:p>4.961136873864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332037" calcext:value-type="float">
            <text:p>13320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7543702925621" calcext:value-type="float">
            <text:p>4.77543702925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758580" calcext:value-type="float">
            <text:p>17585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689786162736" calcext:value-type="float">
            <text:p>3.56897861627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44455" calcext:value-type="float">
            <text:p>13444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3513720714158" calcext:value-type="float">
            <text:p>4.735137207141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96732" calcext:value-type="float">
            <text:p>12967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9209763083339" calcext:value-type="float">
            <text:p>4.892097630833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294308" calcext:value-type="float">
            <text:p>12943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0022355811553" calcext:value-type="float">
            <text:p>4.90022355811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34162" calcext:value-type="float">
            <text:p>13341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6851424540205" calcext:value-type="float">
            <text:p>4.768514245402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42448" calcext:value-type="float">
            <text:p>13424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4162519116844" calcext:value-type="float">
            <text:p>4.741625191168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05585" calcext:value-type="float">
            <text:p>13055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6254839543369" calcext:value-type="float">
            <text:p>4.862548395433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71234" calcext:value-type="float">
            <text:p>12712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834491478136" calcext:value-type="float">
            <text:p>4.97834491478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59044" calcext:value-type="float">
            <text:p>12590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2019083600324" calcext:value-type="float">
            <text:p>5.02019083600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70348" calcext:value-type="float">
            <text:p>12703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8137283146123" calcext:value-type="float">
            <text:p>4.98137283146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56204" calcext:value-type="float">
            <text:p>12562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2999819378869" calcext:value-type="float">
            <text:p>5.029998193788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78473" calcext:value-type="float">
            <text:p>12784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5368430709707" calcext:value-type="float">
            <text:p>4.953684307097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923454" calcext:value-type="float">
            <text:p>19234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17978186848398" calcext:value-type="float">
            <text:p>3.17978186848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56820" calcext:value-type="float">
            <text:p>13568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9537754716016" calcext:value-type="float">
            <text:p>4.69537754716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92159" calcext:value-type="float">
            <text:p>12921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0744034500184" calcext:value-type="float">
            <text:p>4.90744034500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98662" calcext:value-type="float">
            <text:p>12986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8563858450305" calcext:value-type="float">
            <text:p>4.885638584503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68404" calcext:value-type="float">
            <text:p>12684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8802388392977" calcext:value-type="float">
            <text:p>4.988023883929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62778" calcext:value-type="float">
            <text:p>12627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0732984279647" calcext:value-type="float">
            <text:p>5.007329842796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289104" calcext:value-type="float">
            <text:p>12891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1772035336752" calcext:value-type="float">
            <text:p>4.917720353367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20363" calcext:value-type="float">
            <text:p>13203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366645558339" calcext:value-type="float">
            <text:p>4.813666455583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263132" calcext:value-type="float">
            <text:p>12631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0611253697322" calcext:value-type="float">
            <text:p>5.00611253697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288822" calcext:value-type="float">
            <text:p>12888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1867050511265" calcext:value-type="float">
            <text:p>4.9186705051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277216" calcext:value-type="float">
            <text:p>12772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5795640912336" calcext:value-type="float">
            <text:p>4.95795640912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20818" calcext:value-type="float">
            <text:p>13208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217012503111" calcext:value-type="float">
            <text:p>4.81217012503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641722" calcext:value-type="float">
            <text:p>16417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6760373311648" calcext:value-type="float">
            <text:p>3.86760373311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354927" calcext:value-type="float">
            <text:p>13549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0144094162715" calcext:value-type="float">
            <text:p>4.701440941627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56757" calcext:value-type="float">
            <text:p>135675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5770084356939" calcext:value-type="float">
            <text:p>5.05770084356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39369" calcext:value-type="float">
            <text:p>133936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137191242455" calcext:value-type="float">
            <text:p>5.11371912424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49241" calcext:value-type="float">
            <text:p>124924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1625925990712" calcext:value-type="float">
            <text:p>5.41625925990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486300" calcext:value-type="float">
            <text:p>148630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66165677504021" calcext:value-type="float">
            <text:p>4.661656775040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70804" calcext:value-type="float">
            <text:p>127080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4193582148023" calcext:value-type="float">
            <text:p>5.341935821480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311652" calcext:value-type="float">
            <text:p>131165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0453529500014" calcext:value-type="float">
            <text:p>5.20453529500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310036" calcext:value-type="float">
            <text:p>131003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098892499455" calcext:value-type="float">
            <text:p>5.20988924994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03244" calcext:value-type="float">
            <text:p>140324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1138961360063" calcext:value-type="float">
            <text:p>4.911389613600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80572" calcext:value-type="float">
            <text:p>138057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8213094276105" calcext:value-type="float">
            <text:p>4.98213094276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28839" calcext:value-type="float">
            <text:p>162883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26393996013857" calcext:value-type="float">
            <text:p>4.26393996013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56897" calcext:value-type="float">
            <text:p>155689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46012273499937" calcext:value-type="float">
            <text:p>4.460122734999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52254" calcext:value-type="float">
            <text:p>145225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6229573952324" calcext:value-type="float">
            <text:p>4.76229573952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04524" calcext:value-type="float">
            <text:p>130452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2820081847487" calcext:value-type="float">
            <text:p>5.22820081847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330344" calcext:value-type="float">
            <text:p>133034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4308200055332" calcext:value-type="float">
            <text:p>5.143082000553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441202" calcext:value-type="float">
            <text:p>144120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9547299161861" calcext:value-type="float">
            <text:p>4.79547299161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37481" calcext:value-type="float">
            <text:p>143748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0670042212894" calcext:value-type="float">
            <text:p>4.806700422128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279582" calcext:value-type="float">
            <text:p>827958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9736256406742" calcext:value-type="float">
            <text:p>-2.797362564067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361686" calcext:value-type="float">
            <text:p>136168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4195182954078" calcext:value-type="float">
            <text:p>5.041951829540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34875" calcext:value-type="float">
            <text:p>143487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1458086404056" calcext:value-type="float">
            <text:p>4.81458086404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70076" calcext:value-type="float">
            <text:p>127007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4442445842079" calcext:value-type="float">
            <text:p>5.344424458420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236393" calcext:value-type="float">
            <text:p>123639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6115617713062" calcext:value-type="float">
            <text:p>5.46115617713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02129" calcext:value-type="float">
            <text:p>15021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6156492463737" calcext:value-type="float">
            <text:p>4.61564924637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19894" calcext:value-type="float">
            <text:p>131989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7733100653974" calcext:value-type="float">
            <text:p>5.17733100653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92553" calcext:value-type="float">
            <text:p>12925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7521644341314" calcext:value-type="float">
            <text:p>5.875216443413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58082" calcext:value-type="float">
            <text:p>125808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9261055606009" calcext:value-type="float">
            <text:p>5.992610556060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290222" calcext:value-type="float">
            <text:p>129022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8305561416693" calcext:value-type="float">
            <text:p>5.883055614166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98530" calcext:value-type="float">
            <text:p>129853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5518016728839" calcext:value-type="float">
            <text:p>5.855180167288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96730" calcext:value-type="float">
            <text:p>159673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573851927054" calcext:value-type="float">
            <text:p>4.95738519270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98187" calcext:value-type="float">
            <text:p>159818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5342410636733" calcext:value-type="float">
            <text:p>4.953424106367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05771" calcext:value-type="float">
            <text:p>130577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3102985250474" calcext:value-type="float">
            <text:p>5.831029852504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274054" calcext:value-type="float">
            <text:p>127405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378216864044" calcext:value-type="float">
            <text:p>5.93782168640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422233" calcext:value-type="float">
            <text:p>142223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5999253002075" calcext:value-type="float">
            <text:p>5.459992530020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97167" calcext:value-type="float">
            <text:p>12971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5974112670114" calcext:value-type="float">
            <text:p>5.85974112670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57771" calcext:value-type="float">
            <text:p>125777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9368427208849" calcext:value-type="float">
            <text:p>5.993684272088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48586" calcext:value-type="float">
            <text:p>124858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2551543320144" calcext:value-type="float">
            <text:p>6.025515433201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69405" calcext:value-type="float">
            <text:p>126940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5369799732484" calcext:value-type="float">
            <text:p>5.953697997324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71548" calcext:value-type="float">
            <text:p>127154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4637245218186" calcext:value-type="float">
            <text:p>5.946372452181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65865" calcext:value-type="float">
            <text:p>126586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6582612147" calcext:value-type="float">
            <text:p>5.96582612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97363" calcext:value-type="float">
            <text:p>14973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3642906874546" calcext:value-type="float">
            <text:p>5.236429068745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79333" calcext:value-type="float">
            <text:p>197933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02451138933836" calcext:value-type="float">
            <text:p>4.024511389338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49586" calcext:value-type="float">
            <text:p>134958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8769439907797" calcext:value-type="float">
            <text:p>5.687694399077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86485" calcext:value-type="float">
            <text:p>128648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9565277493661" calcext:value-type="float">
            <text:p>5.895652774936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260107" calcext:value-type="float">
            <text:p>12601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8562580221182" calcext:value-type="float">
            <text:p>5.985625802211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10130" calcext:value-type="float">
            <text:p>131013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2236617691459" calcext:value-type="float">
            <text:p>6.522366176914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54975" calcext:value-type="float">
            <text:p>125497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0915934688216" calcext:value-type="float">
            <text:p>6.70915934688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49232" calcext:value-type="float">
            <text:p>124923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2907908660158" calcext:value-type="float">
            <text:p>6.729079086601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287713" calcext:value-type="float">
            <text:p>128771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973192903408" calcext:value-type="float">
            <text:p>6.59731929034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57266" calcext:value-type="float">
            <text:p>125726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0123837963535" calcext:value-type="float">
            <text:p>6.701238379635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82162" calcext:value-type="float">
            <text:p>148216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98655334599934" calcext:value-type="float">
            <text:p>5.986553345999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22472" calcext:value-type="float">
            <text:p>142247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6507282654612" calcext:value-type="float">
            <text:p>6.165072826546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73755" calcext:value-type="float">
            <text:p>127375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4465107336492" calcext:value-type="float">
            <text:p>6.64465107336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77650" calcext:value-type="float">
            <text:p>167765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44849647947879" calcext:value-type="float">
            <text:p>5.448496479478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01692" calcext:value-type="float">
            <text:p>130169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5042773385008" calcext:value-type="float">
            <text:p>6.55042773385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67664" calcext:value-type="float">
            <text:p>126766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6546852026567" calcext:value-type="float">
            <text:p>6.665468520265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48723" calcext:value-type="float">
            <text:p>134872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962824547024" calcext:value-type="float">
            <text:p>6.3962824547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264289" calcext:value-type="float">
            <text:p>126428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7704649777577" calcext:value-type="float">
            <text:p>6.677046497775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44257" calcext:value-type="float">
            <text:p>124425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4640916437191" calcext:value-type="float">
            <text:p>6.746409164371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38979" calcext:value-type="float">
            <text:p>123897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6487063744343" calcext:value-type="float">
            <text:p>6.764870637443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49502" calcext:value-type="float">
            <text:p>124950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281405352346" calcext:value-type="float">
            <text:p>6.7281405352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49091" calcext:value-type="float">
            <text:p>124909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2956929961257" calcext:value-type="float">
            <text:p>6.729569299612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23533" calcext:value-type="float">
            <text:p>13235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2173923362781" calcext:value-type="float">
            <text:p>7.02173923362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254635" calcext:value-type="float">
            <text:p>12546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5391298822682" calcext:value-type="float">
            <text:p>7.253912988226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267130" calcext:value-type="float">
            <text:p>126713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10875243154" calcext:value-type="float">
            <text:p>7.210875243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630305" calcext:value-type="float">
            <text:p>16303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11639837021455" calcext:value-type="float">
            <text:p>6.116398370214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355543" calcext:value-type="float">
            <text:p>13555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1795398861718" calcext:value-type="float">
            <text:p>6.917953988617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263323" calcext:value-type="float">
            <text:p>12633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2394294557751" calcext:value-type="float">
            <text:p>7.223942945577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266931" calcext:value-type="float">
            <text:p>126693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115573467188" calcext:value-type="float">
            <text:p>7.2115573467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246606" calcext:value-type="float">
            <text:p>12466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8179484664792" calcext:value-type="float">
            <text:p>7.28179484664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234830" calcext:value-type="float">
            <text:p>123483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2301525460731" calcext:value-type="float">
            <text:p>7.323015254607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12722" calcext:value-type="float">
            <text:p>14127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3851989130139" calcext:value-type="float">
            <text:p>6.73851989130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51106" calcext:value-type="float">
            <text:p>12511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6614590647301" calcext:value-type="float">
            <text:p>7.266145906473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254786" calcext:value-type="float">
            <text:p>12547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5339033007702" calcext:value-type="float">
            <text:p>7.253390330077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296257" calcext:value-type="float">
            <text:p>129625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1217582850142" calcext:value-type="float">
            <text:p>7.112175828501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57244" calcext:value-type="float">
            <text:p>12572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4489125819326" calcext:value-type="float">
            <text:p>7.244891258193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67673" calcext:value-type="float">
            <text:p>12676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0901457068927" calcext:value-type="float">
            <text:p>7.20901457068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87601" calcext:value-type="float">
            <text:p>148760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51422235884981" calcext:value-type="float">
            <text:p>6.51422235884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29853" calcext:value-type="float">
            <text:p>15298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39258995034473" calcext:value-type="float">
            <text:p>6.392589950344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275606" calcext:value-type="float">
            <text:p>12756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819214417132" calcext:value-type="float">
            <text:p>7.1819214417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68868" calcext:value-type="float">
            <text:p>126886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0492252609571" calcext:value-type="float">
            <text:p>7.20492252609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251188" calcext:value-type="float">
            <text:p>12511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6586127047477" calcext:value-type="float">
            <text:p>7.265861270474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247570" calcext:value-type="float">
            <text:p>12475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7843774673676" calcext:value-type="float">
            <text:p>7.278437746736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66372" calcext:value-type="float">
            <text:p>13663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8339743738211" calcext:value-type="float">
            <text:p>6.883397437382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251847" calcext:value-type="float">
            <text:p>12518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6357444611804" calcext:value-type="float">
            <text:p>7.263574446118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390933" calcext:value-type="float">
            <text:p>43909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8135188713612" calcext:value-type="float">
            <text:p>1.81351887136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551165" calcext:value-type="float">
            <text:p>155116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3325070061799" calcext:value-type="float">
            <text:p>6.33250700617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999090" calcext:value-type="float">
            <text:p>19990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23076350808702" calcext:value-type="float">
            <text:p>5.230763508087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631990" calcext:value-type="float">
            <text:p>16319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11191204223328" calcext:value-type="float">
            <text:p>6.11191204223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12390" calcext:value-type="float">
            <text:p>13123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5845784975931" calcext:value-type="float">
            <text:p>7.058457849759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264927" calcext:value-type="float">
            <text:p>12649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18432347793" calcext:value-type="float">
            <text:p>7.2184323477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412411" calcext:value-type="float">
            <text:p>14124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3947606281202" calcext:value-type="float">
            <text:p>6.739476062812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867204" calcext:value-type="float">
            <text:p>586720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237037372321404" calcext:value-type="float">
            <text:p>-0.2370373723214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720637" calcext:value-type="float">
            <text:p>172063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09038193879502" calcext:value-type="float">
            <text:p>5.09038193879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564732" calcext:value-type="float">
            <text:p>156473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50287487149012" calcext:value-type="float">
            <text:p>5.50287487149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427499" calcext:value-type="float">
            <text:p>242749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3.59568391793307" calcext:value-type="float">
            <text:p>3.595683917933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490116" calcext:value-type="float">
            <text:p>149011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71507373525457" calcext:value-type="float">
            <text:p>5.715073735254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95504" calcext:value-type="float">
            <text:p>139550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9996365801721" calcext:value-type="float">
            <text:p>5.999963658017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03053" calcext:value-type="float">
            <text:p>140305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7653374756209" calcext:value-type="float">
            <text:p>5.97653374756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327578" calcext:value-type="float">
            <text:p>132757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1667404595522" calcext:value-type="float">
            <text:p>6.216674045955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315712" calcext:value-type="float">
            <text:p>131571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5566615759977" calcext:value-type="float">
            <text:p>6.255666157599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297324" calcext:value-type="float">
            <text:p>12973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1678999022564" calcext:value-type="float">
            <text:p>6.31678999022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68831" calcext:value-type="float">
            <text:p>126883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1323670708349" calcext:value-type="float">
            <text:p>6.413236707083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59420" calcext:value-type="float">
            <text:p>125942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4556865708544" calcext:value-type="float">
            <text:p>6.44556865708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60279" calcext:value-type="float">
            <text:p>146027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0291611720781" calcext:value-type="float">
            <text:p>5.80291611720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96016" calcext:value-type="float">
            <text:p>129601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2117088305495" calcext:value-type="float">
            <text:p>6.32117088305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29158" calcext:value-type="float">
            <text:p>182915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4.82476230646665" calcext:value-type="float">
            <text:p>4.824762306466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70240" calcext:value-type="float">
            <text:p>127024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0841666866933" calcext:value-type="float">
            <text:p>6.408416668669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266190" calcext:value-type="float">
            <text:p>126619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2228572199631" calcext:value-type="float">
            <text:p>6.422285721996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46268" calcext:value-type="float">
            <text:p>124626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9116007534315" calcext:value-type="float">
            <text:p>6.491160075343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81421" calcext:value-type="float">
            <text:p>148142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07102139044132" calcext:value-type="float">
            <text:p>5.07102139044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317013" calcext:value-type="float">
            <text:p>131701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8190573952785" calcext:value-type="float">
            <text:p>5.581905739527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393885" calcext:value-type="float">
            <text:p>139388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3553691231908" calcext:value-type="float">
            <text:p>5.335536912319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288396" calcext:value-type="float">
            <text:p>128839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7731267955291" calcext:value-type="float">
            <text:p>5.677312679552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276513" calcext:value-type="float">
            <text:p>127651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1755393764019" calcext:value-type="float">
            <text:p>5.717553937640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86234" calcext:value-type="float">
            <text:p>128623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8460650344663" calcext:value-type="float">
            <text:p>5.684606503446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51138" calcext:value-type="float">
            <text:p>125113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0475420943165" calcext:value-type="float">
            <text:p>5.804754209431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66533" calcext:value-type="float">
            <text:p>136653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2160511975046" calcext:value-type="float">
            <text:p>5.421605119750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54135" calcext:value-type="float">
            <text:p>165413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59209684756809" calcext:value-type="float">
            <text:p>4.592096847568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488773" calcext:value-type="float">
            <text:p>148877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04952151836621" calcext:value-type="float">
            <text:p>5.04952151836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283874" calcext:value-type="float">
            <text:p>128387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9258231820118" calcext:value-type="float">
            <text:p>5.692582318201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73596" calcext:value-type="float">
            <text:p>137359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9921618317753" calcext:value-type="float">
            <text:p>5.399216183177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245936" calcext:value-type="float">
            <text:p>124593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2284901289434" calcext:value-type="float">
            <text:p>5.822849012894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58665" calcext:value-type="float">
            <text:p>125866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7870479945112" calcext:value-type="float">
            <text:p>5.77870479945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67868" calcext:value-type="float">
            <text:p>126786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4706595053204" calcext:value-type="float">
            <text:p>5.747065950532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261972" calcext:value-type="float">
            <text:p>126197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6730916671473" calcext:value-type="float">
            <text:p>5.767309166714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85736" calcext:value-type="float">
            <text:p>128573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8628831664577" calcext:value-type="float">
            <text:p>5.686288316645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272004" calcext:value-type="float">
            <text:p>127200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3292158762792" calcext:value-type="float">
            <text:p>5.73292158762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257321" calcext:value-type="float">
            <text:p>125732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8334466500838" calcext:value-type="float">
            <text:p>5.783344665008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964338" calcext:value-type="float">
            <text:p>196433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84564417651304" calcext:value-type="float">
            <text:p>3.845644176513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49895" calcext:value-type="float">
            <text:p>144989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16444083593464" calcext:value-type="float">
            <text:p>5.164440835934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80486" calcext:value-type="float">
            <text:p>14804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49384383898982" calcext:value-type="float">
            <text:p>4.49384383898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406842" calcext:value-type="float">
            <text:p>14068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1543363492475" calcext:value-type="float">
            <text:p>4.715433634924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519193" calcext:value-type="float">
            <text:p>15191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8175738170505" calcext:value-type="float">
            <text:p>4.381757381705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353997" calcext:value-type="float">
            <text:p>13539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8170986700956" calcext:value-type="float">
            <text:p>4.881709867009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399120" calcext:value-type="float">
            <text:p>13991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3933724057231" calcext:value-type="float">
            <text:p>4.73933724057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444525" calcext:value-type="float">
            <text:p>14445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0063626339924" calcext:value-type="float">
            <text:p>4.600636263399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317338" calcext:value-type="float">
            <text:p>13173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0091469115471" calcext:value-type="float">
            <text:p>5.000914691154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438822" calcext:value-type="float">
            <text:p>14388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1781619117158" calcext:value-type="float">
            <text:p>4.617816191171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263650" calcext:value-type="float">
            <text:p>12636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8161887099589" calcext:value-type="float">
            <text:p>5.181618870995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494640" calcext:value-type="float">
            <text:p>14946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45252088007563" calcext:value-type="float">
            <text:p>4.452520880075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472270" calcext:value-type="float">
            <text:p>14722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1801226111388" calcext:value-type="float">
            <text:p>4.518012261113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261247" calcext:value-type="float">
            <text:p>12612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8988542567203" calcext:value-type="float">
            <text:p>5.189885425672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317193" calcext:value-type="float">
            <text:p>13171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0139274740031" calcext:value-type="float">
            <text:p>5.00139274740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274824" calcext:value-type="float">
            <text:p>12748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433845783904" calcext:value-type="float">
            <text:p>5.14338457839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41305" calcext:value-type="float">
            <text:p>12413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5910184061322" calcext:value-type="float">
            <text:p>5.25910184061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99183" calcext:value-type="float">
            <text:p>12991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611835967395" calcext:value-type="float">
            <text:p>5.0611835967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44250" calcext:value-type="float">
            <text:p>12442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4881039385211" calcext:value-type="float">
            <text:p>5.248810393852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234590" calcext:value-type="float">
            <text:p>12345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826593387827" calcext:value-type="float">
            <text:p>5.28265933878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272890" calcext:value-type="float">
            <text:p>12728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4997814179145" calcext:value-type="float">
            <text:p>5.149978141791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280522" calcext:value-type="float">
            <text:p>12805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2401644539169" calcext:value-type="float">
            <text:p>5.124016445391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260175" calcext:value-type="float">
            <text:p>12601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9357829194076" calcext:value-type="float">
            <text:p>5.193578291940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353341" calcext:value-type="float">
            <text:p>13533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8381449661772" calcext:value-type="float">
            <text:p>4.883814496617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10227" calcext:value-type="float">
            <text:p>17102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86734930277846" calcext:value-type="float">
            <text:p>3.86734930277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281640" calcext:value-type="float">
            <text:p>12816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2022635513523" calcext:value-type="float">
            <text:p>5.120226355135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91142" calcext:value-type="float">
            <text:p>12911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1085982659468" calcext:value-type="float">
            <text:p>4.910859826594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264643" calcext:value-type="float">
            <text:p>12646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0092046853109" calcext:value-type="float">
            <text:p>5.00092046853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271514" calcext:value-type="float">
            <text:p>12715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738844992189" calcext:value-type="float">
            <text:p>4.977388449921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348083" calcext:value-type="float">
            <text:p>13480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2343359267901" calcext:value-type="float">
            <text:p>4.723433592679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266530" calcext:value-type="float">
            <text:p>12665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9444510047704" calcext:value-type="float">
            <text:p>4.994445100477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258449" calcext:value-type="float">
            <text:p>12584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2224371338199" calcext:value-type="float">
            <text:p>5.022243713381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271873" calcext:value-type="float">
            <text:p>12718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616243343255" calcext:value-type="float">
            <text:p>4.976162433432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32627" calcext:value-type="float">
            <text:p>12326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1228314853162" calcext:value-type="float">
            <text:p>5.11228314853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241201" calcext:value-type="float">
            <text:p>12412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8217874517102" calcext:value-type="float">
            <text:p>5.08217874517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332600" calcext:value-type="float">
            <text:p>13326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7360182395845" calcext:value-type="float">
            <text:p>4.773601823958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698802" calcext:value-type="float">
            <text:p>16988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1917227714022" calcext:value-type="float">
            <text:p>3.719172277140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294891" calcext:value-type="float">
            <text:p>12948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982677896541" calcext:value-type="float">
            <text:p>4.89826778965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275163" calcext:value-type="float">
            <text:p>12751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6494288537653" calcext:value-type="float">
            <text:p>4.964942885376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272207" calcext:value-type="float">
            <text:p>12722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502210484391" calcext:value-type="float">
            <text:p>4.97502210484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271588" calcext:value-type="float">
            <text:p>12715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713570511126" calcext:value-type="float">
            <text:p>4.97713570511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346281" calcext:value-type="float">
            <text:p>13462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2924274669884" calcext:value-type="float">
            <text:p>4.729242746698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537159" calcext:value-type="float">
            <text:p>15371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5341199136499" calcext:value-type="float">
            <text:p>4.153411991364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433048" calcext:value-type="float">
            <text:p>14330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5799253975973" calcext:value-type="float">
            <text:p>4.45799253975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09994" calcext:value-type="float">
            <text:p>14099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284272673814" calcext:value-type="float">
            <text:p>4.5284272673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439000" calcext:value-type="float">
            <text:p>1439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3999197391357" calcext:value-type="float">
            <text:p>4.439991973913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392935" calcext:value-type="float">
            <text:p>13929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8129140374176" calcext:value-type="float">
            <text:p>4.58129140374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295575" calcext:value-type="float">
            <text:p>12955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9597432251324" calcext:value-type="float">
            <text:p>4.89597432251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924327" calcext:value-type="float">
            <text:p>19243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17781117894002" calcext:value-type="float">
            <text:p>3.17781117894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450705" calcext:value-type="float">
            <text:p>14507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0480883437107" calcext:value-type="float">
            <text:p>4.40480883437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250583" calcext:value-type="float">
            <text:p>12505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4947470594678" calcext:value-type="float">
            <text:p>5.049474705946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72451" calcext:value-type="float">
            <text:p>13724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456314334936" calcext:value-type="float">
            <text:p>4.64563143349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250729" calcext:value-type="float">
            <text:p>12507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4896771605963" calcext:value-type="float">
            <text:p>5.048967716059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248768" calcext:value-type="float">
            <text:p>12487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5578230038401" calcext:value-type="float">
            <text:p>5.055782300384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272437" calcext:value-type="float">
            <text:p>12724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423702267832" calcext:value-type="float">
            <text:p>4.97423702267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53904" calcext:value-type="float">
            <text:p>12539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379570353041" calcext:value-type="float">
            <text:p>5.03795703530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249809" calcext:value-type="float">
            <text:p>12498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5216343587176" calcext:value-type="float">
            <text:p>5.05216343587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249731" calcext:value-type="float">
            <text:p>12497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5243448550169" calcext:value-type="float">
            <text:p>5.052434485501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667579" calcext:value-type="float">
            <text:p>16675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9973573955944" calcext:value-type="float">
            <text:p>3.79973573955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763075" calcext:value-type="float">
            <text:p>17630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5789204046601" calcext:value-type="float">
            <text:p>3.557892040466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320437" calcext:value-type="float">
            <text:p>13204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342306122055" calcext:value-type="float">
            <text:p>4.813423061220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246719" calcext:value-type="float">
            <text:p>12467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6291413151273" calcext:value-type="float">
            <text:p>5.062914131512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209955" calcext:value-type="float">
            <text:p>12099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9290772759531" calcext:value-type="float">
            <text:p>5.19290772759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255375" calcext:value-type="float">
            <text:p>12553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3286515627382" calcext:value-type="float">
            <text:p>5.032865156273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238795" calcext:value-type="float">
            <text:p>12387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9060547530517" calcext:value-type="float">
            <text:p>5.090605475305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255548" calcext:value-type="float">
            <text:p>12555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3226670745251" calcext:value-type="float">
            <text:p>5.03226670745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390735" calcext:value-type="float">
            <text:p>13907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8815606844063" calcext:value-type="float">
            <text:p>4.588156068440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254012" calcext:value-type="float">
            <text:p>12540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3758298925093" calcext:value-type="float">
            <text:p>5.037582989250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53407" calcext:value-type="float">
            <text:p>12534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3967875518913" calcext:value-type="float">
            <text:p>5.03967875518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252922" calcext:value-type="float">
            <text:p>12529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4135956266774" calcext:value-type="float">
            <text:p>5.041359562667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314716" calcext:value-type="float">
            <text:p>13147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3228043029625" calcext:value-type="float">
            <text:p>4.83228043029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394125" calcext:value-type="float">
            <text:p>13941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7758276119463" calcext:value-type="float">
            <text:p>4.577582761194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660659" calcext:value-type="float">
            <text:p>16606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1779527824283" calcext:value-type="float">
            <text:p>3.817795278242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264722" calcext:value-type="float">
            <text:p>12647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0064918096222" calcext:value-type="float">
            <text:p>5.00064918096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242757" calcext:value-type="float">
            <text:p>12427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767377328654" calcext:value-type="float">
            <text:p>5.07673773286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253153" calcext:value-type="float">
            <text:p>12531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4055893199544" calcext:value-type="float">
            <text:p>5.04055893199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53984" calcext:value-type="float">
            <text:p>125398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9285271840515" calcext:value-type="float">
            <text:p>5.592852718405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265176" calcext:value-type="float">
            <text:p>126517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5426322173515" calcext:value-type="float">
            <text:p>5.554263221735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352566" calcext:value-type="float">
            <text:p>135256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6418800872414" calcext:value-type="float">
            <text:p>5.264188008724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238735" calcext:value-type="float">
            <text:p>123873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4598858464516" calcext:value-type="float">
            <text:p>5.64598858464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249942" calcext:value-type="float">
            <text:p>124994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0687405785881" calcext:value-type="float">
            <text:p>5.606874057858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276128" calcext:value-type="float">
            <text:p>127612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168302927161" calcext:value-type="float">
            <text:p>5.5168302927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244864" calcext:value-type="float">
            <text:p>124486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2455359225687" calcext:value-type="float">
            <text:p>5.624553592256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254974" calcext:value-type="float">
            <text:p>125497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8942538674477" calcext:value-type="float">
            <text:p>5.589425386744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826040" calcext:value-type="float">
            <text:p>18260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96066980398123" calcext:value-type="float">
            <text:p>3.96066980398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274927" calcext:value-type="float">
            <text:p>127492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2091948492325" calcext:value-type="float">
            <text:p>5.520919484923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425717" calcext:value-type="float">
            <text:p>142571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3543938976984" calcext:value-type="float">
            <text:p>5.03543938976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300166" calcext:value-type="float">
            <text:p>130016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3578462231359" calcext:value-type="float">
            <text:p>5.43578462231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19063" calcext:value-type="float">
            <text:p>13190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7311728605577" calcext:value-type="float">
            <text:p>5.373117286055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474079" calcext:value-type="float">
            <text:p>147407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89056507864597" calcext:value-type="float">
            <text:p>4.890565078645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398640" calcext:value-type="float">
            <text:p>13986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1871322501244" calcext:value-type="float">
            <text:p>5.118713225012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5579900" calcext:value-type="float">
            <text:p>557990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890491487501532" calcext:value-type="float">
            <text:p>-0.8904914875015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334856" calcext:value-type="float">
            <text:p>23348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89317166029209" calcext:value-type="float">
            <text:p>2.89317166029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595337" calcext:value-type="float">
            <text:p>159533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54724829336328" calcext:value-type="float">
            <text:p>4.54724829336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369310" calcext:value-type="float">
            <text:p>136931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1075487264068" calcext:value-type="float">
            <text:p>5.210754872640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262108" calcext:value-type="float">
            <text:p>126210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6480747497299" calcext:value-type="float">
            <text:p>5.564807474972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317432" calcext:value-type="float">
            <text:p>131743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7849058955411" calcext:value-type="float">
            <text:p>5.378490589554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311831" calcext:value-type="float">
            <text:p>131183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9699377522002" calcext:value-type="float">
            <text:p>5.39699377522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23124" calcext:value-type="float">
            <text:p>132312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9645778087642" calcext:value-type="float">
            <text:p>5.996457780876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65926" calcext:value-type="float">
            <text:p>126592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8838005579174" calcext:value-type="float">
            <text:p>6.188380055791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249156" calcext:value-type="float">
            <text:p>124915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4629646884162" calcext:value-type="float">
            <text:p>6.24629646884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37000" calcext:value-type="float">
            <text:p>123700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8876625587982" calcext:value-type="float">
            <text:p>6.28876625587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241823" calcext:value-type="float">
            <text:p>124182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7186625995928" calcext:value-type="float">
            <text:p>6.27186625995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257142" calcext:value-type="float">
            <text:p>125714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1861989191166" calcext:value-type="float">
            <text:p>6.218619891911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745667" calcext:value-type="float">
            <text:p>174566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4.79284923107183" calcext:value-type="float">
            <text:p>4.79284923107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250996" calcext:value-type="float">
            <text:p>125099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399040415734" calcext:value-type="float">
            <text:p>6.23990404157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279632" calcext:value-type="float">
            <text:p>127963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4161233184799" calcext:value-type="float">
            <text:p>6.141612331847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234030" calcext:value-type="float">
            <text:p>123403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9920607435531" calcext:value-type="float">
            <text:p>6.29920607435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241586" calcext:value-type="float">
            <text:p>124158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7269518336677" calcext:value-type="float">
            <text:p>6.27269518336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260028" calcext:value-type="float">
            <text:p>126002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0866129218285" calcext:value-type="float">
            <text:p>6.208661292182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241176" calcext:value-type="float">
            <text:p>124117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741295595913" calcext:value-type="float">
            <text:p>6.2741295595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26758" calcext:value-type="float">
            <text:p>122675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248742641047" calcext:value-type="float">
            <text:p>6.32487426410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43051" calcext:value-type="float">
            <text:p>124305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6757377939734" calcext:value-type="float">
            <text:p>6.267573779397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226477" calcext:value-type="float">
            <text:p>122647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2586916879136" calcext:value-type="float">
            <text:p>6.32586916879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227685" calcext:value-type="float">
            <text:p>122768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2159375603125" calcext:value-type="float">
            <text:p>6.321593756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244410" calcext:value-type="float">
            <text:p>124441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6282832803445" calcext:value-type="float">
            <text:p>6.262828328034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661049" calcext:value-type="float">
            <text:p>166104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00863881136732" calcext:value-type="float">
            <text:p>5.008638811367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26149" calcext:value-type="float">
            <text:p>13261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3287695204118" calcext:value-type="float">
            <text:p>6.732876952041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555262" calcext:value-type="float">
            <text:p>155526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0407645641236" calcext:value-type="float">
            <text:p>6.04076456412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258479" calcext:value-type="float">
            <text:p>125847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6034044388747" calcext:value-type="float">
            <text:p>6.960340443887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287067" calcext:value-type="float">
            <text:p>128706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6278862069126" calcext:value-type="float">
            <text:p>6.86278862069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236933" calcext:value-type="float">
            <text:p>12369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3533841173589" calcext:value-type="float">
            <text:p>7.035338411735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246299" calcext:value-type="float">
            <text:p>124629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0257770789641" calcext:value-type="float">
            <text:p>7.002577707896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223760" calcext:value-type="float">
            <text:p>122376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8183763664996" calcext:value-type="float">
            <text:p>7.081837636649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306140" calcext:value-type="float">
            <text:p>13061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989028759581" calcext:value-type="float">
            <text:p>6.7989028759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261706" calcext:value-type="float">
            <text:p>126170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4921849007024" calcext:value-type="float">
            <text:p>6.94921849007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231102" calcext:value-type="float">
            <text:p>12311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5585980495619" calcext:value-type="float">
            <text:p>7.055859804956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307935" calcext:value-type="float">
            <text:p>13079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9293855804419" calcext:value-type="float">
            <text:p>6.792938558044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264661" calcext:value-type="float">
            <text:p>126466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3905891484403" calcext:value-type="float">
            <text:p>6.939058914844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714894" calcext:value-type="float">
            <text:p>171489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61642736485871" calcext:value-type="float">
            <text:p>5.616427364858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324766" calcext:value-type="float">
            <text:p>132476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3740843888979" calcext:value-type="float">
            <text:p>6.737408438889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46139" calcext:value-type="float">
            <text:p>12461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0313529141263" calcext:value-type="float">
            <text:p>7.003135291412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311551" calcext:value-type="float">
            <text:p>13115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8094834436051" calcext:value-type="float">
            <text:p>6.780948344360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237243" calcext:value-type="float">
            <text:p>12372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1453692150263" calcext:value-type="float">
            <text:p>7.314536921502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232869" calcext:value-type="float">
            <text:p>12328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2991764957756" calcext:value-type="float">
            <text:p>7.32991764957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251593" calcext:value-type="float">
            <text:p>125159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644557198756" calcext:value-type="float">
            <text:p>7.2644557198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04249" calcext:value-type="float">
            <text:p>13042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854818510466" calcext:value-type="float">
            <text:p>7.08548185104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220206" calcext:value-type="float">
            <text:p>12202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7475541339335" calcext:value-type="float">
            <text:p>7.374755413393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424396" calcext:value-type="float">
            <text:p>14243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0277952100105" calcext:value-type="float">
            <text:p>6.70277952100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325688" calcext:value-type="float">
            <text:p>13256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1467372406911" calcext:value-type="float">
            <text:p>7.014673724069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309020" calcext:value-type="float">
            <text:p>13090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6962415499419" calcext:value-type="float">
            <text:p>7.069624154994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361648" calcext:value-type="float">
            <text:p>13616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984384501547" calcext:value-type="float">
            <text:p>6.89843845015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595571" calcext:value-type="float">
            <text:p>159557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20992563242841" calcext:value-type="float">
            <text:p>6.209925632428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303739" calcext:value-type="float">
            <text:p>13037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8718040325308" calcext:value-type="float">
            <text:p>7.087180403253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370919" calcext:value-type="float">
            <text:p>137091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6896902019481" calcext:value-type="float">
            <text:p>6.868969020194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67266" calcext:value-type="float">
            <text:p>13672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8055683243981" calcext:value-type="float">
            <text:p>6.88055683243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384470" calcext:value-type="float">
            <text:p>13844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2625148033215" calcext:value-type="float">
            <text:p>6.826251480332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349607" calcext:value-type="float">
            <text:p>13496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3701375374901" calcext:value-type="float">
            <text:p>6.937013753749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88524" calcext:value-type="float">
            <text:p>13885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3326626612148" calcext:value-type="float">
            <text:p>6.53326626612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372072" calcext:value-type="float">
            <text:p>13720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850311560727" calcext:value-type="float">
            <text:p>6.5850311560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283158" calcext:value-type="float">
            <text:p>128315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7599881387432" calcext:value-type="float">
            <text:p>6.875998813874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367690" calcext:value-type="float">
            <text:p>136769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9892345797676" calcext:value-type="float">
            <text:p>6.598923457976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323752" calcext:value-type="float">
            <text:p>132375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4073388071172" calcext:value-type="float">
            <text:p>6.74073388071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650058" calcext:value-type="float">
            <text:p>165005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78380807289415" calcext:value-type="float">
            <text:p>5.783808072894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358859" calcext:value-type="float">
            <text:p>13588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2705622200135" calcext:value-type="float">
            <text:p>6.627056222001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347819" calcext:value-type="float">
            <text:p>13478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6248443081804" calcext:value-type="float">
            <text:p>6.662484430818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358268" calcext:value-type="float">
            <text:p>13582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2894548255379" calcext:value-type="float">
            <text:p>6.628945482553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361063" calcext:value-type="float">
            <text:p>136106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2001789334623" calcext:value-type="float">
            <text:p>6.620017893346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399420" calcext:value-type="float">
            <text:p>13994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9931940945337" calcext:value-type="float">
            <text:p>6.499319409453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391023" calcext:value-type="float">
            <text:p>139102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2545706409899" calcext:value-type="float">
            <text:p>6.525457064098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339127" calcext:value-type="float">
            <text:p>133912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9058250799798" calcext:value-type="float">
            <text:p>6.690582507997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483629" calcext:value-type="float">
            <text:p>14836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24554703595508" calcext:value-type="float">
            <text:p>6.24554703595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322065" calcext:value-type="float">
            <text:p>13220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4627209359838" calcext:value-type="float">
            <text:p>6.746272093598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55519" calcext:value-type="float">
            <text:p>12555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7056727987114" calcext:value-type="float">
            <text:p>6.97056727987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374624" calcext:value-type="float">
            <text:p>13746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6543529341769" calcext:value-type="float">
            <text:p>6.06543529341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563308" calcext:value-type="float">
            <text:p>156330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50682901136654" calcext:value-type="float">
            <text:p>5.506829011366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511115" calcext:value-type="float">
            <text:p>151111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65429934868167" calcext:value-type="float">
            <text:p>5.65429934868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355877" calcext:value-type="float">
            <text:p>135587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2507157691472" calcext:value-type="float">
            <text:p>6.12507157691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391754" calcext:value-type="float">
            <text:p>139175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1164973293239" calcext:value-type="float">
            <text:p>6.01164973293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380742" calcext:value-type="float">
            <text:p>138074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4614915860445" calcext:value-type="float">
            <text:p>6.046149158604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308770" calcext:value-type="float">
            <text:p>130877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7864120048142" calcext:value-type="float">
            <text:p>6.278641200481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343599" calcext:value-type="float">
            <text:p>134359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6457779529712" calcext:value-type="float">
            <text:p>6.16457779529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410259" calcext:value-type="float">
            <text:p>141025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5428571477637" calcext:value-type="float">
            <text:p>5.954285714776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390770" calcext:value-type="float">
            <text:p>139077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1472137427677" calcext:value-type="float">
            <text:p>6.01472137427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363235" calcext:value-type="float">
            <text:p>136323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015672372791" calcext:value-type="float">
            <text:p>6.10156723727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300244" calcext:value-type="float">
            <text:p>130024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0702593075674" calcext:value-type="float">
            <text:p>6.307025930756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765502" calcext:value-type="float">
            <text:p>176550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4.97859237589384" calcext:value-type="float">
            <text:p>4.97859237589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461704" calcext:value-type="float">
            <text:p>146170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79868016042247" calcext:value-type="float">
            <text:p>5.798680160422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309390" calcext:value-type="float">
            <text:p>130939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7658431638103" calcext:value-type="float">
            <text:p>6.27658431638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349021" calcext:value-type="float">
            <text:p>134902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4708741148094" calcext:value-type="float">
            <text:p>6.147087411480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454419" calcext:value-type="float">
            <text:p>145441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2037912087386" calcext:value-type="float">
            <text:p>5.820379120873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326216" calcext:value-type="float">
            <text:p>132621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2113188357402" calcext:value-type="float">
            <text:p>6.221131883574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81485" calcext:value-type="float">
            <text:p>138148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7434462018715" calcext:value-type="float">
            <text:p>5.374344620187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395212" calcext:value-type="float">
            <text:p>139521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314043287555" calcext:value-type="float">
            <text:p>5.33140432875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881155" calcext:value-type="float">
            <text:p>388115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888196484626743" calcext:value-type="float">
            <text:p>0.88819648462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492650" calcext:value-type="float">
            <text:p>149265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03822650484132" calcext:value-type="float">
            <text:p>5.03822650484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966561" calcext:value-type="float">
            <text:p>196656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84073213610604" calcext:value-type="float">
            <text:p>3.840732136106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332029" calcext:value-type="float">
            <text:p>133202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3266955687263" calcext:value-type="float">
            <text:p>5.532669556872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375253" calcext:value-type="float">
            <text:p>137525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9398034778842" calcext:value-type="float">
            <text:p>5.39398034778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383672" calcext:value-type="float">
            <text:p>138367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6747483138333" calcext:value-type="float">
            <text:p>5.36747483138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322965" calcext:value-type="float">
            <text:p>132296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6232281015442" calcext:value-type="float">
            <text:p>5.562322810154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373821" calcext:value-type="float">
            <text:p>137382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9850485134369" calcext:value-type="float">
            <text:p>5.398504851343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363299" calcext:value-type="float">
            <text:p>136329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3189519629396" calcext:value-type="float">
            <text:p>5.431895196293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374496" calcext:value-type="float">
            <text:p>137449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9637155463025" calcext:value-type="float">
            <text:p>5.396371554630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367368" calcext:value-type="float">
            <text:p>136736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1895223726741" calcext:value-type="float">
            <text:p>5.41895223726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385189" calcext:value-type="float">
            <text:p>138518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6271601687464" calcext:value-type="float">
            <text:p>5.362716016874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320183" calcext:value-type="float">
            <text:p>132018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7146499738583" calcext:value-type="float">
            <text:p>5.571464997385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371026" calcext:value-type="float">
            <text:p>137102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0734944994214" calcext:value-type="float">
            <text:p>5.407349449942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511911" calcext:value-type="float">
            <text:p>151191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98254408996386" calcext:value-type="float">
            <text:p>4.982544089963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00672" calcext:value-type="float">
            <text:p>140067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1444188764127" calcext:value-type="float">
            <text:p>5.314441887641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452856" calcext:value-type="float">
            <text:p>145285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15558064498516" calcext:value-type="float">
            <text:p>5.15558064498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364187" calcext:value-type="float">
            <text:p>136418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2906729167003" calcext:value-type="float">
            <text:p>5.42906729167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365605" calcext:value-type="float">
            <text:p>136560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2455537551869" calcext:value-type="float">
            <text:p>5.424555375518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406220" calcext:value-type="float">
            <text:p>14062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1735418393608" calcext:value-type="float">
            <text:p>4.717354183936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328669" calcext:value-type="float">
            <text:p>13286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6371886472395" calcext:value-type="float">
            <text:p>4.96371886472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324950" calcext:value-type="float">
            <text:p>13249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7589199308684" calcext:value-type="float">
            <text:p>4.975891993086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401606" calcext:value-type="float">
            <text:p>14016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3162740843908" calcext:value-type="float">
            <text:p>4.731627408439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412754" calcext:value-type="float">
            <text:p>14127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9722143190232" calcext:value-type="float">
            <text:p>4.69722143190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424745" calcext:value-type="float">
            <text:p>14247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6051547265752" calcext:value-type="float">
            <text:p>4.660515472657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593708" calcext:value-type="float">
            <text:p>15937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7379936110982" calcext:value-type="float">
            <text:p>4.17379936110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386684" calcext:value-type="float">
            <text:p>13866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7811184247096" calcext:value-type="float">
            <text:p>4.77811184247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303278" calcext:value-type="float">
            <text:p>13032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4751624594223" calcext:value-type="float">
            <text:p>5.04751624594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308216" calcext:value-type="float">
            <text:p>13082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310923237926" calcext:value-type="float">
            <text:p>5.03109232379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374651" calcext:value-type="float">
            <text:p>13746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159623646255" calcext:value-type="float">
            <text:p>4.81596236462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410028" calcext:value-type="float">
            <text:p>14100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0560951943938" calcext:value-type="float">
            <text:p>4.705609519439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381727" calcext:value-type="float">
            <text:p>13817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9366444681686" calcext:value-type="float">
            <text:p>4.793664446816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280817" calcext:value-type="float">
            <text:p>12808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2301605557427" calcext:value-type="float">
            <text:p>5.123016055574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326825" calcext:value-type="float">
            <text:p>13268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6975042912102" calcext:value-type="float">
            <text:p>4.96975042912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410293" calcext:value-type="float">
            <text:p>14102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0479338511961" calcext:value-type="float">
            <text:p>4.704793385119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897848" calcext:value-type="float">
            <text:p>18978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1527262272001" calcext:value-type="float">
            <text:p>3.41527262272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831090" calcext:value-type="float">
            <text:p>28310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7835013048995" calcext:value-type="float">
            <text:p>1.678350130489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318699" calcext:value-type="float">
            <text:p>13186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9643011948601" calcext:value-type="float">
            <text:p>4.996430119486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384094" calcext:value-type="float">
            <text:p>13840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8623102802636" calcext:value-type="float">
            <text:p>4.78623102802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19907" calcext:value-type="float">
            <text:p>13199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9245356693673" calcext:value-type="float">
            <text:p>4.99245356693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361928" calcext:value-type="float">
            <text:p>13619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5634540129956" calcext:value-type="float">
            <text:p>4.856345401299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379949" calcext:value-type="float">
            <text:p>13799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992565271008" calcext:value-type="float">
            <text:p>4.7992565271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233373" calcext:value-type="float">
            <text:p>12333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8694251828999" calcext:value-type="float">
            <text:p>5.286942518289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380024" calcext:value-type="float">
            <text:p>13800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2173352044892" calcext:value-type="float">
            <text:p>4.621733520448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265325" calcext:value-type="float">
            <text:p>12653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9857902513076" calcext:value-type="float">
            <text:p>4.998579025130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314404" calcext:value-type="float">
            <text:p>13144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333111925208" calcext:value-type="float">
            <text:p>4.83331119252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394776" calcext:value-type="float">
            <text:p>13947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7555525492707" calcext:value-type="float">
            <text:p>4.575555254927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556274" calcext:value-type="float">
            <text:p>15562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9973929386338" calcext:value-type="float">
            <text:p>4.099739293863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444656" calcext:value-type="float">
            <text:p>14446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2295545680052" calcext:value-type="float">
            <text:p>4.422955456800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525063" calcext:value-type="float">
            <text:p>15250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877220666993" calcext:value-type="float">
            <text:p>4.18772206669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366564" calcext:value-type="float">
            <text:p>13665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6430015602264" calcext:value-type="float">
            <text:p>4.66430015602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94653" calcext:value-type="float">
            <text:p>12946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9906609303867" calcext:value-type="float">
            <text:p>4.899066093038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360941" calcext:value-type="float">
            <text:p>13609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8220693405922" calcext:value-type="float">
            <text:p>4.682206934059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304568" calcext:value-type="float">
            <text:p>13045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6593269903923" calcext:value-type="float">
            <text:p>4.86593269903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244131" calcext:value-type="float">
            <text:p>12441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719387979809" calcext:value-type="float">
            <text:p>5.07193879798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319773" calcext:value-type="float">
            <text:p>13197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560752035118" calcext:value-type="float">
            <text:p>4.815607520351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392886" calcext:value-type="float">
            <text:p>13928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8144418046083" calcext:value-type="float">
            <text:p>4.581444180460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445374" calcext:value-type="float">
            <text:p>14453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2079753148887" calcext:value-type="float">
            <text:p>4.420797531488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399900" calcext:value-type="float">
            <text:p>13999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5962977792093" calcext:value-type="float">
            <text:p>4.559629777920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555704" calcext:value-type="float">
            <text:p>15557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0133022964412" calcext:value-type="float">
            <text:p>4.101330229644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457264" calcext:value-type="float">
            <text:p>14572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8521755030053" calcext:value-type="float">
            <text:p>4.385217550300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345414" calcext:value-type="float">
            <text:p>13454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3204048811332" calcext:value-type="float">
            <text:p>4.732040488113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63825" calcext:value-type="float">
            <text:p>13638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7301344182147" calcext:value-type="float">
            <text:p>4.67301344182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378890" calcext:value-type="float">
            <text:p>13788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2530369313435" calcext:value-type="float">
            <text:p>4.625303693134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320524" calcext:value-type="float">
            <text:p>13205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313692583318" calcext:value-type="float">
            <text:p>4.813136925833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236958" calcext:value-type="float">
            <text:p>12369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9705037598523" calcext:value-type="float">
            <text:p>5.097050375985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359200" calcext:value-type="float">
            <text:p>13592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8776625466973" calcext:value-type="float">
            <text:p>4.6877662546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323665" calcext:value-type="float">
            <text:p>13236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0281905816725" calcext:value-type="float">
            <text:p>4.80281905816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179539" calcext:value-type="float">
            <text:p>21795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81424044246258" calcext:value-type="float">
            <text:p>2.81424044246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426546" calcext:value-type="float">
            <text:p>14265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5502908445001" calcext:value-type="float">
            <text:p>4.65502908445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587837" calcext:value-type="float">
            <text:p>15878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8982771084194" calcext:value-type="float">
            <text:p>4.189827710841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380711" calcext:value-type="float">
            <text:p>13807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9685903951729" calcext:value-type="float">
            <text:p>4.796859039517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372397" calcext:value-type="float">
            <text:p>13723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2308928764898" calcext:value-type="float">
            <text:p>4.823089287648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271023" calcext:value-type="float">
            <text:p>12710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5635279330893" calcext:value-type="float">
            <text:p>5.156352793308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329420" calcext:value-type="float">
            <text:p>13294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6126480720678" calcext:value-type="float">
            <text:p>4.961264807206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372601" calcext:value-type="float">
            <text:p>13726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2244377843935" calcext:value-type="float">
            <text:p>4.822443778439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257906" calcext:value-type="float">
            <text:p>12579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0140500161484" calcext:value-type="float">
            <text:p>5.201405001614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394580" calcext:value-type="float">
            <text:p>13945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5345256207089" calcext:value-type="float">
            <text:p>4.753452562070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403020" calcext:value-type="float">
            <text:p>14030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2724826876454" calcext:value-type="float">
            <text:p>4.727248268764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437116" calcext:value-type="float">
            <text:p>14371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2296864211476" calcext:value-type="float">
            <text:p>4.62296864211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368643" calcext:value-type="float">
            <text:p>13686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3498508270777" calcext:value-type="float">
            <text:p>4.834985082707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357963" calcext:value-type="float">
            <text:p>13579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6900751783696" calcext:value-type="float">
            <text:p>4.86900751783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594333" calcext:value-type="float">
            <text:p>15943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7209653448578" calcext:value-type="float">
            <text:p>4.17209653448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350442" calcext:value-type="float">
            <text:p>13504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9312752348045" calcext:value-type="float">
            <text:p>4.893127523480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349941" calcext:value-type="float">
            <text:p>13499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9473900998389" calcext:value-type="float">
            <text:p>4.894739009983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431572" calcext:value-type="float">
            <text:p>14315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397549333059" calcext:value-type="float">
            <text:p>4.6397549333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304589" calcext:value-type="float">
            <text:p>13045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4314976472415" calcext:value-type="float">
            <text:p>5.043149764724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317671" calcext:value-type="float">
            <text:p>13176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9981700941439" calcext:value-type="float">
            <text:p>4.99981700941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50056" calcext:value-type="float">
            <text:p>13500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9436905501395" calcext:value-type="float">
            <text:p>4.89436905501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383783" calcext:value-type="float">
            <text:p>13837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8720697879614" calcext:value-type="float">
            <text:p>4.78720697879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315730" calcext:value-type="float">
            <text:p>13157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0621911636299" calcext:value-type="float">
            <text:p>5.006219116362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400431" calcext:value-type="float">
            <text:p>14004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3526973040804" calcext:value-type="float">
            <text:p>4.735269730408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322054" calcext:value-type="float">
            <text:p>132205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6328072561044" calcext:value-type="float">
            <text:p>5.363280725610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493573" calcext:value-type="float">
            <text:p>149357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83350812989802" calcext:value-type="float">
            <text:p>4.833508129898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618198" calcext:value-type="float">
            <text:p>161819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48545606988679" calcext:value-type="float">
            <text:p>4.485456069886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360516" calcext:value-type="float">
            <text:p>136051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3873613507609" calcext:value-type="float">
            <text:p>5.238736135076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526357" calcext:value-type="float">
            <text:p>152635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73921144323612" calcext:value-type="float">
            <text:p>4.739211443236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285576" calcext:value-type="float">
            <text:p>128557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8479510933843" calcext:value-type="float">
            <text:p>5.484795109338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317675" calcext:value-type="float">
            <text:p>131767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7768960834613" calcext:value-type="float">
            <text:p>5.377689608346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448241" calcext:value-type="float">
            <text:p>144824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96736428777933" calcext:value-type="float">
            <text:p>4.967364287779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376695" calcext:value-type="float">
            <text:p>137669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8739531953537" calcext:value-type="float">
            <text:p>5.18739531953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311235" calcext:value-type="float">
            <text:p>131123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9896733986283" calcext:value-type="float">
            <text:p>5.398967339862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436197" calcext:value-type="float">
            <text:p>143619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0363251846352" calcext:value-type="float">
            <text:p>5.00363251846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322287" calcext:value-type="float">
            <text:p>132228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6251538850342" calcext:value-type="float">
            <text:p>5.36251538850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248953" calcext:value-type="float">
            <text:p>12489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1031171542368" calcext:value-type="float">
            <text:p>5.610311715423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575401" calcext:value-type="float">
            <text:p>157540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60186150256727" calcext:value-type="float">
            <text:p>4.60186150256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424671" calcext:value-type="float">
            <text:p>142467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3862682985492" calcext:value-type="float">
            <text:p>5.03862682985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398863" calcext:value-type="float">
            <text:p>13988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1802083848296" calcext:value-type="float">
            <text:p>5.11802083848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381010" calcext:value-type="float">
            <text:p>138101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7380443712572" calcext:value-type="float">
            <text:p>5.17380443712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07835" calcext:value-type="float">
            <text:p>130783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102431138433" calcext:value-type="float">
            <text:p>5.41024311384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390312" calcext:value-type="float">
            <text:p>13903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4464995820265" calcext:value-type="float">
            <text:p>5.14464995820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295105" calcext:value-type="float">
            <text:p>129510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5272287006562" calcext:value-type="float">
            <text:p>5.452722870065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260263" calcext:value-type="float">
            <text:p>12602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7116081048162" calcext:value-type="float">
            <text:p>5.57116081048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423675" calcext:value-type="float">
            <text:p>142367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4166408250334" calcext:value-type="float">
            <text:p>5.041664082503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377789" calcext:value-type="float">
            <text:p>137778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2063612109996" calcext:value-type="float">
            <text:p>5.820636121099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358161" calcext:value-type="float">
            <text:p>135816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8295069803483" calcext:value-type="float">
            <text:p>5.882950698034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374241" calcext:value-type="float">
            <text:p>137424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3183423794824" calcext:value-type="float">
            <text:p>5.83183423794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593364" calcext:value-type="float">
            <text:p>159336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18931324599158" calcext:value-type="float">
            <text:p>5.189313245991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538259" calcext:value-type="float">
            <text:p>153825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34216860492367" calcext:value-type="float">
            <text:p>5.342168604923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392887" calcext:value-type="float">
            <text:p>139288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7330440140629" calcext:value-type="float">
            <text:p>5.773304401406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350661" calcext:value-type="float">
            <text:p>135066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0699965317052" calcext:value-type="float">
            <text:p>5.906999653170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378270" calcext:value-type="float">
            <text:p>137827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1912021996783" calcext:value-type="float">
            <text:p>5.819120219967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377046" calcext:value-type="float">
            <text:p>137704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2297877180593" calcext:value-type="float">
            <text:p>5.822978771805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429325" calcext:value-type="float">
            <text:p>142932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66115335293492" calcext:value-type="float">
            <text:p>5.66115335293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386024" calcext:value-type="float">
            <text:p>138602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9475574755656" calcext:value-type="float">
            <text:p>5.79475574755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342177" calcext:value-type="float">
            <text:p>134217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3436532890509" calcext:value-type="float">
            <text:p>5.934365328905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372083" calcext:value-type="float">
            <text:p>137208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3865941724128" calcext:value-type="float">
            <text:p>5.83865941724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330158" calcext:value-type="float">
            <text:p>133015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7343094436013" calcext:value-type="float">
            <text:p>5.973430944360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771208" calcext:value-type="float">
            <text:p>177120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4.7297676010386" calcext:value-type="float">
            <text:p>4.72976760103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521139" calcext:value-type="float">
            <text:p>152113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39077424001206" calcext:value-type="float">
            <text:p>5.390774240012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398000" calcext:value-type="float">
            <text:p>139800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573915380744" calcext:value-type="float">
            <text:p>5.75739153807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366507" calcext:value-type="float">
            <text:p>13665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5634464487665" calcext:value-type="float">
            <text:p>5.856344644876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358190" calcext:value-type="float">
            <text:p>135819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8285796672009" calcext:value-type="float">
            <text:p>5.882857966720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362768" calcext:value-type="float">
            <text:p>13627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1458090266394" calcext:value-type="float">
            <text:p>6.614580902663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378369" calcext:value-type="float">
            <text:p>137836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6514520228779" calcext:value-type="float">
            <text:p>6.565145202287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380349" calcext:value-type="float">
            <text:p>13803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589111238367" calcext:value-type="float">
            <text:p>6.55891112383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320723" calcext:value-type="float">
            <text:p>132072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5068276327608" calcext:value-type="float">
            <text:p>6.750682763276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359876" calcext:value-type="float">
            <text:p>13598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2380708217201" calcext:value-type="float">
            <text:p>6.623807082172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377222" calcext:value-type="float">
            <text:p>137722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6876065755319" calcext:value-type="float">
            <text:p>6.568760657553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344635" calcext:value-type="float">
            <text:p>13446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7275605867109" calcext:value-type="float">
            <text:p>6.67275605867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726366" calcext:value-type="float">
            <text:p>172636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58747143155025" calcext:value-type="float">
            <text:p>5.587471431550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338660" calcext:value-type="float">
            <text:p>133866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9209730753285" calcext:value-type="float">
            <text:p>6.692097307532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295005" calcext:value-type="float">
            <text:p>129500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360857211737" calcext:value-type="float">
            <text:p>6.83608572117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383539" calcext:value-type="float">
            <text:p>13835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4888611549743" calcext:value-type="float">
            <text:p>6.54888611549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329568" calcext:value-type="float">
            <text:p>13295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2169463363923" calcext:value-type="float">
            <text:p>6.72169463363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380970" calcext:value-type="float">
            <text:p>138097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5695773215824" calcext:value-type="float">
            <text:p>6.55695773215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413192" calcext:value-type="float">
            <text:p>14131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5678847090813" calcext:value-type="float">
            <text:p>6.45678847090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386229" calcext:value-type="float">
            <text:p>13862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404503726942" calcext:value-type="float">
            <text:p>6.54045037269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326659" calcext:value-type="float">
            <text:p>13266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3120709739282" calcext:value-type="float">
            <text:p>6.731207097392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381399" calcext:value-type="float">
            <text:p>138139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3589560232057" calcext:value-type="float">
            <text:p>6.835895602320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310150" calcext:value-type="float">
            <text:p>131015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6587676330141" calcext:value-type="float">
            <text:p>7.065876763301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672914" calcext:value-type="float">
            <text:p>16729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00435081887466" calcext:value-type="float">
            <text:p>6.004350818874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336418" calcext:value-type="float">
            <text:p>133641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7966381066562" calcext:value-type="float">
            <text:p>6.979663810665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262772" calcext:value-type="float">
            <text:p>12627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2583753990848" calcext:value-type="float">
            <text:p>7.22583753990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451449" calcext:value-type="float">
            <text:p>14514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2106917014899" calcext:value-type="float">
            <text:p>6.621069170148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297894" calcext:value-type="float">
            <text:p>129789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0669472766155" calcext:value-type="float">
            <text:p>7.106694727661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390437" calcext:value-type="float">
            <text:p>13904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0757381533098" calcext:value-type="float">
            <text:p>6.807573815330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328865" calcext:value-type="float">
            <text:p>132886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042783450522" calcext:value-type="float">
            <text:p>7.00427834505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329871" calcext:value-type="float">
            <text:p>132987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0099181890109" calcext:value-type="float">
            <text:p>7.00099181890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260578" calcext:value-type="float">
            <text:p>12605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333897410174" calcext:value-type="float">
            <text:p>7.23338974101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342442" calcext:value-type="float">
            <text:p>134244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6013166364197" calcext:value-type="float">
            <text:p>6.960131663641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296977" calcext:value-type="float">
            <text:p>129697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0976422943241" calcext:value-type="float">
            <text:p>7.10976422943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337036" calcext:value-type="float">
            <text:p>13370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7765596617234" calcext:value-type="float">
            <text:p>6.977655966172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802549" calcext:value-type="float">
            <text:p>18025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68021618220284" calcext:value-type="float">
            <text:p>5.680216182202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24176" calcext:value-type="float">
            <text:p>14241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2316354513995" calcext:value-type="float">
            <text:p>6.423163545139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336112" calcext:value-type="float">
            <text:p>133611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0037152809905" calcext:value-type="float">
            <text:p>6.700371528099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271325" calcext:value-type="float">
            <text:p>127132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1623430075731" calcext:value-type="float">
            <text:p>6.916234300757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258400" calcext:value-type="float">
            <text:p>12584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6061307728845" calcext:value-type="float">
            <text:p>6.960613077288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338925" calcext:value-type="float">
            <text:p>133892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9123766693821" calcext:value-type="float">
            <text:p>6.691237666938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474821" calcext:value-type="float">
            <text:p>147482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27140704439839" calcext:value-type="float">
            <text:p>6.271407044398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422180" calcext:value-type="float">
            <text:p>142218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2925450444349" calcext:value-type="float">
            <text:p>6.429254504443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498571" calcext:value-type="float">
            <text:p>149857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20202693367218" calcext:value-type="float">
            <text:p>6.202026933672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412430" calcext:value-type="float">
            <text:p>141243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5913083944314" calcext:value-type="float">
            <text:p>6.459130839443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400989" calcext:value-type="float">
            <text:p>140098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9445291949846" calcext:value-type="float">
            <text:p>6.49445291949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447952" calcext:value-type="float">
            <text:p>144795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5125852223731" calcext:value-type="float">
            <text:p>6.351258522237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622638" calcext:value-type="float">
            <text:p>162263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85658374990378" calcext:value-type="float">
            <text:p>5.856583749903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380990" calcext:value-type="float">
            <text:p>138099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5689483559465" calcext:value-type="float">
            <text:p>6.556894835594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285555" calcext:value-type="float">
            <text:p>128555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6789355512971" calcext:value-type="float">
            <text:p>6.867893555129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309782" calcext:value-type="float">
            <text:p>13097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8680999608591" calcext:value-type="float">
            <text:p>6.786809996085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293749" calcext:value-type="float">
            <text:p>12937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4029990229768" calcext:value-type="float">
            <text:p>6.84029990229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336835" calcext:value-type="float">
            <text:p>133683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8649644064342" calcext:value-type="float">
            <text:p>6.18649644064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362432" calcext:value-type="float">
            <text:p>136243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0412615940024" calcext:value-type="float">
            <text:p>6.10412615940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281899" calcext:value-type="float">
            <text:p>128189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687364272019" calcext:value-type="float">
            <text:p>6.36873642720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339980" calcext:value-type="float">
            <text:p>133998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7629135158002" calcext:value-type="float">
            <text:p>6.17629135158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369044" calcext:value-type="float">
            <text:p>136904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8310045225053" calcext:value-type="float">
            <text:p>6.083100452250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472400" calcext:value-type="float">
            <text:p>147240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76701642692615" calcext:value-type="float">
            <text:p>5.767016426926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491949" calcext:value-type="float">
            <text:p>149194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70973473771035" calcext:value-type="float">
            <text:p>5.709734737710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453296" calcext:value-type="float">
            <text:p>145329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2373373250139" calcext:value-type="float">
            <text:p>5.82373373250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477935" calcext:value-type="float">
            <text:p>147793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75072117382779" calcext:value-type="float">
            <text:p>5.750721173827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403734" calcext:value-type="float">
            <text:p>140373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7442632332235" calcext:value-type="float">
            <text:p>5.97442632332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372484" calcext:value-type="float">
            <text:p>137248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7220161188257" calcext:value-type="float">
            <text:p>6.072201611882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325562" calcext:value-type="float">
            <text:p>132556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2327405834825" calcext:value-type="float">
            <text:p>6.223274058348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363528" calcext:value-type="float">
            <text:p>136352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0063390875963" calcext:value-type="float">
            <text:p>6.100633908759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274394" calcext:value-type="float">
            <text:p>127439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9423733379932" calcext:value-type="float">
            <text:p>6.39423733379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319781" calcext:value-type="float">
            <text:p>131978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4225579641892" calcext:value-type="float">
            <text:p>6.242255796418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374475" calcext:value-type="float">
            <text:p>137447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6590606495314" calcext:value-type="float">
            <text:p>6.065906064953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2736536" calcext:value-type="float">
            <text:p>273653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3.0752628566933" calcext:value-type="float">
            <text:p>3.07526285669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565995" calcext:value-type="float">
            <text:p>156599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4993708038381" calcext:value-type="float">
            <text:p>5.49937080383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13736" calcext:value-type="float">
            <text:p>161373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69948148218886" calcext:value-type="float">
            <text:p>4.699481482188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388424" calcext:value-type="float">
            <text:p>138842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5258523593269" calcext:value-type="float">
            <text:p>5.352585235932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334599" calcext:value-type="float">
            <text:p>133459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2429840676048" calcext:value-type="float">
            <text:p>5.52429840676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421731" calcext:value-type="float">
            <text:p>142173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4963202723431" calcext:value-type="float">
            <text:p>5.249632027234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323388" calcext:value-type="float">
            <text:p>132338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6093443477586" calcext:value-type="float">
            <text:p>5.56093443477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240500" calcext:value-type="float">
            <text:p>124050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418386717073" calcext:value-type="float">
            <text:p>5.84183867170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349892" calcext:value-type="float">
            <text:p>134989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7481612232321" calcext:value-type="float">
            <text:p>5.474816122323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333405" calcext:value-type="float">
            <text:p>133340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2818556469585" calcext:value-type="float">
            <text:p>5.528185564695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306459" calcext:value-type="float">
            <text:p>130645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1684850765101" calcext:value-type="float">
            <text:p>5.61684850765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314862" calcext:value-type="float">
            <text:p>131486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890046149575" calcext:value-type="float">
            <text:p>5.58900461495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37336" calcext:value-type="float">
            <text:p>123733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5292986973318" calcext:value-type="float">
            <text:p>5.852929869733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519682" calcext:value-type="float">
            <text:p>151968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96027916316974" calcext:value-type="float">
            <text:p>4.96027916316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282480" calcext:value-type="float">
            <text:p>128248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9730034671412" calcext:value-type="float">
            <text:p>5.697300346714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3365947" calcext:value-type="float">
            <text:p>336594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50673362460233" calcext:value-type="float">
            <text:p>1.506733624602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854324" calcext:value-type="float">
            <text:p>485432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0834812400356015" calcext:value-type="float">
            <text:p>-0.0834812400356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440495" calcext:value-type="float">
            <text:p>144049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19268880608676" calcext:value-type="float">
            <text:p>5.192688806086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476154" calcext:value-type="float">
            <text:p>147615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08648968087743" calcext:value-type="float">
            <text:p>5.08648968087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377279" calcext:value-type="float">
            <text:p>137727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8758710128496" calcext:value-type="float">
            <text:p>5.387587101284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743616" calcext:value-type="float">
            <text:p>174361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363297901845" calcext:value-type="float">
            <text:p>4.3632979018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522927" calcext:value-type="float">
            <text:p>152292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95101549420594" calcext:value-type="float">
            <text:p>4.95101549420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99111" calcext:value-type="float">
            <text:p>129911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413437567747" calcext:value-type="float">
            <text:p>5.64134375677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232462" calcext:value-type="float">
            <text:p>12324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901515107085" calcext:value-type="float">
            <text:p>5.2901515107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288177" calcext:value-type="float">
            <text:p>12881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9813148105161" calcext:value-type="float">
            <text:p>5.09813148105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234082" calcext:value-type="float">
            <text:p>12340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8444670948177" calcext:value-type="float">
            <text:p>5.284446709481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226125" calcext:value-type="float">
            <text:p>12261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125394125921" calcext:value-type="float">
            <text:p>5.31253941259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256609" calcext:value-type="float">
            <text:p>12566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0588522935643" calcext:value-type="float">
            <text:p>5.20588522935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226293" calcext:value-type="float">
            <text:p>12262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1194439597524" calcext:value-type="float">
            <text:p>5.311944395975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229433" calcext:value-type="float">
            <text:p>12294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0083822683134" calcext:value-type="float">
            <text:p>5.300838226831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303511" calcext:value-type="float">
            <text:p>13035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4673988380051" calcext:value-type="float">
            <text:p>5.046739883800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310574" calcext:value-type="float">
            <text:p>13105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2327140905655" calcext:value-type="float">
            <text:p>5.023271409056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270378" calcext:value-type="float">
            <text:p>12703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58557246261" calcext:value-type="float">
            <text:p>5.1585572462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475146" calcext:value-type="float">
            <text:p>14751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0953682821696" calcext:value-type="float">
            <text:p>4.50953682821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274167" calcext:value-type="float">
            <text:p>12741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4562335821292" calcext:value-type="float">
            <text:p>5.145623358212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243423" calcext:value-type="float">
            <text:p>12434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516979240843" calcext:value-type="float">
            <text:p>5.25169792408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254325" calcext:value-type="float">
            <text:p>12543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1378610504847" calcext:value-type="float">
            <text:p>5.213786105048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225791" calcext:value-type="float">
            <text:p>12257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137226044947" calcext:value-type="float">
            <text:p>5.31372260449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218256" calcext:value-type="float">
            <text:p>12182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405012981055" calcext:value-type="float">
            <text:p>5.34050129810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285574" calcext:value-type="float">
            <text:p>12855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069160831505" calcext:value-type="float">
            <text:p>5.10691608315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224181" calcext:value-type="float">
            <text:p>12241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1943054088348" calcext:value-type="float">
            <text:p>5.31943054088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218916" calcext:value-type="float">
            <text:p>12189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3814910987206" calcext:value-type="float">
            <text:p>5.338149109872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289536" calcext:value-type="float">
            <text:p>12895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9355217951114" calcext:value-type="float">
            <text:p>5.09355217951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223110" calcext:value-type="float">
            <text:p>12231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2323171875576" calcext:value-type="float">
            <text:p>5.323231718755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404735" calcext:value-type="float">
            <text:p>14047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219428548015" calcext:value-type="float">
            <text:p>4.7219428548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616711" calcext:value-type="float">
            <text:p>16167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1156295563181" calcext:value-type="float">
            <text:p>4.11156295563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474122" calcext:value-type="float">
            <text:p>14741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1255261089482" calcext:value-type="float">
            <text:p>4.512552610894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540165" calcext:value-type="float">
            <text:p>15401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449274143245" calcext:value-type="float">
            <text:p>4.14492741432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311479" calcext:value-type="float">
            <text:p>13114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4298650467269" calcext:value-type="float">
            <text:p>4.842986504672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259259" calcext:value-type="float">
            <text:p>12592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1944927858274" calcext:value-type="float">
            <text:p>5.019449278582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244435" calcext:value-type="float">
            <text:p>12444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708777409452" calcext:value-type="float">
            <text:p>5.07087774094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234486" calcext:value-type="float">
            <text:p>12344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0573822258248" calcext:value-type="float">
            <text:p>5.10573822258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216307" calcext:value-type="float">
            <text:p>12163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7016785159126" calcext:value-type="float">
            <text:p>5.17016785159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271329" calcext:value-type="float">
            <text:p>12713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802037630739" calcext:value-type="float">
            <text:p>4.97802037630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230338" calcext:value-type="float">
            <text:p>12303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2035553571768" calcext:value-type="float">
            <text:p>5.12035553571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224594" calcext:value-type="float">
            <text:p>12245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4067864084916" calcext:value-type="float">
            <text:p>5.140678640849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809007" calcext:value-type="float">
            <text:p>28090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53507169870213" calcext:value-type="float">
            <text:p>1.535071698702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416662" calcext:value-type="float">
            <text:p>24166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18844078115061" calcext:value-type="float">
            <text:p>2.188440781150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191481" calcext:value-type="float">
            <text:p>31914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980677280610318" calcext:value-type="float">
            <text:p>0.9806772806103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737623" calcext:value-type="float">
            <text:p>37376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294644977299768" calcext:value-type="float">
            <text:p>0.294644977299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2188565" calcext:value-type="float">
            <text:p>21885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1900541716678" calcext:value-type="float">
            <text:p>2.619005417166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612946" calcext:value-type="float">
            <text:p>16129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4440163489275" calcext:value-type="float">
            <text:p>3.94440163489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725912" calcext:value-type="float">
            <text:p>17259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5041342989739" calcext:value-type="float">
            <text:p>3.65041342989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686672" calcext:value-type="float">
            <text:p>26866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2845342120349" calcext:value-type="float">
            <text:p>1.728453421203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402159" calcext:value-type="float">
            <text:p>24021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21458241159804" calcext:value-type="float">
            <text:p>2.214582411598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768627" calcext:value-type="float">
            <text:p>17686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4423740624249" calcext:value-type="float">
            <text:p>3.54423740624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995965" calcext:value-type="float">
            <text:p>29959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25523255863836" calcext:value-type="float">
            <text:p>1.255232558638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2017587" calcext:value-type="float">
            <text:p>20175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97227720397159" calcext:value-type="float">
            <text:p>2.97227720397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066942" calcext:value-type="float">
            <text:p>20669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6731701170611" calcext:value-type="float">
            <text:p>2.867317011706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2197991" calcext:value-type="float">
            <text:p>21979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003408151999" calcext:value-type="float">
            <text:p>2.60034081519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620918" calcext:value-type="float">
            <text:p>26209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3606557830658" calcext:value-type="float">
            <text:p>1.83606557830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2074427" calcext:value-type="float">
            <text:p>20744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5161834908212" calcext:value-type="float">
            <text:p>2.851618349082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564882" calcext:value-type="float">
            <text:p>15648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25307093679793" calcext:value-type="float">
            <text:p>4.253070936797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691385" calcext:value-type="float">
            <text:p>16913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1546214057267" calcext:value-type="float">
            <text:p>3.91546214057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786178" calcext:value-type="float">
            <text:p>17861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7863952856919" calcext:value-type="float">
            <text:p>3.678639528569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351655" calcext:value-type="float">
            <text:p>23516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48415079979762" calcext:value-type="float">
            <text:p>2.484150799797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2301640" calcext:value-type="float">
            <text:p>23016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7751292287648" calcext:value-type="float">
            <text:p>2.57751292287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022441" calcext:value-type="float">
            <text:p>20224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13912827860932" calcext:value-type="float">
            <text:p>3.13912827860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276622" calcext:value-type="float">
            <text:p>22766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2497760488224" calcext:value-type="float">
            <text:p>2.62497760488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603352" calcext:value-type="float">
            <text:p>16033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4759810941403" calcext:value-type="float">
            <text:p>4.147598109414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702771" calcext:value-type="float">
            <text:p>17027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88632443729825" calcext:value-type="float">
            <text:p>3.886324437298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540234" calcext:value-type="float">
            <text:p>15402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2201982777345" calcext:value-type="float">
            <text:p>4.322019827773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842531" calcext:value-type="float">
            <text:p>18425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4373885341725" calcext:value-type="float">
            <text:p>3.54373885341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336872" calcext:value-type="float">
            <text:p>13368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3698861460634" calcext:value-type="float">
            <text:p>4.936988614606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377050" calcext:value-type="float">
            <text:p>13770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0838979241613" calcext:value-type="float">
            <text:p>4.808389792416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755616" calcext:value-type="float">
            <text:p>17556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75359158619651" calcext:value-type="float">
            <text:p>3.75359158619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611615" calcext:value-type="float">
            <text:p>16116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2527387898959" calcext:value-type="float">
            <text:p>4.125273878989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859899" calcext:value-type="float">
            <text:p>18598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0299327881011" calcext:value-type="float">
            <text:p>3.502993278810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815825" calcext:value-type="float">
            <text:p>18158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0714697697998" calcext:value-type="float">
            <text:p>3.60714697697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308560" calcext:value-type="float">
            <text:p>13085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2995048129149" calcext:value-type="float">
            <text:p>5.029950481291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346739" calcext:value-type="float">
            <text:p>13467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0505251833185" calcext:value-type="float">
            <text:p>4.905052518331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234269" calcext:value-type="float">
            <text:p>12342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8378867447564" calcext:value-type="float">
            <text:p>5.28378867447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237137" calcext:value-type="float">
            <text:p>12371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7370892931658" calcext:value-type="float">
            <text:p>5.27370892931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249321" calcext:value-type="float">
            <text:p>12493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3114648651817" calcext:value-type="float">
            <text:p>5.23114648651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391202" calcext:value-type="float">
            <text:p>13912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639849546192" calcext:value-type="float">
            <text:p>4.7639849546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4766621" calcext:value-type="float">
            <text:p>47666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584219332008391" calcext:value-type="float">
            <text:p>-0.584219332008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691017" calcext:value-type="float">
            <text:p>169101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29429293427407" calcext:value-type="float">
            <text:p>4.294292934274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594698" calcext:value-type="float">
            <text:p>159469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54898817507397" calcext:value-type="float">
            <text:p>4.548988175073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385881" calcext:value-type="float">
            <text:p>138588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5851326297562" calcext:value-type="float">
            <text:p>5.158513262975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292145" calcext:value-type="float">
            <text:p>129214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6266015658453" calcext:value-type="float">
            <text:p>5.462660156584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285523" calcext:value-type="float">
            <text:p>128552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8497415812297" calcext:value-type="float">
            <text:p>5.48497415812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277833" calcext:value-type="float">
            <text:p>127783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1103167479164" calcext:value-type="float">
            <text:p>5.51103167479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390347" calcext:value-type="float">
            <text:p>13903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4454062939342" calcext:value-type="float">
            <text:p>5.14454062939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264762" calcext:value-type="float">
            <text:p>126476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5568458397496" calcext:value-type="float">
            <text:p>5.555684583974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256831" calcext:value-type="float">
            <text:p>125683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8300382934019" calcext:value-type="float">
            <text:p>5.583003829340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288135" calcext:value-type="float">
            <text:p>128813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761588642789" calcext:value-type="float">
            <text:p>5.4761588642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289647" calcext:value-type="float">
            <text:p>12896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7106414849654" calcext:value-type="float">
            <text:p>5.471064148496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06140" calcext:value-type="float">
            <text:p>13061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1587537314188" calcext:value-type="float">
            <text:p>5.41587537314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390002" calcext:value-type="float">
            <text:p>139000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4561841924661" calcext:value-type="float">
            <text:p>5.145618419246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487377" calcext:value-type="float">
            <text:p>148737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85156205555948" calcext:value-type="float">
            <text:p>4.85156205555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317947" calcext:value-type="float">
            <text:p>13179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7679321197747" calcext:value-type="float">
            <text:p>5.376793211977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259076" calcext:value-type="float">
            <text:p>125907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7525321399035" calcext:value-type="float">
            <text:p>5.575253213990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247386" calcext:value-type="float">
            <text:p>124738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1576401611302" calcext:value-type="float">
            <text:p>5.615764016113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247376" calcext:value-type="float">
            <text:p>124737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1579883261912" calcext:value-type="float">
            <text:p>5.61579883261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295228" calcext:value-type="float">
            <text:p>129522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523104271765" calcext:value-type="float">
            <text:p>5.45231042717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192133" calcext:value-type="float">
            <text:p>119213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81252557007297" calcext:value-type="float">
            <text:p>5.81252557007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206394" calcext:value-type="float">
            <text:p>120639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76088098494787" calcext:value-type="float">
            <text:p>5.760880984947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2166153" calcext:value-type="float">
            <text:p>21661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2188813854553" calcext:value-type="float">
            <text:p>3.2188813854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05775" calcext:value-type="float">
            <text:p>140577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3330509567404" calcext:value-type="float">
            <text:p>5.733305095674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479834" calcext:value-type="float">
            <text:p>147983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51033323962244" calcext:value-type="float">
            <text:p>5.510333239622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74781" calcext:value-type="float">
            <text:p>167478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4.97288299939612" calcext:value-type="float">
            <text:p>4.972882999396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337992" calcext:value-type="float">
            <text:p>133799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4792808471578" calcext:value-type="float">
            <text:p>5.94792808471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78850" calcext:value-type="float">
            <text:p>127885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4426717401944" calcext:value-type="float">
            <text:p>6.14426717401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248401" calcext:value-type="float">
            <text:p>124840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4892217343074" calcext:value-type="float">
            <text:p>6.248922173430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296489" calcext:value-type="float">
            <text:p>129648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8477488847226" calcext:value-type="float">
            <text:p>6.084774888472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359848" calcext:value-type="float">
            <text:p>135984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7755958354586" calcext:value-type="float">
            <text:p>5.87755958354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266053" calcext:value-type="float">
            <text:p>126605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8794438551763" calcext:value-type="float">
            <text:p>6.187944385517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243779" calcext:value-type="float">
            <text:p>124377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6503105318077" calcext:value-type="float">
            <text:p>6.265031053180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209250" calcext:value-type="float">
            <text:p>120925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873022915661" calcext:value-type="float">
            <text:p>6.38730229156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224999" calcext:value-type="float">
            <text:p>122499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3110591042804" calcext:value-type="float">
            <text:p>6.331105910428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05622" calcext:value-type="float">
            <text:p>130562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5428865794063" calcext:value-type="float">
            <text:p>6.054288657940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1366103" calcext:value-type="float">
            <text:p>136610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5762880157641" calcext:value-type="float">
            <text:p>5.857628801576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260392" calcext:value-type="float">
            <text:p>126039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0740687274076" calcext:value-type="float">
            <text:p>6.207406872740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525668" calcext:value-type="float">
            <text:p>152566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37786287964531" calcext:value-type="float">
            <text:p>5.37786287964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343602" calcext:value-type="float">
            <text:p>134360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2975683584007" calcext:value-type="float">
            <text:p>5.929756835840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315213" calcext:value-type="float">
            <text:p>131521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2250232289709" calcext:value-type="float">
            <text:p>6.022502322897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243976" calcext:value-type="float">
            <text:p>124397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6434323614804" calcext:value-type="float">
            <text:p>6.264343236148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316936" calcext:value-type="float">
            <text:p>13169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6315347562408" calcext:value-type="float">
            <text:p>6.763153475624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258192" calcext:value-type="float">
            <text:p>12581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6133097873963" calcext:value-type="float">
            <text:p>6.961330978739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232407" calcext:value-type="float">
            <text:p>12324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5125860924797" calcext:value-type="float">
            <text:p>7.051258609247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253435" calcext:value-type="float">
            <text:p>12534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7778199890093" calcext:value-type="float">
            <text:p>6.977781998900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231449" calcext:value-type="float">
            <text:p>12314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5463586940141" calcext:value-type="float">
            <text:p>7.054635869401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222071" calcext:value-type="float">
            <text:p>122207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8783579021441" calcext:value-type="float">
            <text:p>7.087835790214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336062" calcext:value-type="float">
            <text:p>133606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0053405287549" calcext:value-type="float">
            <text:p>6.700534052875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235956" calcext:value-type="float">
            <text:p>123595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3877007187831" calcext:value-type="float">
            <text:p>7.038770071878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37851" calcext:value-type="float">
            <text:p>14378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8166133543754" calcext:value-type="float">
            <text:p>6.381661335437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412759" calcext:value-type="float">
            <text:p>14127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5811934686553" calcext:value-type="float">
            <text:p>6.45811934686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283207" calcext:value-type="float">
            <text:p>12832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7583297285314" calcext:value-type="float">
            <text:p>6.875832972853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274670" calcext:value-type="float">
            <text:p>127467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0482252753833" calcext:value-type="float">
            <text:p>6.90482252753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1369707" calcext:value-type="float">
            <text:p>13697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9252342079891" calcext:value-type="float">
            <text:p>6.592523420798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344705" calcext:value-type="float">
            <text:p>134470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7252997633312" calcext:value-type="float">
            <text:p>6.67252997633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370179" calcext:value-type="float">
            <text:p>137017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9102710308725" calcext:value-type="float">
            <text:p>6.59102710308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1379853" calcext:value-type="float">
            <text:p>137985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6047195210465" calcext:value-type="float">
            <text:p>6.560471952104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304011" calcext:value-type="float">
            <text:p>13040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8627442607348" calcext:value-type="float">
            <text:p>7.08627442607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406852" calcext:value-type="float">
            <text:p>140685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5660285200293" calcext:value-type="float">
            <text:p>6.75660285200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316283" calcext:value-type="float">
            <text:p>131628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4559425163112" calcext:value-type="float">
            <text:p>7.04559425163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315314" calcext:value-type="float">
            <text:p>13153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4879254811788" calcext:value-type="float">
            <text:p>7.048792548117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534797" calcext:value-type="float">
            <text:p>15347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37857755884028" calcext:value-type="float">
            <text:p>6.378577558840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312731" calcext:value-type="float">
            <text:p>131273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5732956333623" calcext:value-type="float">
            <text:p>7.057329563336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387756" calcext:value-type="float">
            <text:p>138775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159558382316" calcext:value-type="float">
            <text:p>6.81595583823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383991" calcext:value-type="float">
            <text:p>138399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2775431572631" calcext:value-type="float">
            <text:p>6.827754315726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353319" calcext:value-type="float">
            <text:p>135331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2508518352316" calcext:value-type="float">
            <text:p>6.925085183523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346041" calcext:value-type="float">
            <text:p>13460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4850408947437" calcext:value-type="float">
            <text:p>6.948504089474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347672" calcext:value-type="float">
            <text:p>13476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4324492202375" calcext:value-type="float">
            <text:p>6.94324492202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329714" calcext:value-type="float">
            <text:p>13297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0150456230834" calcext:value-type="float">
            <text:p>7.001504562308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307896" calcext:value-type="float">
            <text:p>13078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733548595921" calcext:value-type="float">
            <text:p>7.07335485959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280272" calcext:value-type="float">
            <text:p>12802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6606450093762" calcext:value-type="float">
            <text:p>7.166064500937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388919" calcext:value-type="float">
            <text:p>138891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1231778543832" calcext:value-type="float">
            <text:p>6.81231778543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348419" calcext:value-type="float">
            <text:p>13484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6055153992752" calcext:value-type="float">
            <text:p>6.660551539927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647621" calcext:value-type="float">
            <text:p>164762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79022698659114" calcext:value-type="float">
            <text:p>5.79022698659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418388" calcext:value-type="float">
            <text:p>141838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4084969000952" calcext:value-type="float">
            <text:p>6.440849690009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388783" calcext:value-type="float">
            <text:p>138878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3245625648885" calcext:value-type="float">
            <text:p>6.532456256488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374582" calcext:value-type="float">
            <text:p>13745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770936477224" calcext:value-type="float">
            <text:p>6.5770936477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288626" calcext:value-type="float">
            <text:p>128862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5753127690091" calcext:value-type="float">
            <text:p>6.857531276900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485089" calcext:value-type="float">
            <text:p>148508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24127536047295" calcext:value-type="float">
            <text:p>6.24127536047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354328" calcext:value-type="float">
            <text:p>135432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4156159982316" calcext:value-type="float">
            <text:p>6.641561599823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392944" calcext:value-type="float">
            <text:p>139294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1946360345707" calcext:value-type="float">
            <text:p>6.519463603457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381399" calcext:value-type="float">
            <text:p>138139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5560880061264" calcext:value-type="float">
            <text:p>6.55560880061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367138" calcext:value-type="float">
            <text:p>136713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0067662532232" calcext:value-type="float">
            <text:p>6.60067662532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261512" calcext:value-type="float">
            <text:p>126151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4988631290327" calcext:value-type="float">
            <text:p>6.949886312903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513054" calcext:value-type="float">
            <text:p>151305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16025589331777" calcext:value-type="float">
            <text:p>6.160255893317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792007" calcext:value-type="float">
            <text:p>17920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42540315558462" calcext:value-type="float">
            <text:p>5.425403155584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486615" calcext:value-type="float">
            <text:p>148661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23681506807749" calcext:value-type="float">
            <text:p>6.236815068077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902344" calcext:value-type="float">
            <text:p>190234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16590964367687" calcext:value-type="float">
            <text:p>5.165909643676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364585" calcext:value-type="float">
            <text:p>136458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9726858415363" calcext:value-type="float">
            <text:p>6.097268584153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375531" calcext:value-type="float">
            <text:p>137553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6257069044536" calcext:value-type="float">
            <text:p>6.06257069044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380609" calcext:value-type="float">
            <text:p>138060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4656751299791" calcext:value-type="float">
            <text:p>6.046567512997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478027" calcext:value-type="float">
            <text:p>147802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75045083819865" calcext:value-type="float">
            <text:p>5.750450838198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298322" calcext:value-type="float">
            <text:p>129832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1345035212169" calcext:value-type="float">
            <text:p>6.313450352121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337256" calcext:value-type="float">
            <text:p>133725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8512896303408" calcext:value-type="float">
            <text:p>6.185128963034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956825" calcext:value-type="float">
            <text:p>195682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4.53175463281221" calcext:value-type="float">
            <text:p>4.531754632812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574020" calcext:value-type="float">
            <text:p>157402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47717205124976" calcext:value-type="float">
            <text:p>5.47717205124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350091" calcext:value-type="float">
            <text:p>135009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4364409293781" calcext:value-type="float">
            <text:p>6.14364409293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343579" calcext:value-type="float">
            <text:p>134357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6464244222143" calcext:value-type="float">
            <text:p>6.16464244222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25370" calcext:value-type="float">
            <text:p>132537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2390315438445" calcext:value-type="float">
            <text:p>6.223903154384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354541" calcext:value-type="float">
            <text:p>135454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2935296432296" calcext:value-type="float">
            <text:p>6.12935296432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320473" calcext:value-type="float">
            <text:p>132047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3997925947695" calcext:value-type="float">
            <text:p>6.239979259476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369910" calcext:value-type="float">
            <text:p>136991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8035415542436" calcext:value-type="float">
            <text:p>6.080354155424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367217" calcext:value-type="float">
            <text:p>136721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8890001695836" calcext:value-type="float">
            <text:p>6.088900016958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369565" calcext:value-type="float">
            <text:p>136956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8144802630874" calcext:value-type="float">
            <text:p>6.081448026308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325462" calcext:value-type="float">
            <text:p>132546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2360170116258" calcext:value-type="float">
            <text:p>6.22360170116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433125" calcext:value-type="float">
            <text:p>143312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844337939323" calcext:value-type="float">
            <text:p>5.88443379393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335406" calcext:value-type="float">
            <text:p>133540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196394386872" calcext:value-type="float">
            <text:p>5.31963943868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89462" calcext:value-type="float">
            <text:p>158946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56327117565726" calcext:value-type="float">
            <text:p>4.563271175657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417576" calcext:value-type="float">
            <text:p>141757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60309151971" calcext:value-type="float">
            <text:p>5.0603091519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366456" calcext:value-type="float">
            <text:p>13664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1981615128069" calcext:value-type="float">
            <text:p>5.219816151280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273755" calcext:value-type="float">
            <text:p>127375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2491365264341" calcext:value-type="float">
            <text:p>5.524913652643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77944" calcext:value-type="float">
            <text:p>127794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1065443775162" calcext:value-type="float">
            <text:p>5.51065443775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374475" calcext:value-type="float">
            <text:p>137447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9440422090523" calcext:value-type="float">
            <text:p>5.194404220905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374732" calcext:value-type="float">
            <text:p>137473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9359225089225" calcext:value-type="float">
            <text:p>5.19359225089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373567" calcext:value-type="float">
            <text:p>137356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9727418725887" calcext:value-type="float">
            <text:p>5.197274187258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353768" calcext:value-type="float">
            <text:p>13537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6033022914798" calcext:value-type="float">
            <text:p>5.260330229147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79253" calcext:value-type="float">
            <text:p>13792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7933329801877" calcext:value-type="float">
            <text:p>5.179333298018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793162" calcext:value-type="float">
            <text:p>179316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03957740172946" calcext:value-type="float">
            <text:p>4.039577401729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819034" calcext:value-type="float">
            <text:p>181903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97736450420967" calcext:value-type="float">
            <text:p>3.977364504209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341727" calcext:value-type="float">
            <text:p>134172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9913107753052" calcext:value-type="float">
            <text:p>5.299131077530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373098" calcext:value-type="float">
            <text:p>137309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987573249112" calcext:value-type="float">
            <text:p>5.1987573249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423034" calcext:value-type="float">
            <text:p>142303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436199042442" calcext:value-type="float">
            <text:p>5.04361990424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359505" calcext:value-type="float">
            <text:p>135950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4196457883754" calcext:value-type="float">
            <text:p>5.241964578837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352134" calcext:value-type="float">
            <text:p>135213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6557533610076" calcext:value-type="float">
            <text:p>5.265575336100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1393542" calcext:value-type="float">
            <text:p>139354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3457204602751" calcext:value-type="float">
            <text:p>5.134572046027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368111" calcext:value-type="float">
            <text:p>136811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1455932301277" calcext:value-type="float">
            <text:p>5.21455932301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62771" calcext:value-type="float">
            <text:p>136277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3154383929147" calcext:value-type="float">
            <text:p>5.23154383929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409624" calcext:value-type="float">
            <text:p>140962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8473981713241" calcext:value-type="float">
            <text:p>5.08473981713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249371" calcext:value-type="float">
            <text:p>12493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3097267778866" calcext:value-type="float">
            <text:p>5.230972677788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289394" calcext:value-type="float">
            <text:p>12893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9403043845181" calcext:value-type="float">
            <text:p>5.09403043845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809854" calcext:value-type="float">
            <text:p>18098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2145146833631" calcext:value-type="float">
            <text:p>3.621451468336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323549" calcext:value-type="float">
            <text:p>13235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8048664557414" calcext:value-type="float">
            <text:p>4.980486645574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1279521" calcext:value-type="float">
            <text:p>12795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274127070837" calcext:value-type="float">
            <text:p>5.12741270708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349795" calcext:value-type="float">
            <text:p>13497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9520873735293" calcext:value-type="float">
            <text:p>4.89520873735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380804" calcext:value-type="float">
            <text:p>13808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9656652336705" calcext:value-type="float">
            <text:p>4.796566523367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514546" calcext:value-type="float">
            <text:p>15145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9506220480179" calcext:value-type="float">
            <text:p>4.395062204801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300783" calcext:value-type="float">
            <text:p>13007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5583836331134" calcext:value-type="float">
            <text:p>5.055838363311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78879" calcext:value-type="float">
            <text:p>12788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2959232765307" calcext:value-type="float">
            <text:p>5.129592327653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09475" calcext:value-type="float">
            <text:p>14094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0731311650292" calcext:value-type="float">
            <text:p>4.707313116502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1293982" calcext:value-type="float">
            <text:p>12939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7860453701237" calcext:value-type="float">
            <text:p>5.078604537012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351324" calcext:value-type="float">
            <text:p>13513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9029198741519" calcext:value-type="float">
            <text:p>4.890291987415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510087" calcext:value-type="float">
            <text:p>15100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40786719964063" calcext:value-type="float">
            <text:p>4.407867199640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521144" calcext:value-type="float">
            <text:p>15211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761836005716" calcext:value-type="float">
            <text:p>4.3761836005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381408" calcext:value-type="float">
            <text:p>13814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9466722040804" calcext:value-type="float">
            <text:p>4.794667220408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318439" calcext:value-type="float">
            <text:p>13184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9728647638247" calcext:value-type="float">
            <text:p>4.997286476382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355792" calcext:value-type="float">
            <text:p>13557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7595621822704" calcext:value-type="float">
            <text:p>4.875956218227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93561" calcext:value-type="float">
            <text:p>12935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8001775394051" calcext:value-type="float">
            <text:p>5.080017753940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1268623" calcext:value-type="float">
            <text:p>12686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6456107955706" calcext:value-type="float">
            <text:p>5.164561079557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357554" calcext:value-type="float">
            <text:p>13575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703157508139" calcext:value-type="float">
            <text:p>4.8703157508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315749" calcext:value-type="float">
            <text:p>13157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061564018579" calcext:value-type="float">
            <text:p>5.00615640185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1270765" calcext:value-type="float">
            <text:p>12707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5723444021824" calcext:value-type="float">
            <text:p>5.15723444021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1252844" calcext:value-type="float">
            <text:p>12528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1891691356205" calcext:value-type="float">
            <text:p>5.218916913562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257862" calcext:value-type="float">
            <text:p>12578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2426994039051" calcext:value-type="float">
            <text:p>5.024269940390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339813" calcext:value-type="float">
            <text:p>13398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5015803959704" calcext:value-type="float">
            <text:p>4.750158039597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517711" calcext:value-type="float">
            <text:p>15177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0870909527605" calcext:value-type="float">
            <text:p>4.208709095276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515599" calcext:value-type="float">
            <text:p>15155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1475681274641" calcext:value-type="float">
            <text:p>4.214756812746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323976" calcext:value-type="float">
            <text:p>13239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017987870316" calcext:value-type="float">
            <text:p>4.80179878703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360545" calcext:value-type="float">
            <text:p>13605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8347080692902" calcext:value-type="float">
            <text:p>4.683470806929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385778" calcext:value-type="float">
            <text:p>13857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036632894339" calcext:value-type="float">
            <text:p>4.60366328943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296967" calcext:value-type="float">
            <text:p>12969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913106528261" calcext:value-type="float">
            <text:p>4.89131065282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361985" calcext:value-type="float">
            <text:p>13619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788766675641" calcext:value-type="float">
            <text:p>4.67887666756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1385281" calcext:value-type="float">
            <text:p>13852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052211368837" calcext:value-type="float">
            <text:p>4.60522113688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365552" calcext:value-type="float">
            <text:p>13655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6751748673471" calcext:value-type="float">
            <text:p>4.667517486734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372548" calcext:value-type="float">
            <text:p>13725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453245003052" calcext:value-type="float">
            <text:p>4.64532450030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321186" calcext:value-type="float">
            <text:p>13211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096028302955" calcext:value-type="float">
            <text:p>4.810960283029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1716521" calcext:value-type="float">
            <text:p>17165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7410870354232" calcext:value-type="float">
            <text:p>3.67410870354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389058" calcext:value-type="float">
            <text:p>13890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9339611282169" calcext:value-type="float">
            <text:p>4.593396112821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374801" calcext:value-type="float">
            <text:p>13748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3820151966409" calcext:value-type="float">
            <text:p>4.638201519664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326860" calcext:value-type="float">
            <text:p>13268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9234889439406" calcext:value-type="float">
            <text:p>4.792348894394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1401193" calcext:value-type="float">
            <text:p>14011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5562032300469" calcext:value-type="float">
            <text:p>4.555620323004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301248" calcext:value-type="float">
            <text:p>13012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7699916313409" calcext:value-type="float">
            <text:p>4.876999163134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382352" calcext:value-type="float">
            <text:p>13823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1441346124461" calcext:value-type="float">
            <text:p>4.614413461244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1429909" calcext:value-type="float">
            <text:p>14299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675159166387" calcext:value-type="float">
            <text:p>4.46751591663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1381181" calcext:value-type="float">
            <text:p>13811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1809395913442" calcext:value-type="float">
            <text:p>4.618093959134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313468" calcext:value-type="float">
            <text:p>13134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3640494786544" calcext:value-type="float">
            <text:p>4.83640494786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386932" calcext:value-type="float">
            <text:p>13869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0004822791607" calcext:value-type="float">
            <text:p>4.600048227916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1334717" calcext:value-type="float">
            <text:p>13347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6670799310713" calcext:value-type="float">
            <text:p>4.766707993107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593845" calcext:value-type="float">
            <text:p>15938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7342604437402" calcext:value-type="float">
            <text:p>4.173426044374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393791" calcext:value-type="float">
            <text:p>13937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5591032938641" calcext:value-type="float">
            <text:p>4.755910329386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277266" calcext:value-type="float">
            <text:p>22772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2374926703902" calcext:value-type="float">
            <text:p>2.623749267039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379001" calcext:value-type="float">
            <text:p>13790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0224107691176" calcext:value-type="float">
            <text:p>4.80224107691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371938" calcext:value-type="float">
            <text:p>13719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2454203426376" calcext:value-type="float">
            <text:p>4.82454203426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303483" calcext:value-type="float">
            <text:p>13034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4683317320197" calcext:value-type="float">
            <text:p>5.046833173201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373080" calcext:value-type="float">
            <text:p>13730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2092847452063" calcext:value-type="float">
            <text:p>4.820928474520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383106" calcext:value-type="float">
            <text:p>13831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8933223477942" calcext:value-type="float">
            <text:p>4.789332234779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399413" calcext:value-type="float">
            <text:p>139941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3842784780358" calcext:value-type="float">
            <text:p>4.738427847803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368035" calcext:value-type="float">
            <text:p>13680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3691480223883" calcext:value-type="float">
            <text:p>4.836914802238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323304" calcext:value-type="float">
            <text:p>13233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8129063543206" calcext:value-type="float">
            <text:p>4.981290635432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724047" calcext:value-type="float">
            <text:p>17240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83239587659202" calcext:value-type="float">
            <text:p>3.832395876592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407551" calcext:value-type="float">
            <text:p>14075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1324549137704" calcext:value-type="float">
            <text:p>4.713245491377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1314583" calcext:value-type="float">
            <text:p>13145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1000677054952" calcext:value-type="float">
            <text:p>5.010006770549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1444218" calcext:value-type="float">
            <text:p>14442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0155935282912" calcext:value-type="float">
            <text:p>4.60155935282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1343265" calcext:value-type="float">
            <text:p>13432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162698984466" calcext:value-type="float">
            <text:p>4.91626989844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1327820" calcext:value-type="float">
            <text:p>13278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6649482974913" calcext:value-type="float">
            <text:p>4.96649482974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389719" calcext:value-type="float">
            <text:p>13897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6861693645339" calcext:value-type="float">
            <text:p>4.768616936453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1309015" calcext:value-type="float">
            <text:p>13090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2844065642491" calcext:value-type="float">
            <text:p>5.028440656424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6968400" calcext:value-type="float">
            <text:p>69684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23344383279678" calcext:value-type="float">
            <text:p>-2.233443832796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1613396" calcext:value-type="float">
            <text:p>16133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2047712914347" calcext:value-type="float">
            <text:p>4.120477129143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1533308" calcext:value-type="float">
            <text:p>15333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415928719877" calcext:value-type="float">
            <text:p>4.34159287198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444811" calcext:value-type="float">
            <text:p>14448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9977649338821" calcext:value-type="float">
            <text:p>4.599776493388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420702" calcext:value-type="float">
            <text:p>14207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7285696959592" calcext:value-type="float">
            <text:p>4.672856969595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54006" calcext:value-type="float">
            <text:p>14540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15214437122848" calcext:value-type="float">
            <text:p>5.15214437122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378205" calcext:value-type="float">
            <text:p>137820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8466814617303" calcext:value-type="float">
            <text:p>5.384668146173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409445" calcext:value-type="float">
            <text:p>140944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8732502476302" calcext:value-type="float">
            <text:p>5.287325024763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386493" calcext:value-type="float">
            <text:p>138649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58629544861" calcext:value-type="float">
            <text:p>5.358629544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410498" calcext:value-type="float">
            <text:p>141049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8408161090182" calcext:value-type="float">
            <text:p>5.284081610901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180715" calcext:value-type="float">
            <text:p>218071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39181724906844" calcext:value-type="float">
            <text:p>3.391817249068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478037" calcext:value-type="float">
            <text:p>147803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08095329802221" calcext:value-type="float">
            <text:p>5.080953298022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440010" calcext:value-type="float">
            <text:p>144001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19415127760278" calcext:value-type="float">
            <text:p>5.19415127760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441235" calcext:value-type="float">
            <text:p>144123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19045835476986" calcext:value-type="float">
            <text:p>5.190458354769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381146" calcext:value-type="float">
            <text:p>138114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75410458007" calcext:value-type="float">
            <text:p>5.3754104580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297850" calcext:value-type="float">
            <text:p>129785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4556134329002" calcext:value-type="float">
            <text:p>5.64556134329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33597" calcext:value-type="float">
            <text:p>123359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6607331236984" calcext:value-type="float">
            <text:p>5.86607331236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206395" calcext:value-type="float">
            <text:p>120639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96291107217541" calcext:value-type="float">
            <text:p>5.962911072175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1235284" calcext:value-type="float">
            <text:p>123528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6013819516494" calcext:value-type="float">
            <text:p>5.860138195164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238367" calcext:value-type="float">
            <text:p>123836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4931265363959" calcext:value-type="float">
            <text:p>5.849312653639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1230892" calcext:value-type="float">
            <text:p>123089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7560686715785" calcext:value-type="float">
            <text:p>5.875606867157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404854" calcext:value-type="float">
            <text:p>140485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0149443416181" calcext:value-type="float">
            <text:p>5.30149443416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1728378" calcext:value-type="float">
            <text:p>172837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40141906107487" calcext:value-type="float">
            <text:p>4.40141906107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1296854" calcext:value-type="float">
            <text:p>129685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4889549874838" calcext:value-type="float">
            <text:p>5.648895498748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1251664" calcext:value-type="float">
            <text:p>125166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0292874420632" calcext:value-type="float">
            <text:p>5.80292874420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221148" calcext:value-type="float">
            <text:p>122114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91012333268845" calcext:value-type="float">
            <text:p>5.910123332688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229041" calcext:value-type="float">
            <text:p>122904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5161080560647" calcext:value-type="float">
            <text:p>6.551610805606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249135" calcext:value-type="float">
            <text:p>124913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8118074272657" calcext:value-type="float">
            <text:p>6.481180742726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241816" calcext:value-type="float">
            <text:p>124181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0670200316318" calcext:value-type="float">
            <text:p>6.506702003163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227005" calcext:value-type="float">
            <text:p>122700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588111900268" calcext:value-type="float">
            <text:p>6.5588111900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226385" calcext:value-type="float">
            <text:p>122638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6100621474372" calcext:value-type="float">
            <text:p>6.561006214743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221900" calcext:value-type="float">
            <text:p>122190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7691786661583" calcext:value-type="float">
            <text:p>6.576917866615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225343" calcext:value-type="float">
            <text:p>122534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6469777332926" calcext:value-type="float">
            <text:p>6.564697773329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287565" calcext:value-type="float">
            <text:p>128756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4958288760798" calcext:value-type="float">
            <text:p>6.349582887607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221724" calcext:value-type="float">
            <text:p>12217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7754346064296" calcext:value-type="float">
            <text:p>6.57754346064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749219" calcext:value-type="float">
            <text:p>174921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01883265466307" calcext:value-type="float">
            <text:p>5.018832654663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424903" calcext:value-type="float">
            <text:p>142490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0942150630498" calcext:value-type="float">
            <text:p>5.909421506304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1226399" calcext:value-type="float">
            <text:p>122639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6095663742467" calcext:value-type="float">
            <text:p>6.560956637424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337429" calcext:value-type="float">
            <text:p>133742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8456715522887" calcext:value-type="float">
            <text:p>6.184567155228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1256073" calcext:value-type="float">
            <text:p>125607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5712571161691" calcext:value-type="float">
            <text:p>6.457125711616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248683" calcext:value-type="float">
            <text:p>124868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8275252344048" calcext:value-type="float">
            <text:p>6.48275252344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248317" calcext:value-type="float">
            <text:p>124831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8402566546302" calcext:value-type="float">
            <text:p>6.484025665463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1284972" calcext:value-type="float">
            <text:p>128497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5833787129098" calcext:value-type="float">
            <text:p>6.358337871290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209104" calcext:value-type="float">
            <text:p>120910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62263793548094" calcext:value-type="float">
            <text:p>6.622637935480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222312" calcext:value-type="float">
            <text:p>122231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8697941892989" calcext:value-type="float">
            <text:p>7.086979418929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233205" calcext:value-type="float">
            <text:p>123320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4844740449508" calcext:value-type="float">
            <text:p>7.04844740449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236310" calcext:value-type="float">
            <text:p>123631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3752635257266" calcext:value-type="float">
            <text:p>7.037526352572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477029" calcext:value-type="float">
            <text:p>14770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26490995006849" calcext:value-type="float">
            <text:p>6.264909950068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450668" calcext:value-type="float">
            <text:p>14506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4311986206075" calcext:value-type="float">
            <text:p>6.343119862060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263771" calcext:value-type="float">
            <text:p>126377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4211632042074" calcext:value-type="float">
            <text:p>6.942116320420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226775" calcext:value-type="float">
            <text:p>12267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7115100272196" calcext:value-type="float">
            <text:p>7.07115100272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241329" calcext:value-type="float">
            <text:p>12413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1993115822671" calcext:value-type="float">
            <text:p>7.019931158226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226877" calcext:value-type="float">
            <text:p>122687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7078992431981" calcext:value-type="float">
            <text:p>7.07078992431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21183" calcext:value-type="float">
            <text:p>122118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9099267457364" calcext:value-type="float">
            <text:p>7.090992674573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439193" calcext:value-type="float">
            <text:p>14391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7760979338964" calcext:value-type="float">
            <text:p>6.377609793389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1283804" calcext:value-type="float">
            <text:p>128380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7381292844841" calcext:value-type="float">
            <text:p>6.873812928448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228181" calcext:value-type="float">
            <text:p>122818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6617642795713" calcext:value-type="float">
            <text:p>7.066176427957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238049" calcext:value-type="float">
            <text:p>12380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3142183638583" calcext:value-type="float">
            <text:p>7.031421836385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221651" calcext:value-type="float">
            <text:p>12216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8932862519478" calcext:value-type="float">
            <text:p>7.089328625194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261468" calcext:value-type="float">
            <text:p>12614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5003779216355" calcext:value-type="float">
            <text:p>6.950037792163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541244" calcext:value-type="float">
            <text:p>15412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36037298598486" calcext:value-type="float">
            <text:p>6.36037298598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267061" calcext:value-type="float">
            <text:p>126706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1111173929228" calcext:value-type="float">
            <text:p>7.211111739292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228149" calcext:value-type="float">
            <text:p>12281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4657638566138" calcext:value-type="float">
            <text:p>7.346576385661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237120" calcext:value-type="float">
            <text:p>12371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1496869502428" calcext:value-type="float">
            <text:p>7.314968695024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231215" calcext:value-type="float">
            <text:p>12312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3574799611568" calcext:value-type="float">
            <text:p>7.335747996115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226958" calcext:value-type="float">
            <text:p>122695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5079000868084" calcext:value-type="float">
            <text:p>7.350790008680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268555" calcext:value-type="float">
            <text:p>12685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0599396096112" calcext:value-type="float">
            <text:p>7.20599396096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224310" calcext:value-type="float">
            <text:p>12243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6017300748323" calcext:value-type="float">
            <text:p>7.360173007483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20346" calcext:value-type="float">
            <text:p>122034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7425715539653" calcext:value-type="float">
            <text:p>7.374257155396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214389" calcext:value-type="float">
            <text:p>121438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9550872808108" calcext:value-type="float">
            <text:p>7.39550872808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242334" calcext:value-type="float">
            <text:p>12423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9670326427638" calcext:value-type="float">
            <text:p>7.296703264276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400597" calcext:value-type="float">
            <text:p>14005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7595505736254" calcext:value-type="float">
            <text:p>6.77595505736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309597" calcext:value-type="float">
            <text:p>13095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6771025983416" calcext:value-type="float">
            <text:p>7.06771025983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653191" calcext:value-type="float">
            <text:p>165319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05585665205329" calcext:value-type="float">
            <text:p>6.055856652053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1261648" calcext:value-type="float">
            <text:p>12616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2970493938968" calcext:value-type="float">
            <text:p>7.22970493938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246224" calcext:value-type="float">
            <text:p>12462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0283906625621" calcext:value-type="float">
            <text:p>7.00283906625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239076" calcext:value-type="float">
            <text:p>12390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2782072252625" calcext:value-type="float">
            <text:p>7.02782072252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232123" calcext:value-type="float">
            <text:p>123212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5225952734113" calcext:value-type="float">
            <text:p>7.052259527341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225925" calcext:value-type="float">
            <text:p>122592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7416115744448" calcext:value-type="float">
            <text:p>7.07416115744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216338" calcext:value-type="float">
            <text:p>121633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0825742458727" calcext:value-type="float">
            <text:p>7.10825742458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221757" calcext:value-type="float">
            <text:p>122175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889518136667" calcext:value-type="float">
            <text:p>7.088951813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1215940" calcext:value-type="float">
            <text:p>12159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0967871940094" calcext:value-type="float">
            <text:p>7.109678719400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390510" calcext:value-type="float">
            <text:p>139051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2705900857883" calcext:value-type="float">
            <text:p>6.527059008578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218850" calcext:value-type="float">
            <text:p>12188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9929755680299" calcext:value-type="float">
            <text:p>7.099297556802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310035" calcext:value-type="float">
            <text:p>13100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859711855563" calcext:value-type="float">
            <text:p>6.78597118555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520425" calcext:value-type="float">
            <text:p>152042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13915015349615" calcext:value-type="float">
            <text:p>6.139150153496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1285005" calcext:value-type="float">
            <text:p>128500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6975199818252" calcext:value-type="float">
            <text:p>6.869751998182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1322563" calcext:value-type="float">
            <text:p>132256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4463648621205" calcext:value-type="float">
            <text:p>6.744636486212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1293156" calcext:value-type="float">
            <text:p>129315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4229098146201" calcext:value-type="float">
            <text:p>6.842290981462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1348062" calcext:value-type="float">
            <text:p>134806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6170150635373" calcext:value-type="float">
            <text:p>6.661701506353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1499387" calcext:value-type="float">
            <text:p>149938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19966276241971" calcext:value-type="float">
            <text:p>6.199662762419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322034" calcext:value-type="float">
            <text:p>132203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00037007615" calcext:value-type="float">
            <text:p>6.0000370076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319316" calcext:value-type="float">
            <text:p>131931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0897495842388" calcext:value-type="float">
            <text:p>6.008974958423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407034" calcext:value-type="float">
            <text:p>140703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2941733230845" calcext:value-type="float">
            <text:p>5.729417332308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370058" calcext:value-type="float">
            <text:p>137005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4507372260137" calcext:value-type="float">
            <text:p>5.845073722601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377248" calcext:value-type="float">
            <text:p>137724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2234174841262" calcext:value-type="float">
            <text:p>5.822341748412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407713" calcext:value-type="float">
            <text:p>140771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2732203948865" calcext:value-type="float">
            <text:p>5.727322039488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764004" calcext:value-type="float">
            <text:p>176400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4.74746759627675" calcext:value-type="float">
            <text:p>4.747467596276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326051" calcext:value-type="float">
            <text:p>132605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8686097835645" calcext:value-type="float">
            <text:p>5.98686097835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304028" calcext:value-type="float">
            <text:p>130402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5959408579683" calcext:value-type="float">
            <text:p>6.059594085796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282275" calcext:value-type="float">
            <text:p>128227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326515013191" calcext:value-type="float">
            <text:p>6.13265150131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282642" calcext:value-type="float">
            <text:p>128264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3140868468257" calcext:value-type="float">
            <text:p>6.131408684682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377781" calcext:value-type="float">
            <text:p>137778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2066133806673" calcext:value-type="float">
            <text:p>5.82066133806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371775" calcext:value-type="float">
            <text:p>137177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3963441449688" calcext:value-type="float">
            <text:p>5.83963441449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1433185" calcext:value-type="float">
            <text:p>143318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64944071111893" calcext:value-type="float">
            <text:p>5.649440711118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1309768" calcext:value-type="float">
            <text:p>130976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4051949594002" calcext:value-type="float">
            <text:p>6.04051949594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1355032" calcext:value-type="float">
            <text:p>135503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9296773726737" calcext:value-type="float">
            <text:p>5.892967737267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1336444" calcext:value-type="float">
            <text:p>133644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5295559655801" calcext:value-type="float">
            <text:p>5.952955596558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1385413" calcext:value-type="float">
            <text:p>138541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9667066702066" calcext:value-type="float">
            <text:p>5.796670667020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1660852" calcext:value-type="float">
            <text:p>166085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00915391409335" calcext:value-type="float">
            <text:p>5.009153914093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84597" calcext:value-type="float">
            <text:p>148459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85968688445653" calcext:value-type="float">
            <text:p>4.859686884456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346922" calcext:value-type="float">
            <text:p>134692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8234820523147" calcext:value-type="float">
            <text:p>5.28234820523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302703" calcext:value-type="float">
            <text:p>130270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2731853777761" calcext:value-type="float">
            <text:p>5.427318537777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788030" calcext:value-type="float">
            <text:p>17880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05202465843518" calcext:value-type="float">
            <text:p>4.052024658435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401060" calcext:value-type="float">
            <text:p>140106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1120532839526" calcext:value-type="float">
            <text:p>5.111205328395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392699" calcext:value-type="float">
            <text:p>139269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3720003304956" calcext:value-type="float">
            <text:p>5.137200033049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332073" calcext:value-type="float">
            <text:p>133207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3049241456054" calcext:value-type="float">
            <text:p>5.330492414560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397873" calcext:value-type="float">
            <text:p>139787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2109550520189" calcext:value-type="float">
            <text:p>5.121095505201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408555" calcext:value-type="float">
            <text:p>140855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880345746579" calcext:value-type="float">
            <text:p>5.08803457465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392220" calcext:value-type="float">
            <text:p>139222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3869398715654" calcext:value-type="float">
            <text:p>5.138693987156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48330" calcext:value-type="float">
            <text:p>15483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67713738425435" calcext:value-type="float">
            <text:p>4.677137384254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306924" calcext:value-type="float">
            <text:p>130692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1326933759106" calcext:value-type="float">
            <text:p>5.41326933759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328047" calcext:value-type="float">
            <text:p>13280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4363821940504" calcext:value-type="float">
            <text:p>5.34363821940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279687" calcext:value-type="float">
            <text:p>127968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0473508973664" calcext:value-type="float">
            <text:p>5.50473508973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305480" calcext:value-type="float">
            <text:p>130548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1807044259424" calcext:value-type="float">
            <text:p>5.41807044259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47965" calcext:value-type="float">
            <text:p>134796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7898651201582" calcext:value-type="float">
            <text:p>5.278986512015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301179" calcext:value-type="float">
            <text:p>130117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3240221565545" calcext:value-type="float">
            <text:p>5.43240221565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365653" calcext:value-type="float">
            <text:p>13656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223690397563" calcext:value-type="float">
            <text:p>5.22236903975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337737" calcext:value-type="float">
            <text:p>133773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120652782782" calcext:value-type="float">
            <text:p>5.31206527827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247493" calcext:value-type="float">
            <text:p>124749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1539149696807" calcext:value-type="float">
            <text:p>5.615391496968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434576" calcext:value-type="float">
            <text:p>143457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085370611075" calcext:value-type="float">
            <text:p>5.00853706110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423707" calcext:value-type="float">
            <text:p>14237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4156646705574" calcext:value-type="float">
            <text:p>5.041566467055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837272" calcext:value-type="float">
            <text:p>18372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5615232356936" calcext:value-type="float">
            <text:p>3.556152323569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336954" calcext:value-type="float">
            <text:p>13369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3672223865273" calcext:value-type="float">
            <text:p>4.936722238652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453991" calcext:value-type="float">
            <text:p>14539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7226970491756" calcext:value-type="float">
            <text:p>4.57226970491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309535" calcext:value-type="float">
            <text:p>13095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2671578477031" calcext:value-type="float">
            <text:p>5.0267157847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381736" calcext:value-type="float">
            <text:p>13817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9363615875701" calcext:value-type="float">
            <text:p>4.793636158757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327316" calcext:value-type="float">
            <text:p>13273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6814359215911" calcext:value-type="float">
            <text:p>4.968143592159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335229" calcext:value-type="float">
            <text:p>13352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4232932533314" calcext:value-type="float">
            <text:p>4.942329325333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288511" calcext:value-type="float">
            <text:p>12885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9700558332734" calcext:value-type="float">
            <text:p>5.097005583327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1301358" calcext:value-type="float">
            <text:p>13013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5391902587991" calcext:value-type="float">
            <text:p>5.053919025879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288570" calcext:value-type="float">
            <text:p>12885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9680672753323" calcext:value-type="float">
            <text:p>5.096806727533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395195" calcext:value-type="float">
            <text:p>13951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5153777603476" calcext:value-type="float">
            <text:p>4.75153777603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374818" calcext:value-type="float">
            <text:p>13748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1543479236651" calcext:value-type="float">
            <text:p>4.81543479236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555706" calcext:value-type="float">
            <text:p>15557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2786116211274" calcext:value-type="float">
            <text:p>4.27861162112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385879" calcext:value-type="float">
            <text:p>13858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8063374778209" calcext:value-type="float">
            <text:p>4.78063374778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397513" calcext:value-type="float">
            <text:p>139751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4432832312932" calcext:value-type="float">
            <text:p>4.74432832312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350218" calcext:value-type="float">
            <text:p>13502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9384795451709" calcext:value-type="float">
            <text:p>4.893847954517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321479" calcext:value-type="float">
            <text:p>13214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8728422776285" calcext:value-type="float">
            <text:p>4.987284227762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1390431" calcext:value-type="float">
            <text:p>13904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6639246886801" calcext:value-type="float">
            <text:p>4.766392468868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330068" calcext:value-type="float">
            <text:p>13300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5914843871899" calcext:value-type="float">
            <text:p>4.959148438718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1249084" calcext:value-type="float">
            <text:p>12490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3197043453716" calcext:value-type="float">
            <text:p>5.2319704345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430657" calcext:value-type="float">
            <text:p>14306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4253164659109" calcext:value-type="float">
            <text:p>4.64253164659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296361" calcext:value-type="float">
            <text:p>12963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706273165212" calcext:value-type="float">
            <text:p>5.07062731652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1247301" calcext:value-type="float">
            <text:p>12473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3817418270026" calcext:value-type="float">
            <text:p>5.238174182700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1402379" calcext:value-type="float">
            <text:p>14023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2923289032992" calcext:value-type="float">
            <text:p>4.72923289032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94946" calcext:value-type="float">
            <text:p>15949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9314007570514" calcext:value-type="float">
            <text:p>3.993140075705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311608" calcext:value-type="float">
            <text:p>13116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4255934394023" calcext:value-type="float">
            <text:p>4.842559343940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429205" calcext:value-type="float">
            <text:p>14292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6965464438051" calcext:value-type="float">
            <text:p>4.469654644380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253252" calcext:value-type="float">
            <text:p>12532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4021584974233" calcext:value-type="float">
            <text:p>5.040215849742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255460" calcext:value-type="float">
            <text:p>12554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3257111042074" calcext:value-type="float">
            <text:p>5.032571110420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299901" calcext:value-type="float">
            <text:p>12999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8149713475675" calcext:value-type="float">
            <text:p>4.881497134756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384567" calcext:value-type="float">
            <text:p>13845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0746014976056" calcext:value-type="float">
            <text:p>4.60746014976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1365853" calcext:value-type="float">
            <text:p>13658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665603043353" calcext:value-type="float">
            <text:p>4.66656030433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1367950" calcext:value-type="float">
            <text:p>13679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5989767570282" calcext:value-type="float">
            <text:p>4.659897675702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297516" calcext:value-type="float">
            <text:p>12975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8947269378668" calcext:value-type="float">
            <text:p>4.889472693786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332109" calcext:value-type="float">
            <text:p>13321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7520228834708" calcext:value-type="float">
            <text:p>4.775202288347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1638372" calcext:value-type="float">
            <text:p>16383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7647474120484" calcext:value-type="float">
            <text:p>3.876474741204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439582" calcext:value-type="float">
            <text:p>14395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3823583570447" calcext:value-type="float">
            <text:p>4.438235835704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444372" calcext:value-type="float">
            <text:p>14443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2380930545314" calcext:value-type="float">
            <text:p>4.423809305453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323365" calcext:value-type="float">
            <text:p>13233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0380346971626" calcext:value-type="float">
            <text:p>4.803803469716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1341674" calcext:value-type="float">
            <text:p>13416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4412987566721" calcext:value-type="float">
            <text:p>4.744129875667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327875" calcext:value-type="float">
            <text:p>13278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902796842132" calcext:value-type="float">
            <text:p>4.78902796842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354645" calcext:value-type="float">
            <text:p>13546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0234492974291" calcext:value-type="float">
            <text:p>4.702344929742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1363456" calcext:value-type="float">
            <text:p>13634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741886391319" calcext:value-type="float">
            <text:p>4.67418863913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1328188" calcext:value-type="float">
            <text:p>13281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800439199663" calcext:value-type="float">
            <text:p>4.788004391996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372563" calcext:value-type="float">
            <text:p>13725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4527703834662" calcext:value-type="float">
            <text:p>4.645277038346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1235963" calcext:value-type="float">
            <text:p>12359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0054521494541" calcext:value-type="float">
            <text:p>5.100545214945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1701193" calcext:value-type="float">
            <text:p>17011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1306404299631" calcext:value-type="float">
            <text:p>3.713064042996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1602484" calcext:value-type="float">
            <text:p>16024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7266289328309" calcext:value-type="float">
            <text:p>3.972662893283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1495935" calcext:value-type="float">
            <text:p>14959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7147267956344" calcext:value-type="float">
            <text:p>4.271472679563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308221" calcext:value-type="float">
            <text:p>13082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3107572509438" calcext:value-type="float">
            <text:p>5.031075725094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351065" calcext:value-type="float">
            <text:p>13510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9112445284601" calcext:value-type="float">
            <text:p>4.891124452846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411940" calcext:value-type="float">
            <text:p>14119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997244691733" calcext:value-type="float">
            <text:p>4.69972446917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293309" calcext:value-type="float">
            <text:p>12933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8086389008021" calcext:value-type="float">
            <text:p>5.080863890080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278085" calcext:value-type="float">
            <text:p>12780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3228950938668" calcext:value-type="float">
            <text:p>5.132289509386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391537" calcext:value-type="float">
            <text:p>13915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6293930389781" calcext:value-type="float">
            <text:p>4.76293930389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302666" calcext:value-type="float">
            <text:p>13026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4955610733458" calcext:value-type="float">
            <text:p>5.049556107334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334774" calcext:value-type="float">
            <text:p>13347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4380950337923" calcext:value-type="float">
            <text:p>4.94380950337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342882" calcext:value-type="float">
            <text:p>13428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1750836222163" calcext:value-type="float">
            <text:p>4.917508362221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563234" calcext:value-type="float">
            <text:p>15632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25764696513188" calcext:value-type="float">
            <text:p>4.25764696513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594221" calcext:value-type="float">
            <text:p>15942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7240163191862" calcext:value-type="float">
            <text:p>4.172401631918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305921" calcext:value-type="float">
            <text:p>13059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3871783149963" calcext:value-type="float">
            <text:p>5.038717831499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243036" calcext:value-type="float">
            <text:p>12430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5304982223225" calcext:value-type="float">
            <text:p>5.25304982223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349123" calcext:value-type="float">
            <text:p>13491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9737142549588" calcext:value-type="float">
            <text:p>4.897371425495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314769" calcext:value-type="float">
            <text:p>13147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0939233190632" calcext:value-type="float">
            <text:p>5.00939233190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252263" calcext:value-type="float">
            <text:p>12522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2093139915895" calcext:value-type="float">
            <text:p>5.22093139915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346747" calcext:value-type="float">
            <text:p>13467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0502672012198" calcext:value-type="float">
            <text:p>4.905026720121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1331686" calcext:value-type="float">
            <text:p>13316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5386854765266" calcext:value-type="float">
            <text:p>4.953868547652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353235" calcext:value-type="float">
            <text:p>13532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8415466970065" calcext:value-type="float">
            <text:p>4.884154669700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461339" calcext:value-type="float">
            <text:p>14613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5037713968007" calcext:value-type="float">
            <text:p>4.550377139680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376934" calcext:value-type="float">
            <text:p>13769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0875564900739" calcext:value-type="float">
            <text:p>4.80875564900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641569" calcext:value-type="float">
            <text:p>16415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4529546670755" calcext:value-type="float">
            <text:p>4.04529546670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1310552" calcext:value-type="float">
            <text:p>13105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2334431267585" calcext:value-type="float">
            <text:p>5.023344312675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296359" calcext:value-type="float">
            <text:p>12963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7063401673536" calcext:value-type="float">
            <text:p>5.07063401673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323816" calcext:value-type="float">
            <text:p>132381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5953009993899" calcext:value-type="float">
            <text:p>5.559530099938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455275" calcext:value-type="float">
            <text:p>145527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14835567063553" calcext:value-type="float">
            <text:p>5.14835567063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328136" calcext:value-type="float">
            <text:p>132813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4538087083269" calcext:value-type="float">
            <text:p>5.545380870832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385473" calcext:value-type="float">
            <text:p>138547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618256907844" calcext:value-type="float">
            <text:p>5.36182569078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372525" calcext:value-type="float">
            <text:p>137252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0260372082573" calcext:value-type="float">
            <text:p>5.402603720825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365421" calcext:value-type="float">
            <text:p>136542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2514057818458" calcext:value-type="float">
            <text:p>5.425140578184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335755" calcext:value-type="float">
            <text:p>133575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2053827269255" calcext:value-type="float">
            <text:p>5.520538272692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372701" calcext:value-type="float">
            <text:p>137270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0204685717283" calcext:value-type="float">
            <text:p>5.402046857172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303973" calcext:value-type="float">
            <text:p>130397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2512036769873" calcext:value-type="float">
            <text:p>5.625120367698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793483" calcext:value-type="float">
            <text:p>179348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24083371321856" calcext:value-type="float">
            <text:p>4.24083371321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416966" calcext:value-type="float">
            <text:p>141696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6421206272174" calcext:value-type="float">
            <text:p>5.264212062721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283932" calcext:value-type="float">
            <text:p>128393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9238612674471" calcext:value-type="float">
            <text:p>5.692386126744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269072" calcext:value-type="float">
            <text:p>126907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4294373561589" calcext:value-type="float">
            <text:p>5.742943735615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316116" calcext:value-type="float">
            <text:p>131611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8486466911571" calcext:value-type="float">
            <text:p>5.58486466911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328055" calcext:value-type="float">
            <text:p>132805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4564574525659" calcext:value-type="float">
            <text:p>5.545645745256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319346" calcext:value-type="float">
            <text:p>131934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742193107011" calcext:value-type="float">
            <text:p>5.57421931070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349381" calcext:value-type="float">
            <text:p>134938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7646045013224" calcext:value-type="float">
            <text:p>5.47646045013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269171" calcext:value-type="float">
            <text:p>126917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4260495675405" calcext:value-type="float">
            <text:p>5.742604956754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403806" calcext:value-type="float">
            <text:p>14038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0473541482987" calcext:value-type="float">
            <text:p>5.304735414829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357799" calcext:value-type="float">
            <text:p>135779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4945151292288" calcext:value-type="float">
            <text:p>5.449451512922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316887" calcext:value-type="float">
            <text:p>131688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8232125344077" calcext:value-type="float">
            <text:p>5.582321253440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869402" calcext:value-type="float">
            <text:p>186940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4.73024748478634" calcext:value-type="float">
            <text:p>4.730247484786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354687" calcext:value-type="float">
            <text:p>135468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2888488268184" calcext:value-type="float">
            <text:p>6.12888488268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367257" calcext:value-type="float">
            <text:p>136725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8877295940157" calcext:value-type="float">
            <text:p>6.088772959401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363662" calcext:value-type="float">
            <text:p>136366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0020712910275" calcext:value-type="float">
            <text:p>6.10020712910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293543" calcext:value-type="float">
            <text:p>129354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2946581342918" calcext:value-type="float">
            <text:p>6.329465813429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418191" calcext:value-type="float">
            <text:p>141819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2992726501733" calcext:value-type="float">
            <text:p>5.929927265017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314843" calcext:value-type="float">
            <text:p>131484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5853552865267" calcext:value-type="float">
            <text:p>6.25853552865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373352" calcext:value-type="float">
            <text:p>137335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6945587162096" calcext:value-type="float">
            <text:p>6.06945587162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457286" calcext:value-type="float">
            <text:p>145728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1182658768791" calcext:value-type="float">
            <text:p>5.811826587687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310786" calcext:value-type="float">
            <text:p>131078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7195657264089" calcext:value-type="float">
            <text:p>6.271956572640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254253" calcext:value-type="float">
            <text:p>125425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6342302993775" calcext:value-type="float">
            <text:p>6.463423029937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490387" calcext:value-type="float">
            <text:p>149038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71428397725117" calcext:value-type="float">
            <text:p>5.714283977251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555028" calcext:value-type="float">
            <text:p>155502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52989238081228" calcext:value-type="float">
            <text:p>5.529892380812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405215" calcext:value-type="float">
            <text:p>140521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6984674436026" calcext:value-type="float">
            <text:p>5.969846744360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322623" calcext:value-type="float">
            <text:p>132262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3291380788505" calcext:value-type="float">
            <text:p>6.232913807885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252991" calcext:value-type="float">
            <text:p>125299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6779499917926" calcext:value-type="float">
            <text:p>6.467794999179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1335940" calcext:value-type="float">
            <text:p>133594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8940498008899" calcext:value-type="float">
            <text:p>6.189404980088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1372660" calcext:value-type="float">
            <text:p>137266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7164473159563" calcext:value-type="float">
            <text:p>6.071644731595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309806" calcext:value-type="float">
            <text:p>130980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8673041817086" calcext:value-type="float">
            <text:p>6.78673041817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386187" calcext:value-type="float">
            <text:p>138618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4058195733548" calcext:value-type="float">
            <text:p>6.540581957335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308469" calcext:value-type="float">
            <text:p>130846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9116579468994" calcext:value-type="float">
            <text:p>6.791165794689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249424" calcext:value-type="float">
            <text:p>12494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9170173355765" calcext:value-type="float">
            <text:p>6.991701733557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398744" calcext:value-type="float">
            <text:p>139874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0141780737056" calcext:value-type="float">
            <text:p>6.50141780737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439976" calcext:value-type="float">
            <text:p>14399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752476355051" calcext:value-type="float">
            <text:p>6.37524763550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560183" calcext:value-type="float">
            <text:p>156018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0270447589411" calcext:value-type="float">
            <text:p>6.02704475894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282516" calcext:value-type="float">
            <text:p>128251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7817225495219" calcext:value-type="float">
            <text:p>6.87817225495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332935" calcext:value-type="float">
            <text:p>13329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1071045596835" calcext:value-type="float">
            <text:p>6.710710455968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1259101" calcext:value-type="float">
            <text:p>125910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5819448488525" calcext:value-type="float">
            <text:p>6.958194484885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465924" calcext:value-type="float">
            <text:p>14659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29768562206912" calcext:value-type="float">
            <text:p>6.29768562206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360319" calcext:value-type="float">
            <text:p>13603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2239253316222" calcext:value-type="float">
            <text:p>6.62239253316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1467116" calcext:value-type="float">
            <text:p>146711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29415563917813" calcext:value-type="float">
            <text:p>6.29415563917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335399" calcext:value-type="float">
            <text:p>133539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0268970663509" calcext:value-type="float">
            <text:p>6.702689706635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340115" calcext:value-type="float">
            <text:p>134011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8737949037157" calcext:value-type="float">
            <text:p>6.687379490371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343106" calcext:value-type="float">
            <text:p>134310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7769728131466" calcext:value-type="float">
            <text:p>6.677697281314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386466" calcext:value-type="float">
            <text:p>13864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1999473578222" calcext:value-type="float">
            <text:p>6.81999473578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472137" calcext:value-type="float">
            <text:p>14721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55960469323567" calcext:value-type="float">
            <text:p>6.559604693235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423006" calcext:value-type="float">
            <text:p>14230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0701966256025" calcext:value-type="float">
            <text:p>6.707019662560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373955" calcext:value-type="float">
            <text:p>13739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5936188642664" calcext:value-type="float">
            <text:p>6.85936188642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319140" calcext:value-type="float">
            <text:p>13191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3617807957174" calcext:value-type="float">
            <text:p>7.036178079571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414197" calcext:value-type="float">
            <text:p>14141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3398785894433" calcext:value-type="float">
            <text:p>6.733987858944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313458" calcext:value-type="float">
            <text:p>131345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5492507457774" calcext:value-type="float">
            <text:p>7.054925074577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1237681" calcext:value-type="float">
            <text:p>12376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1299973502693" calcext:value-type="float">
            <text:p>7.312999735026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408058" calcext:value-type="float">
            <text:p>140805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5288153105682" calcext:value-type="float">
            <text:p>6.752881531056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327177" calcext:value-type="float">
            <text:p>132717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0979850764113" calcext:value-type="float">
            <text:p>7.009798507641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299702" calcext:value-type="float">
            <text:p>12997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0064910278316" calcext:value-type="float">
            <text:p>7.100649102783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379689" calcext:value-type="float">
            <text:p>137968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4127495755303" calcext:value-type="float">
            <text:p>6.841274957553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371978" calcext:value-type="float">
            <text:p>13719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6561550105656" calcext:value-type="float">
            <text:p>6.86561550105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830832" calcext:value-type="float">
            <text:p>183083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61260202923924" calcext:value-type="float">
            <text:p>5.612602029239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338316" calcext:value-type="float">
            <text:p>133831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7350027391762" calcext:value-type="float">
            <text:p>6.973500273917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348733" calcext:value-type="float">
            <text:p>13487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5954033649565" calcext:value-type="float">
            <text:p>6.659540336495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431677" calcext:value-type="float">
            <text:p>143167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0034969302681" calcext:value-type="float">
            <text:p>6.40034969302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318980" calcext:value-type="float">
            <text:p>131898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5641807055853" calcext:value-type="float">
            <text:p>6.756418070558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366376" calcext:value-type="float">
            <text:p>13663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0309792189356" calcext:value-type="float">
            <text:p>6.603097921893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324628" calcext:value-type="float">
            <text:p>132462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3786086415049" calcext:value-type="float">
            <text:p>6.737860864150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369275" calcext:value-type="float">
            <text:p>13692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9389338392929" calcext:value-type="float">
            <text:p>6.59389338392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368399" calcext:value-type="float">
            <text:p>136839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9667269205093" calcext:value-type="float">
            <text:p>6.596672692050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454518" calcext:value-type="float">
            <text:p>145451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3160917232084" calcext:value-type="float">
            <text:p>6.331609172320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307148" calcext:value-type="float">
            <text:p>130714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9555254595644" calcext:value-type="float">
            <text:p>6.79555254595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1275863" calcext:value-type="float">
            <text:p>127586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0075974258557" calcext:value-type="float">
            <text:p>6.900759742585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890342" calcext:value-type="float">
            <text:p>189034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19339633659657" calcext:value-type="float">
            <text:p>5.193396336596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391279" calcext:value-type="float">
            <text:p>139127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2465787416431" calcext:value-type="float">
            <text:p>6.524657874164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379520" calcext:value-type="float">
            <text:p>13795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6152016170281" calcext:value-type="float">
            <text:p>6.56152016170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324917" calcext:value-type="float">
            <text:p>132491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3691344785246" calcext:value-type="float">
            <text:p>6.736913447852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262901" calcext:value-type="float">
            <text:p>126290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4510710208285" calcext:value-type="float">
            <text:p>6.945107102082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366467" calcext:value-type="float">
            <text:p>136646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0280869343904" calcext:value-type="float">
            <text:p>6.602808693439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367120" calcext:value-type="float">
            <text:p>136712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5439688446991" calcext:value-type="float">
            <text:p>5.854396884469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345251" calcext:value-type="float">
            <text:p>134525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2443001663172" calcext:value-type="float">
            <text:p>5.92443001663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382558" calcext:value-type="float">
            <text:p>138255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0562965673216" calcext:value-type="float">
            <text:p>5.80562965673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327508" calcext:value-type="float">
            <text:p>132750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8209178254266" calcext:value-type="float">
            <text:p>5.982091782542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250516" calcext:value-type="float">
            <text:p>125051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4157072439461" calcext:value-type="float">
            <text:p>6.241570724394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1674733" calcext:value-type="float">
            <text:p>167473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4.97300747199204" calcext:value-type="float">
            <text:p>4.973007471992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354486" calcext:value-type="float">
            <text:p>135448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9471804702968" calcext:value-type="float">
            <text:p>5.89471804702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1333867" calcext:value-type="float">
            <text:p>133386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6133797020143" calcext:value-type="float">
            <text:p>5.96133797020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1372290" calcext:value-type="float">
            <text:p>137229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380042660798" calcext:value-type="float">
            <text:p>5.83800426607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1362016" calcext:value-type="float">
            <text:p>136201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7064115826169" calcext:value-type="float">
            <text:p>5.870641158261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362455" calcext:value-type="float">
            <text:p>136245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6924158176258" calcext:value-type="float">
            <text:p>5.86924158176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1313644" calcext:value-type="float">
            <text:p>131364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2768638671658" calcext:value-type="float">
            <text:p>6.02768638671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1203666" calcext:value-type="float">
            <text:p>120366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40740332049735" calcext:value-type="float">
            <text:p>6.407403320497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470197" calcext:value-type="float">
            <text:p>147019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53870792999123" calcext:value-type="float">
            <text:p>5.53870792999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299026" calcext:value-type="float">
            <text:p>129902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7628481654831" calcext:value-type="float">
            <text:p>6.076284816548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1357037" calcext:value-type="float">
            <text:p>135703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8654636233293" calcext:value-type="float">
            <text:p>5.88654636233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1330040" calcext:value-type="float">
            <text:p>133004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7381622958249" calcext:value-type="float">
            <text:p>5.97381622958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1719107" calcext:value-type="float">
            <text:p>17191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4.85943416497843" calcext:value-type="float">
            <text:p>4.859434164978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1381178" calcext:value-type="float">
            <text:p>138117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0996673114763" calcext:value-type="float">
            <text:p>5.809966731147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58030" calcext:value-type="float">
            <text:p>14580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9381080707198" calcext:value-type="float">
            <text:p>4.93810807071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359383" calcext:value-type="float">
            <text:p>135938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4235432587257" calcext:value-type="float">
            <text:p>5.242354325872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269760" calcext:value-type="float">
            <text:p>126976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3855625260406" calcext:value-type="float">
            <text:p>5.538556252604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317095" calcext:value-type="float">
            <text:p>131709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7960165989956" calcext:value-type="float">
            <text:p>5.379601659899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366490" calcext:value-type="float">
            <text:p>136649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1970809197483" calcext:value-type="float">
            <text:p>5.219708091974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868518" calcext:value-type="float">
            <text:p>18685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86079981166322" calcext:value-type="float">
            <text:p>3.86079981166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334839" calcext:value-type="float">
            <text:p>133483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2148380109545" calcext:value-type="float">
            <text:p>5.32148380109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265831" calcext:value-type="float">
            <text:p>126583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5201539790853" calcext:value-type="float">
            <text:p>5.552015397908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387031" calcext:value-type="float">
            <text:p>138703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5491099443755" calcext:value-type="float">
            <text:p>5.15491099443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370974" calcext:value-type="float">
            <text:p>137097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0548048424362" calcext:value-type="float">
            <text:p>5.205480484243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717954" calcext:value-type="float">
            <text:p>171795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22565736096697" calcext:value-type="float">
            <text:p>4.225657360966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329837" calcext:value-type="float">
            <text:p>132983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3778854921524" calcext:value-type="float">
            <text:p>5.337788549215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345968" calcext:value-type="float">
            <text:p>13459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8542532277484" calcext:value-type="float">
            <text:p>5.285425322774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299978" calcext:value-type="float">
            <text:p>129997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364126441673" calcext:value-type="float">
            <text:p>5.436412644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243036" calcext:value-type="float">
            <text:p>124303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3093560484407" calcext:value-type="float">
            <text:p>5.630935604844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363165" calcext:value-type="float">
            <text:p>136316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3028840242823" calcext:value-type="float">
            <text:p>5.230288402428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268535" calcext:value-type="float">
            <text:p>126853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427481277142" calcext:value-type="float">
            <text:p>5.54274812771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369610" calcext:value-type="float">
            <text:p>136961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0980348782409" calcext:value-type="float">
            <text:p>5.209803487824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363793" calcext:value-type="float">
            <text:p>136379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2828810070406" calcext:value-type="float">
            <text:p>5.228288100704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1270230" calcext:value-type="float">
            <text:p>12702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3694901471081" calcext:value-type="float">
            <text:p>5.536949014710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324795" calcext:value-type="float">
            <text:p>132479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5428586719253" calcext:value-type="float">
            <text:p>5.354285867192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772550" calcext:value-type="float">
            <text:p>177255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08978772477967" calcext:value-type="float">
            <text:p>4.089787724779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568397" calcext:value-type="float">
            <text:p>15683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24332685882546" calcext:value-type="float">
            <text:p>4.243326858825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322706" calcext:value-type="float">
            <text:p>13227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8325365223547" calcext:value-type="float">
            <text:p>4.983253652235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257794" calcext:value-type="float">
            <text:p>12577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0179170099875" calcext:value-type="float">
            <text:p>5.20179170099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374759" calcext:value-type="float">
            <text:p>13747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156211728493" calcext:value-type="float">
            <text:p>4.81562117284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367041" calcext:value-type="float">
            <text:p>13670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4007148771315" calcext:value-type="float">
            <text:p>4.840071487713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319457" calcext:value-type="float">
            <text:p>13194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9393447308495" calcext:value-type="float">
            <text:p>4.99393447308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314245" calcext:value-type="float">
            <text:p>13142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1112355366118" calcext:value-type="float">
            <text:p>5.011123553661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320130" calcext:value-type="float">
            <text:p>13201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9171988275204" calcext:value-type="float">
            <text:p>4.991719882752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1324517" calcext:value-type="float">
            <text:p>13245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7731152020183" calcext:value-type="float">
            <text:p>4.97731152020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344867" calcext:value-type="float">
            <text:p>13448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1109351691195" calcext:value-type="float">
            <text:p>4.911093516911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315607" calcext:value-type="float">
            <text:p>13156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0662513217406" calcext:value-type="float">
            <text:p>5.006625132174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766784" calcext:value-type="float">
            <text:p>17667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72605231168944" calcext:value-type="float">
            <text:p>3.72605231168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416904" calcext:value-type="float">
            <text:p>14169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8448262465333" calcext:value-type="float">
            <text:p>4.68448262465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1328899" calcext:value-type="float">
            <text:p>13288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6296714186239" calcext:value-type="float">
            <text:p>4.96296714186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1378485" calcext:value-type="float">
            <text:p>13784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0386644114047" calcext:value-type="float">
            <text:p>4.803866441140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302985" calcext:value-type="float">
            <text:p>13029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484927267021" calcext:value-type="float">
            <text:p>5.04849272670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1348876" calcext:value-type="float">
            <text:p>13488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9816661287238" calcext:value-type="float">
            <text:p>4.89816661287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1398421" calcext:value-type="float">
            <text:p>13984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4150751689118" calcext:value-type="float">
            <text:p>4.741507516891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1396486" calcext:value-type="float">
            <text:p>13964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4752102615464" calcext:value-type="float">
            <text:p>4.747521026154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1366262" calcext:value-type="float">
            <text:p>13662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425469937991" calcext:value-type="float">
            <text:p>4.84254699379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1381734" calcext:value-type="float">
            <text:p>13817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9364244497661" calcext:value-type="float">
            <text:p>4.793642444976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312330" calcext:value-type="float">
            <text:p>13123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1745631842296" calcext:value-type="float">
            <text:p>5.01745631842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1382552" calcext:value-type="float">
            <text:p>13825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9107214004748" calcext:value-type="float">
            <text:p>4.791072140047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1748606" calcext:value-type="float">
            <text:p>17486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77096724549641" calcext:value-type="float">
            <text:p>3.770967245496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340604" calcext:value-type="float">
            <text:p>13406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4759480450968" calcext:value-type="float">
            <text:p>4.74759480450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451221" calcext:value-type="float">
            <text:p>14512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0326437076294" calcext:value-type="float">
            <text:p>4.40326437076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317820" calcext:value-type="float">
            <text:p>13178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2203896961697" calcext:value-type="float">
            <text:p>4.822038969616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225642" calcext:value-type="float">
            <text:p>12256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3696356487452" calcext:value-type="float">
            <text:p>5.136963564874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419703" calcext:value-type="float">
            <text:p>14197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9862491277285" calcext:value-type="float">
            <text:p>4.498624912772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34512" calcext:value-type="float">
            <text:p>13345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6737507988736" calcext:value-type="float">
            <text:p>4.767375079887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373290" calcext:value-type="float">
            <text:p>13732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4297733697352" calcext:value-type="float">
            <text:p>4.64297733697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321619" calcext:value-type="float">
            <text:p>13216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0953717756133" calcext:value-type="float">
            <text:p>4.809537177561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330044" calcext:value-type="float">
            <text:p>13300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193982961536" calcext:value-type="float">
            <text:p>4.78193982961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323800" calcext:value-type="float">
            <text:p>13238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0237614575777" calcext:value-type="float">
            <text:p>4.802376145757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797324" calcext:value-type="float">
            <text:p>17973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7433617764624" calcext:value-type="float">
            <text:p>3.474336177646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334379" calcext:value-type="float">
            <text:p>13343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6780792758433" calcext:value-type="float">
            <text:p>4.767807927584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265408" calcext:value-type="float">
            <text:p>12654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9829415555336" calcext:value-type="float">
            <text:p>4.99829415555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320618" calcext:value-type="float">
            <text:p>13206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282778924517" calcext:value-type="float">
            <text:p>4.812827789245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349675" calcext:value-type="float">
            <text:p>13496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1830787795258" calcext:value-type="float">
            <text:p>4.71830787795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1287164" calcext:value-type="float">
            <text:p>12871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2426106616716" calcext:value-type="float">
            <text:p>4.92426106616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386043" calcext:value-type="float">
            <text:p>13860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0283287478551" calcext:value-type="float">
            <text:p>4.602832874785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1357695" calcext:value-type="float">
            <text:p>13576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9257772704624" calcext:value-type="float">
            <text:p>4.692577727046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1464306" calcext:value-type="float">
            <text:p>14643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6428149424665" calcext:value-type="float">
            <text:p>4.364281494246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668669" calcext:value-type="float">
            <text:p>16686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9689793492311" calcext:value-type="float">
            <text:p>3.796897934923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1448114" calcext:value-type="float">
            <text:p>14481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1257239120071" calcext:value-type="float">
            <text:p>4.412572391200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413920" calcext:value-type="float">
            <text:p>14139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1635153678563" calcext:value-type="float">
            <text:p>4.516351536785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1790466" calcext:value-type="float">
            <text:p>17904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9093912923678" calcext:value-type="float">
            <text:p>3.490939129236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1406961" calcext:value-type="float">
            <text:p>14069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3777932073416" calcext:value-type="float">
            <text:p>4.53777932073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1354432" calcext:value-type="float">
            <text:p>13544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0302785403657" calcext:value-type="float">
            <text:p>4.703027854036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327565" calcext:value-type="float">
            <text:p>13275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6732894678471" calcext:value-type="float">
            <text:p>4.967328946784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377538" calcext:value-type="float">
            <text:p>13775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0685100905263" calcext:value-type="float">
            <text:p>4.806851009052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329885" calcext:value-type="float">
            <text:p>13298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5974601236269" calcext:value-type="float">
            <text:p>4.959746012362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368354" calcext:value-type="float">
            <text:p>13683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3590222734283" calcext:value-type="float">
            <text:p>4.835902227342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398129" calcext:value-type="float">
            <text:p>13981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4241444856897" calcext:value-type="float">
            <text:p>4.74241444856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291218" calcext:value-type="float">
            <text:p>12912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8789117174371" calcext:value-type="float">
            <text:p>5.087891171743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360942" calcext:value-type="float">
            <text:p>13609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5949071765968" calcext:value-type="float">
            <text:p>4.85949071765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1376138" calcext:value-type="float">
            <text:p>13761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1126701389162" calcext:value-type="float">
            <text:p>4.81126701389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400896" calcext:value-type="float">
            <text:p>14008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3382793560194" calcext:value-type="float">
            <text:p>4.733827935601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597058" calcext:value-type="float">
            <text:p>15970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6468000200326" calcext:value-type="float">
            <text:p>4.164680002003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1375555" calcext:value-type="float">
            <text:p>13755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1310728958181" calcext:value-type="float">
            <text:p>4.81310728958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1388708" calcext:value-type="float">
            <text:p>13887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7177751429534" calcext:value-type="float">
            <text:p>4.771777514295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1272892" calcext:value-type="float">
            <text:p>12728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499713180417" calcext:value-type="float">
            <text:p>5.1499713180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1275389" calcext:value-type="float">
            <text:p>12753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4146021845427" calcext:value-type="float">
            <text:p>5.141460218454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1371664" calcext:value-type="float">
            <text:p>13716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2540948288376" calcext:value-type="float">
            <text:p>4.82540948288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292468" calcext:value-type="float">
            <text:p>12924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8368889526944" calcext:value-type="float">
            <text:p>5.08368889526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1372736" calcext:value-type="float">
            <text:p>13727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2201665597603" calcext:value-type="float">
            <text:p>4.822016655976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1388276" calcext:value-type="float">
            <text:p>13882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7312872998614" calcext:value-type="float">
            <text:p>4.77312872998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1445293" calcext:value-type="float">
            <text:p>14452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9832789539853" calcext:value-type="float">
            <text:p>4.598327895398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1339337" calcext:value-type="float">
            <text:p>13393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2898822150823" calcext:value-type="float">
            <text:p>4.928988221508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1470523" calcext:value-type="float">
            <text:p>14705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2316867238042" calcext:value-type="float">
            <text:p>4.52316867238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1418694" calcext:value-type="float">
            <text:p>14186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7899956798685" calcext:value-type="float">
            <text:p>4.678999567986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1311426" calcext:value-type="float">
            <text:p>13114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2044899172928" calcext:value-type="float">
            <text:p>5.02044899172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1371351" calcext:value-type="float">
            <text:p>13713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2640061252341" calcext:value-type="float">
            <text:p>4.826400612523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37289" calcext:value-type="float">
            <text:p>143728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023653397321" calcext:value-type="float">
            <text:p>5.20236533973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361507" calcext:value-type="float">
            <text:p>13615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3760757232201" calcext:value-type="float">
            <text:p>5.437607572322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352047" calcext:value-type="float">
            <text:p>135204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6788846920482" calcext:value-type="float">
            <text:p>5.467888469204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266078" calcext:value-type="float">
            <text:p>126607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5320173441943" calcext:value-type="float">
            <text:p>5.753201734419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1244631" calcext:value-type="float">
            <text:p>124463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2740022031619" calcext:value-type="float">
            <text:p>5.827400220316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1346638" calcext:value-type="float">
            <text:p>134663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8529770368951" calcext:value-type="float">
            <text:p>5.485297703689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1340125" calcext:value-type="float">
            <text:p>134012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0635326758657" calcext:value-type="float">
            <text:p>5.506353267586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1258493" calcext:value-type="float">
            <text:p>125849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7929831524158" calcext:value-type="float">
            <text:p>5.779298315241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389613" calcext:value-type="float">
            <text:p>138961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4886767442783" calcext:value-type="float">
            <text:p>5.348867674427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1347816" calcext:value-type="float">
            <text:p>134781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8150028178305" calcext:value-type="float">
            <text:p>5.481500281783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1239715" calcext:value-type="float">
            <text:p>123971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4458779772805" calcext:value-type="float">
            <text:p>5.844587797728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316252" calcext:value-type="float">
            <text:p>131625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8441591689268" calcext:value-type="float">
            <text:p>5.58441591689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1321849" calcext:value-type="float">
            <text:p>132184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6598788959342" calcext:value-type="float">
            <text:p>5.56598788959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1246061" calcext:value-type="float">
            <text:p>124606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2241332368377" calcext:value-type="float">
            <text:p>5.822413323683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1256010" calcext:value-type="float">
            <text:p>125601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8787538632932" calcext:value-type="float">
            <text:p>5.78787538632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1328948" calcext:value-type="float">
            <text:p>132894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4272647879778" calcext:value-type="float">
            <text:p>5.54272647879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1373501" calcext:value-type="float">
            <text:p>137350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995165582702" calcext:value-type="float">
            <text:p>5.39951655827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292042" calcext:value-type="float">
            <text:p>129204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6504004417285" calcext:value-type="float">
            <text:p>5.665040044172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399397" calcext:value-type="float">
            <text:p>139939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183969723388" calcext:value-type="float">
            <text:p>5.31839697233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1338912" calcext:value-type="float">
            <text:p>133891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102860183664" calcext:value-type="float">
            <text:p>5.5102860183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507070" calcext:value-type="float">
            <text:p>150707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99647210997371" calcext:value-type="float">
            <text:p>4.996472109973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618049" calcext:value-type="float">
            <text:p>161804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35735782085064" calcext:value-type="float">
            <text:p>5.35735782085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310499" calcext:value-type="float">
            <text:p>131049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7290757580769" calcext:value-type="float">
            <text:p>6.27290757580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481043" calcext:value-type="float">
            <text:p>148104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74159783633663" calcext:value-type="float">
            <text:p>5.741597836336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358636" calcext:value-type="float">
            <text:p>135863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1624333488253" calcext:value-type="float">
            <text:p>6.116243334882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360286" calcext:value-type="float">
            <text:p>136028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1097223123845" calcext:value-type="float">
            <text:p>6.110972231238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401528" calcext:value-type="float">
            <text:p>140152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8125672864323" calcext:value-type="float">
            <text:p>5.981256728643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367360" calcext:value-type="float">
            <text:p>136736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8844580330141" calcext:value-type="float">
            <text:p>6.088445803301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328791" calcext:value-type="float">
            <text:p>132879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1270773522682" calcext:value-type="float">
            <text:p>6.212707735226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286129" calcext:value-type="float">
            <text:p>128612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5442920531886" calcext:value-type="float">
            <text:p>6.354429205318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430234" calcext:value-type="float">
            <text:p>143023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9320353446303" calcext:value-type="float">
            <text:p>5.893203534463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296354" calcext:value-type="float">
            <text:p>129635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2003839397573" calcext:value-type="float">
            <text:p>6.320038393975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1632129" calcext:value-type="float">
            <text:p>163212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31972969981939" calcext:value-type="float">
            <text:p>5.31972969981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419128" calcext:value-type="float">
            <text:p>141912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2705882516734" calcext:value-type="float">
            <text:p>5.927058825167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1398613" calcext:value-type="float">
            <text:p>139861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9029890810538" calcext:value-type="float">
            <text:p>5.990298908105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1316912" calcext:value-type="float">
            <text:p>131691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5170696392549" calcext:value-type="float">
            <text:p>6.251706963925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224329" calcext:value-type="float">
            <text:p>122432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6829314960658" calcext:value-type="float">
            <text:p>6.56829314960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463015" calcext:value-type="float">
            <text:p>146301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79478672584699" calcext:value-type="float">
            <text:p>5.794786725846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1340536" calcext:value-type="float">
            <text:p>134053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7448970043971" calcext:value-type="float">
            <text:p>6.174489700439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514347" calcext:value-type="float">
            <text:p>151434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15654615814067" calcext:value-type="float">
            <text:p>6.156546158140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376938" calcext:value-type="float">
            <text:p>137693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6965631817783" calcext:value-type="float">
            <text:p>6.569656318177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398037" calcext:value-type="float">
            <text:p>139803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0361351883489" calcext:value-type="float">
            <text:p>6.503613518834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667798" calcext:value-type="float">
            <text:p>166779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7373656864296" calcext:value-type="float">
            <text:p>5.7373656864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4129907" calcext:value-type="float">
            <text:p>41299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79939745310331" calcext:value-type="float">
            <text:p>1.799397453103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9024115" calcext:value-type="float">
            <text:p>902411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9524603819481" calcext:value-type="float">
            <text:p>-1.595246038194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610752" calcext:value-type="float">
            <text:p>161075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88851338080977" calcext:value-type="float">
            <text:p>5.888513380809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1738640" calcext:value-type="float">
            <text:p>17386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55670350349267" calcext:value-type="float">
            <text:p>5.55670350349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2937938" calcext:value-type="float">
            <text:p>293793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3.27837390812231" calcext:value-type="float">
            <text:p>3.27837390812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3186459" calcext:value-type="float">
            <text:p>31864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92571682536448" calcext:value-type="float">
            <text:p>2.92571682536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1998174" calcext:value-type="float">
            <text:p>199817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4.95246713659529" calcext:value-type="float">
            <text:p>4.952467136595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1938621" calcext:value-type="float">
            <text:p>193862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08387104447418" calcext:value-type="float">
            <text:p>5.083871044474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2146343" calcext:value-type="float">
            <text:p>214634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4.64180890998386" calcext:value-type="float">
            <text:p>4.641808909983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1952736" calcext:value-type="float">
            <text:p>19527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05236484498195" calcext:value-type="float">
            <text:p>5.052364844981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1917713" calcext:value-type="float">
            <text:p>191771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13096405042632" calcext:value-type="float">
            <text:p>5.13096405042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2490441" calcext:value-type="float">
            <text:p>249044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3.99603759843409" calcext:value-type="float">
            <text:p>3.996037598434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697840" calcext:value-type="float">
            <text:p>16978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94011936454487" calcext:value-type="float">
            <text:p>5.94011936454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501090" calcext:value-type="float">
            <text:p>15010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7501965743547" calcext:value-type="float">
            <text:p>6.475019657435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271835" calcext:value-type="float">
            <text:p>12718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9477925225731" calcext:value-type="float">
            <text:p>7.194779252257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293325" calcext:value-type="float">
            <text:p>129332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2201024938526" calcext:value-type="float">
            <text:p>7.122010249385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1293832" calcext:value-type="float">
            <text:p>129383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2030809288573" calcext:value-type="float">
            <text:p>7.120308092885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275053" calcext:value-type="float">
            <text:p>12750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8380460094582" calcext:value-type="float">
            <text:p>7.183804600945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297115" calcext:value-type="float">
            <text:p>12971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0930215916999" calcext:value-type="float">
            <text:p>7.109302159169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1284267" calcext:value-type="float">
            <text:p>128426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5253374271052" calcext:value-type="float">
            <text:p>7.152533742710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403440" calcext:value-type="float">
            <text:p>14034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6714847146417" calcext:value-type="float">
            <text:p>6.76714847146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547185" calcext:value-type="float">
            <text:p>15471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34366451252162" calcext:value-type="float">
            <text:p>6.34366451252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2098961" calcext:value-type="float">
            <text:p>209896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01904328318913" calcext:value-type="float">
            <text:p>5.01904328318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1300545" calcext:value-type="float">
            <text:p>130054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9783313752239" calcext:value-type="float">
            <text:p>7.09783313752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1293365" calcext:value-type="float">
            <text:p>129336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2187593271587" calcext:value-type="float">
            <text:p>7.121875932715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500907" calcext:value-type="float">
            <text:p>15009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7554914424233" calcext:value-type="float">
            <text:p>6.475549144242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264820" calcext:value-type="float">
            <text:p>12648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1879973243337" calcext:value-type="float">
            <text:p>7.218799732433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281005" calcext:value-type="float">
            <text:p>128100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2000184254732" calcext:value-type="float">
            <text:p>6.620001842547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299052" calcext:value-type="float">
            <text:p>129905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5924473257067" calcext:value-type="float">
            <text:p>6.559244732570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304911" calcext:value-type="float">
            <text:p>130491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3970117021204" calcext:value-type="float">
            <text:p>6.539701170212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275535" calcext:value-type="float">
            <text:p>127553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3858629216375" calcext:value-type="float">
            <text:p>6.63858629216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286931" calcext:value-type="float">
            <text:p>128693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999574670774" calcext:value-type="float">
            <text:p>6.59995746707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290339" calcext:value-type="float">
            <text:p>129033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8847185278793" calcext:value-type="float">
            <text:p>6.588471852787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267773" calcext:value-type="float">
            <text:p>126777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6509510851411" calcext:value-type="float">
            <text:p>6.665095108514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907752" calcext:value-type="float">
            <text:p>190775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4.89029091613391" calcext:value-type="float">
            <text:p>4.89029091613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259976" calcext:value-type="float">
            <text:p>125997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9188736371671" calcext:value-type="float">
            <text:p>6.691887363716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1262696" calcext:value-type="float">
            <text:p>126269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8252204433672" calcext:value-type="float">
            <text:p>6.682522044336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1223020" calcext:value-type="float">
            <text:p>122302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2117450038941" calcext:value-type="float">
            <text:p>6.821174500389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1254717" calcext:value-type="float">
            <text:p>125471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1005226901544" calcext:value-type="float">
            <text:p>6.71005226901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188673" calcext:value-type="float">
            <text:p>118867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94488611057226" calcext:value-type="float">
            <text:p>6.944886110572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1289977" calcext:value-type="float">
            <text:p>128997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8969042139333" calcext:value-type="float">
            <text:p>6.58969042139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474357" calcext:value-type="float">
            <text:p>147435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0094835304882" calcext:value-type="float">
            <text:p>6.00948353048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4132482" calcext:value-type="float">
            <text:p>413248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53340038559043" calcext:value-type="float">
            <text:p>1.533400385590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1558435" calcext:value-type="float">
            <text:p>155843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76862315919251" calcext:value-type="float">
            <text:p>5.76862315919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685902" calcext:value-type="float">
            <text:p>168590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4.94413999350808" calcext:value-type="float">
            <text:p>4.94413999350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277614" calcext:value-type="float">
            <text:p>127761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4846663093694" calcext:value-type="float">
            <text:p>6.148466630936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335583" calcext:value-type="float">
            <text:p>133558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5575442727237" calcext:value-type="float">
            <text:p>5.955754427272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254720" calcext:value-type="float">
            <text:p>125472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269950459699" calcext:value-type="float">
            <text:p>6.22699504596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279903" calcext:value-type="float">
            <text:p>127990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4069268195037" calcext:value-type="float">
            <text:p>6.140692681950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439597" calcext:value-type="float">
            <text:p>143959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63005392268741" calcext:value-type="float">
            <text:p>5.63005392268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264431" calcext:value-type="float">
            <text:p>126443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9351190340054" calcext:value-type="float">
            <text:p>6.193511903400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1264916" calcext:value-type="float">
            <text:p>126491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9184639189655" calcext:value-type="float">
            <text:p>6.191846391896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274067" calcext:value-type="float">
            <text:p>127406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6054058155616" calcext:value-type="float">
            <text:p>6.16054058155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265359" calcext:value-type="float">
            <text:p>126535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9032566820091" calcext:value-type="float">
            <text:p>6.190325668200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266144" calcext:value-type="float">
            <text:p>126614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8763223920461" calcext:value-type="float">
            <text:p>6.187632239204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1272872" calcext:value-type="float">
            <text:p>127287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6461592017996" calcext:value-type="float">
            <text:p>6.164615920179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513557" calcext:value-type="float">
            <text:p>151355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41247544246061" calcext:value-type="float">
            <text:p>5.412475442460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262097" calcext:value-type="float">
            <text:p>126209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0153590795628" calcext:value-type="float">
            <text:p>6.201535907956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1251345" calcext:value-type="float">
            <text:p>125134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3869262574185" calcext:value-type="float">
            <text:p>6.238692625741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1270315" calcext:value-type="float">
            <text:p>127031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7334898907676" calcext:value-type="float">
            <text:p>6.173348989076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1268709" calcext:value-type="float">
            <text:p>126870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788430453043" calcext:value-type="float">
            <text:p>6.17884304530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1293087" calcext:value-type="float">
            <text:p>129308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9618579649284" calcext:value-type="float">
            <text:p>6.096185796492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1252132" calcext:value-type="float">
            <text:p>125213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3596210520168" calcext:value-type="float">
            <text:p>6.23596210520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255589" calcext:value-type="float">
            <text:p>125558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8729764797292" calcext:value-type="float">
            <text:p>5.587297647972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267735" calcext:value-type="float">
            <text:p>126773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4548786439086" calcext:value-type="float">
            <text:p>5.54548786439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226721" calcext:value-type="float">
            <text:p>122672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8831467121416" calcext:value-type="float">
            <text:p>5.68831467121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203375" calcext:value-type="float">
            <text:p>120337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7717628223923" calcext:value-type="float">
            <text:p>5.7717628223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400409" calcext:value-type="float">
            <text:p>140040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1322373882785" calcext:value-type="float">
            <text:p>5.113223738827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476093" calcext:value-type="float">
            <text:p>147609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88463546354264" calcext:value-type="float">
            <text:p>4.88463546354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310712" calcext:value-type="float">
            <text:p>13107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0069991506018" calcext:value-type="float">
            <text:p>5.40069991506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276627" calcext:value-type="float">
            <text:p>127662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1513241768125" calcext:value-type="float">
            <text:p>5.5151324176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260675" calcext:value-type="float">
            <text:p>126067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6974126483522" calcext:value-type="float">
            <text:p>5.569741264835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86939" calcext:value-type="float">
            <text:p>128693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8019304922042" calcext:value-type="float">
            <text:p>5.48019304922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294772" calcext:value-type="float">
            <text:p>129477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5383968034866" calcext:value-type="float">
            <text:p>5.453839680348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334282" calcext:value-type="float">
            <text:p>133428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2329639805101" calcext:value-type="float">
            <text:p>5.32329639805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300237" calcext:value-type="float">
            <text:p>130023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3554746747088" calcext:value-type="float">
            <text:p>5.435547467470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352858" calcext:value-type="float">
            <text:p>135285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6325052913345" calcext:value-type="float">
            <text:p>5.263250529133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1363438" calcext:value-type="float">
            <text:p>136343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2941873131032" calcext:value-type="float">
            <text:p>5.229418731310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305729" calcext:value-type="float">
            <text:p>130572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1724217242267" calcext:value-type="float">
            <text:p>5.41724217242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1384219" calcext:value-type="float">
            <text:p>138421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6372460924856" calcext:value-type="float">
            <text:p>5.16372460924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2005220" calcext:value-type="float">
            <text:p>200522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55415239460594" calcext:value-type="float">
            <text:p>3.55415239460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395632" calcext:value-type="float">
            <text:p>139563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2806348372869" calcext:value-type="float">
            <text:p>5.128063483728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1385350" calcext:value-type="float">
            <text:p>138535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6017758018854" calcext:value-type="float">
            <text:p>5.160177580188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360923" calcext:value-type="float">
            <text:p>136092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374371321923" calcext:value-type="float">
            <text:p>5.2374371321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1392121" calcext:value-type="float">
            <text:p>139212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3900282255944" calcext:value-type="float">
            <text:p>5.13900282255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340126" calcext:value-type="float">
            <text:p>13401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4914358237653" calcext:value-type="float">
            <text:p>4.749143582376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376265" calcext:value-type="float">
            <text:p>13762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3357925919106" calcext:value-type="float">
            <text:p>4.63357925919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350925" calcext:value-type="float">
            <text:p>13509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1428752587417" calcext:value-type="float">
            <text:p>4.71428752587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370342" calcext:value-type="float">
            <text:p>13703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523102258257" calcext:value-type="float">
            <text:p>4.65231022582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322725" calcext:value-type="float">
            <text:p>13227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0590429375352" calcext:value-type="float">
            <text:p>4.80590429375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454418" calcext:value-type="float">
            <text:p>14544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9370750551624" calcext:value-type="float">
            <text:p>4.393707505516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285932" calcext:value-type="float">
            <text:p>12859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2841987596354" calcext:value-type="float">
            <text:p>4.928419875963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813314" calcext:value-type="float">
            <text:p>18133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3586976719708" calcext:value-type="float">
            <text:p>3.435869767197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394487" calcext:value-type="float">
            <text:p>13944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7645521384611" calcext:value-type="float">
            <text:p>4.576455213846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319087" calcext:value-type="float">
            <text:p>13190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786551070532" calcext:value-type="float">
            <text:p>4.817865510705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400746" calcext:value-type="float">
            <text:p>14007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5700600367124" calcext:value-type="float">
            <text:p>4.557006003671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1345915" calcext:value-type="float">
            <text:p>13459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3042358034807" calcext:value-type="float">
            <text:p>4.730423580348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365123" calcext:value-type="float">
            <text:p>13651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6888207486232" calcext:value-type="float">
            <text:p>4.66888207486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1384695" calcext:value-type="float">
            <text:p>13846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0705867316699" calcext:value-type="float">
            <text:p>4.607058673166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1319553" calcext:value-type="float">
            <text:p>13195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633152933105" calcext:value-type="float">
            <text:p>4.81633152933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1226337" calcext:value-type="float">
            <text:p>12263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3450159702728" calcext:value-type="float">
            <text:p>5.134501597027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1380129" calcext:value-type="float">
            <text:p>13801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2140309731207" calcext:value-type="float">
            <text:p>4.621403097312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1304701" calcext:value-type="float">
            <text:p>13047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6548996073864" calcext:value-type="float">
            <text:p>4.865489960738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1366640" calcext:value-type="float">
            <text:p>13666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6405863449235" calcext:value-type="float">
            <text:p>4.66405863449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1642343" calcext:value-type="float">
            <text:p>16423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6596127551301" calcext:value-type="float">
            <text:p>3.865961275513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1440622" calcext:value-type="float">
            <text:p>14406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3509948646803" calcext:value-type="float">
            <text:p>4.435099486468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1300799" calcext:value-type="float">
            <text:p>13007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7849796945319" calcext:value-type="float">
            <text:p>4.878497969453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1360606" calcext:value-type="float">
            <text:p>13606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8327609547493" calcext:value-type="float">
            <text:p>4.683276095474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1370839" calcext:value-type="float">
            <text:p>13708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507353983344" calcext:value-type="float">
            <text:p>4.65073539833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487240" calcext:value-type="float">
            <text:p>14872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9678933858322" calcext:value-type="float">
            <text:p>4.29678933858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327914" calcext:value-type="float">
            <text:p>13279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890041698712" calcext:value-type="float">
            <text:p>4.78890041698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267913" calcext:value-type="float">
            <text:p>12679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8970536612051" calcext:value-type="float">
            <text:p>4.989705366120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389670" calcext:value-type="float">
            <text:p>13896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9148309199185" calcext:value-type="float">
            <text:p>4.591483091991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404181" calcext:value-type="float">
            <text:p>14041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4636899036501" calcext:value-type="float">
            <text:p>4.546368990365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1417047" calcext:value-type="float">
            <text:p>14170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0675736350692" calcext:value-type="float">
            <text:p>4.506757363506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393621" calcext:value-type="float">
            <text:p>13936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7915309379497" calcext:value-type="float">
            <text:p>4.579153093794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812774" calcext:value-type="float">
            <text:p>18127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3716327701792" calcext:value-type="float">
            <text:p>3.43716327701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328303" calcext:value-type="float">
            <text:p>13283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762837818405" calcext:value-type="float">
            <text:p>4.787628378184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1344727" calcext:value-type="float">
            <text:p>13447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3425866415356" calcext:value-type="float">
            <text:p>4.734258664153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370970" calcext:value-type="float">
            <text:p>13709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5032039803954" calcext:value-type="float">
            <text:p>4.650320398039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471945" calcext:value-type="float">
            <text:p>14719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4168408665313" calcext:value-type="float">
            <text:p>4.341684086653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1319322" calcext:value-type="float">
            <text:p>13193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709186868457" calcext:value-type="float">
            <text:p>4.817091868684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1290533" calcext:value-type="float">
            <text:p>12905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1290877035704" calcext:value-type="float">
            <text:p>4.912908770357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1383549" calcext:value-type="float">
            <text:p>13835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1065446533483" calcext:value-type="float">
            <text:p>4.610654465334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1298019" calcext:value-type="float">
            <text:p>12980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8778941749002" calcext:value-type="float">
            <text:p>4.88778941749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355761" calcext:value-type="float">
            <text:p>13557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9876854547285" calcext:value-type="float">
            <text:p>4.698768545472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1458260" calcext:value-type="float">
            <text:p>14582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8225028046634" calcext:value-type="float">
            <text:p>4.382250280466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546316" calcext:value-type="float">
            <text:p>15463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276174169865" calcext:value-type="float">
            <text:p>4.12761741698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387065" calcext:value-type="float">
            <text:p>13870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9963178070191" calcext:value-type="float">
            <text:p>4.599631780701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1286121" calcext:value-type="float">
            <text:p>12861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2778161806429" calcext:value-type="float">
            <text:p>4.92778161806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1340522" calcext:value-type="float">
            <text:p>13405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4786045519172" calcext:value-type="float">
            <text:p>4.74786045519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1266912" calcext:value-type="float">
            <text:p>12669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9313541591869" calcext:value-type="float">
            <text:p>4.993135415918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1395353" calcext:value-type="float">
            <text:p>13953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7375900880634" calcext:value-type="float">
            <text:p>4.573759008806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3536708" calcext:value-type="float">
            <text:p>35367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534607865382663" calcext:value-type="float">
            <text:p>0.5346078653826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309334" calcext:value-type="float">
            <text:p>13093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5009545805233" calcext:value-type="float">
            <text:p>4.850095458052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367682" calcext:value-type="float">
            <text:p>13676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3803557571769" calcext:value-type="float">
            <text:p>4.83803557571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472008" calcext:value-type="float">
            <text:p>14720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1878518510108" calcext:value-type="float">
            <text:p>4.51878518510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649502" calcext:value-type="float">
            <text:p>16495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2435842343105" calcext:value-type="float">
            <text:p>4.02435842343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525428" calcext:value-type="float">
            <text:p>15254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6396974981244" calcext:value-type="float">
            <text:p>4.363969749812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317966" calcext:value-type="float">
            <text:p>13179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9884482035575" calcext:value-type="float">
            <text:p>4.998844820355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255269" calcext:value-type="float">
            <text:p>12552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1051885137913" calcext:value-type="float">
            <text:p>5.21051885137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1436272" calcext:value-type="float">
            <text:p>14362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2551994777392" calcext:value-type="float">
            <text:p>4.625519947773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320186" calcext:value-type="float">
            <text:p>13201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9153565865924" calcext:value-type="float">
            <text:p>4.991535658659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241536" calcext:value-type="float">
            <text:p>12415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5829371777645" calcext:value-type="float">
            <text:p>5.25829371777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423499" calcext:value-type="float">
            <text:p>14234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6431522407609" calcext:value-type="float">
            <text:p>4.664315224076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1302604" calcext:value-type="float">
            <text:p>13026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4976281341789" calcext:value-type="float">
            <text:p>5.04976281341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1245981" calcext:value-type="float">
            <text:p>12459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4277268996636" calcext:value-type="float">
            <text:p>5.24277268996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1417288" calcext:value-type="float">
            <text:p>14172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8330578778362" calcext:value-type="float">
            <text:p>4.683305787783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1278014" calcext:value-type="float">
            <text:p>12780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3253077475413" calcext:value-type="float">
            <text:p>5.132530774754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1782271" calcext:value-type="float">
            <text:p>17822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8814948215857" calcext:value-type="float">
            <text:p>3.68814948215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1396173" calcext:value-type="float">
            <text:p>13961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4849453687259" calcext:value-type="float">
            <text:p>4.748494536872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1243349" calcext:value-type="float">
            <text:p>12433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5195639403385" calcext:value-type="float">
            <text:p>5.25195639403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1275515" calcext:value-type="float">
            <text:p>12755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4103118541528" calcext:value-type="float">
            <text:p>5.141031185415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290875" calcext:value-type="float">
            <text:p>12908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8904498772299" calcext:value-type="float">
            <text:p>5.089044987722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1240905" calcext:value-type="float">
            <text:p>12409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6050154325132" calcext:value-type="float">
            <text:p>5.26050154325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1312982" calcext:value-type="float">
            <text:p>13129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1529916523109" calcext:value-type="float">
            <text:p>5.01529916523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1333465" calcext:value-type="float">
            <text:p>13334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4807067730269" calcext:value-type="float">
            <text:p>4.948070677302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1256244" calcext:value-type="float">
            <text:p>12562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0714688283962" calcext:value-type="float">
            <text:p>5.207146882839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1336189" calcext:value-type="float">
            <text:p>13361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392079664101" calcext:value-type="float">
            <text:p>4.9392079664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06741" calcext:value-type="float">
            <text:p>140674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0755859015651" calcext:value-type="float">
            <text:p>5.50755859015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357845" calcext:value-type="float">
            <text:p>135784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6119806914834" calcext:value-type="float">
            <text:p>5.661198069148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624751" calcext:value-type="float">
            <text:p>162475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88183191397727" calcext:value-type="float">
            <text:p>4.88183191397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423906" calcext:value-type="float">
            <text:p>142390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5488684296957" calcext:value-type="float">
            <text:p>5.454886842969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288101" calcext:value-type="float">
            <text:p>128810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9020086946582" calcext:value-type="float">
            <text:p>5.890200869465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415935" calcext:value-type="float">
            <text:p>141593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7926687274118" calcext:value-type="float">
            <text:p>5.479266872741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338649" calcext:value-type="float">
            <text:p>133864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230328643252" calcext:value-type="float">
            <text:p>5.72303286432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355015" calcext:value-type="float">
            <text:p>135501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7025901464213" calcext:value-type="float">
            <text:p>5.670259014642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1461479" calcext:value-type="float">
            <text:p>146147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4177424977592" calcext:value-type="float">
            <text:p>5.341774249775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306879" calcext:value-type="float">
            <text:p>130687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2734624915338" calcext:value-type="float">
            <text:p>5.827346249153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255412" calcext:value-type="float">
            <text:p>12554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0183728747729" calcext:value-type="float">
            <text:p>6.001837287477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451195" calcext:value-type="float">
            <text:p>145119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7244230951414" calcext:value-type="float">
            <text:p>5.372442309514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349705" calcext:value-type="float">
            <text:p>134970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8731147598165" calcext:value-type="float">
            <text:p>5.687311475981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1402173" calcext:value-type="float">
            <text:p>140217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2168404178824" calcext:value-type="float">
            <text:p>5.52168404178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1635223" calcext:value-type="float">
            <text:p>163522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85393017330253" calcext:value-type="float">
            <text:p>4.853930173302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1326211" calcext:value-type="float">
            <text:p>132621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6357378573715" calcext:value-type="float">
            <text:p>5.763573785737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1366157" calcext:value-type="float">
            <text:p>136615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3469392607188" calcext:value-type="float">
            <text:p>5.63469392607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373654" calcext:value-type="float">
            <text:p>137365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1092649206269" calcext:value-type="float">
            <text:p>5.610926492062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1315721" calcext:value-type="float">
            <text:p>131572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9806197889739" calcext:value-type="float">
            <text:p>5.79806197889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1375900" calcext:value-type="float">
            <text:p>13759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0383133682436" calcext:value-type="float">
            <text:p>5.603831336824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276120" calcext:value-type="float">
            <text:p>127612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36594939286" calcext:value-type="float">
            <text:p>6.636594939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352109" calcext:value-type="float">
            <text:p>135210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8539305553838" calcext:value-type="float">
            <text:p>6.385393055538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419830" calcext:value-type="float">
            <text:p>141983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7314660865407" calcext:value-type="float">
            <text:p>6.173146608654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356051" calcext:value-type="float">
            <text:p>135605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7274985826222" calcext:value-type="float">
            <text:p>6.37274985826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382107" calcext:value-type="float">
            <text:p>13821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9009342572018" calcext:value-type="float">
            <text:p>6.29009342572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423050" calcext:value-type="float">
            <text:p>142305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633084949824" calcext:value-type="float">
            <text:p>6.1633084949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1513556" calcext:value-type="float">
            <text:p>151355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8955251509998" calcext:value-type="float">
            <text:p>5.8955251509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1320278" calcext:value-type="float">
            <text:p>132027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8885622508972" calcext:value-type="float">
            <text:p>6.488856225089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426430" calcext:value-type="float">
            <text:p>142643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5300544995454" calcext:value-type="float">
            <text:p>6.153005449954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362950" calcext:value-type="float">
            <text:p>136295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5071085157886" calcext:value-type="float">
            <text:p>6.350710851578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310332" calcext:value-type="float">
            <text:p>131033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2169661951961" calcext:value-type="float">
            <text:p>6.521696619519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305194" calcext:value-type="float">
            <text:p>130519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3875940473624" calcext:value-type="float">
            <text:p>6.538759404736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250685" calcext:value-type="float">
            <text:p>125068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2403067936835" calcext:value-type="float">
            <text:p>6.724030679368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371759" calcext:value-type="float">
            <text:p>137175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2273190886122" calcext:value-type="float">
            <text:p>6.322731908861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1364337" calcext:value-type="float">
            <text:p>136433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4629352037513" calcext:value-type="float">
            <text:p>6.346293520375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367970" calcext:value-type="float">
            <text:p>136797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3474435856733" calcext:value-type="float">
            <text:p>6.334744358567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1463088" calcext:value-type="float">
            <text:p>146308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04280560818559" calcext:value-type="float">
            <text:p>6.04280560818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606056" calcext:value-type="float">
            <text:p>160605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1814801331755" calcext:value-type="float">
            <text:p>6.1814801331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550249" calcext:value-type="float">
            <text:p>25502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4.17326111572445" calcext:value-type="float">
            <text:p>4.173261115724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401795" calcext:value-type="float">
            <text:p>14017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7224190930178" calcext:value-type="float">
            <text:p>6.772241909301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317046" calcext:value-type="float">
            <text:p>131704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4307753838362" calcext:value-type="float">
            <text:p>7.043077538383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414166" calcext:value-type="float">
            <text:p>14141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3408305980037" calcext:value-type="float">
            <text:p>6.734083059800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1317022" calcext:value-type="float">
            <text:p>13170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4315667884291" calcext:value-type="float">
            <text:p>7.043156678842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1240297" calcext:value-type="float">
            <text:p>12402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0383004274777" calcext:value-type="float">
            <text:p>7.303830042747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1440702" calcext:value-type="float">
            <text:p>14407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5334538449324" calcext:value-type="float">
            <text:p>6.65334538449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1351150" calcext:value-type="float">
            <text:p>135115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3205131945013" calcext:value-type="float">
            <text:p>6.932051319450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4834208" calcext:value-type="float">
            <text:p>483420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39583364784396" calcext:value-type="float">
            <text:p>1.395833647843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6758172" calcext:value-type="float">
            <text:p>67581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0592054314986202" calcext:value-type="float">
            <text:p>-0.059205431498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1395107" calcext:value-type="float">
            <text:p>13951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9301179706334" calcext:value-type="float">
            <text:p>6.793011797063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1329692" calcext:value-type="float">
            <text:p>13296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0157641653896" calcext:value-type="float">
            <text:p>7.00157641653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1459387" calcext:value-type="float">
            <text:p>145938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59738224210945" calcext:value-type="float">
            <text:p>6.59738224210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1384199" calcext:value-type="float">
            <text:p>138419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2710166361496" calcext:value-type="float">
            <text:p>6.827101663614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300780" calcext:value-type="float">
            <text:p>130078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9704846660641" calcext:value-type="float">
            <text:p>7.097048466606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243079" calcext:value-type="float">
            <text:p>124307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9409967767964" calcext:value-type="float">
            <text:p>7.294099677679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719492" calcext:value-type="float">
            <text:p>17194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88508537923244" calcext:value-type="float">
            <text:p>5.885085379232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263366" calcext:value-type="float">
            <text:p>12633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2379512633483" calcext:value-type="float">
            <text:p>7.223795126334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1217955" calcext:value-type="float">
            <text:p>12179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8277454877056" calcext:value-type="float">
            <text:p>7.38277454877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1215721" calcext:value-type="float">
            <text:p>12157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9074778879992" calcext:value-type="float">
            <text:p>7.39074778879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1214238" calcext:value-type="float">
            <text:p>121423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9604877368588" calcext:value-type="float">
            <text:p>7.396048773685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1234029" calcext:value-type="float">
            <text:p>12340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2583331665306" calcext:value-type="float">
            <text:p>7.325833316653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1233053" calcext:value-type="float">
            <text:p>12330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2926953349912" calcext:value-type="float">
            <text:p>7.32926953349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1279685" calcext:value-type="float">
            <text:p>12796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6805618177714" calcext:value-type="float">
            <text:p>7.16805618177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1248657" calcext:value-type="float">
            <text:p>124865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7465541338592" calcext:value-type="float">
            <text:p>7.274655413385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1253766" calcext:value-type="float">
            <text:p>12537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5692209179417" calcext:value-type="float">
            <text:p>7.25692209179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1409277" calcext:value-type="float">
            <text:p>140927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4912333399131" calcext:value-type="float">
            <text:p>6.74912333399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1240143" calcext:value-type="float">
            <text:p>12401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0436931279904" calcext:value-type="float">
            <text:p>7.304369312799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1620410" calcext:value-type="float">
            <text:p>16204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14283782843223" calcext:value-type="float">
            <text:p>6.14283782843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315016" calcext:value-type="float">
            <text:p>131501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0619972149559" calcext:value-type="float">
            <text:p>6.50619972149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231609" calcext:value-type="float">
            <text:p>123160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9078155278844" calcext:value-type="float">
            <text:p>6.790781552788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235946" calcext:value-type="float">
            <text:p>123594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7551512827063" calcext:value-type="float">
            <text:p>6.775515128270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249806" calcext:value-type="float">
            <text:p>124980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2708403861114" calcext:value-type="float">
            <text:p>6.72708403861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1223729" calcext:value-type="float">
            <text:p>122372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1865757040364" calcext:value-type="float">
            <text:p>6.818657570403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221583" calcext:value-type="float">
            <text:p>122158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2628028846524" calcext:value-type="float">
            <text:p>6.826280288465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1246824" calcext:value-type="float">
            <text:p>124682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3745855754979" calcext:value-type="float">
            <text:p>6.737458557549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1282071" calcext:value-type="float">
            <text:p>128207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1638932427317" calcext:value-type="float">
            <text:p>6.616389324273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1250590" calcext:value-type="float">
            <text:p>125059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2436057492802" calcext:value-type="float">
            <text:p>6.724360574928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1337939" calcext:value-type="float">
            <text:p>133793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311469582784" calcext:value-type="float">
            <text:p>6.4311469582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319288" calcext:value-type="float">
            <text:p>131928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9211396941015" calcext:value-type="float">
            <text:p>6.49211396941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1296967" calcext:value-type="float">
            <text:p>129696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6622083089251" calcext:value-type="float">
            <text:p>6.56622083089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1671976" calcext:value-type="float">
            <text:p>167197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46320969968432" calcext:value-type="float">
            <text:p>5.463209699684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1422906" calcext:value-type="float">
            <text:p>142290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6374798459817" calcext:value-type="float">
            <text:p>6.16374798459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1405611" calcext:value-type="float">
            <text:p>140561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1685861941753" calcext:value-type="float">
            <text:p>6.216858619417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1371742" calcext:value-type="float">
            <text:p>137174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2278573064727" calcext:value-type="float">
            <text:p>6.32278573064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1325142" calcext:value-type="float">
            <text:p>132514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7288590097932" calcext:value-type="float">
            <text:p>6.47288590097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485766" calcext:value-type="float">
            <text:p>148576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7019588525882" calcext:value-type="float">
            <text:p>5.270195885258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310320" calcext:value-type="float">
            <text:p>131032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1592634433674" calcext:value-type="float">
            <text:p>5.815926344336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1263676" calcext:value-type="float">
            <text:p>126367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7334266979395" calcext:value-type="float">
            <text:p>5.97334266979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374148" calcext:value-type="float">
            <text:p>137414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0936494231223" calcext:value-type="float">
            <text:p>5.60936494231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2239205" calcext:value-type="float">
            <text:p>223920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48876149125329" calcext:value-type="float">
            <text:p>3.488761491253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2028540" calcext:value-type="float">
            <text:p>202854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917864285254" calcext:value-type="float">
            <text:p>3.917864285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1531334" calcext:value-type="float">
            <text:p>153133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13900079126414" calcext:value-type="float">
            <text:p>5.139000791264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1543525" calcext:value-type="float">
            <text:p>154352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10456336326703" calcext:value-type="float">
            <text:p>5.104563363267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1473056" calcext:value-type="float">
            <text:p>147305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0750746951165" calcext:value-type="float">
            <text:p>5.307507469511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1482645" calcext:value-type="float">
            <text:p>148264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7932827007666" calcext:value-type="float">
            <text:p>5.279328270076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1462110" calcext:value-type="float">
            <text:p>146211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3989956887969" calcext:value-type="float">
            <text:p>5.339899568879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1393682" calcext:value-type="float">
            <text:p>139368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480631335739" calcext:value-type="float">
            <text:p>5.5480631335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1472288" calcext:value-type="float">
            <text:p>147228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0977231986299" calcext:value-type="float">
            <text:p>5.309772319862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1320141" calcext:value-type="float">
            <text:p>132014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8349685060739" calcext:value-type="float">
            <text:p>5.78349685060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254774" calcext:value-type="float">
            <text:p>12547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0404493173489" calcext:value-type="float">
            <text:p>6.004044931734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1214055" calcext:value-type="float">
            <text:p>121405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4731642427553" calcext:value-type="float">
            <text:p>6.14731642427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1265367" calcext:value-type="float">
            <text:p>12653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6753500200547" calcext:value-type="float">
            <text:p>5.967535002005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1378331" calcext:value-type="float">
            <text:p>137833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9616480370005" calcext:value-type="float">
            <text:p>5.5961648037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1265111" calcext:value-type="float">
            <text:p>126511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6841372442666" calcext:value-type="float">
            <text:p>5.968413724426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1245489" calcext:value-type="float">
            <text:p>12454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3630108080031" calcext:value-type="float">
            <text:p>6.03630108080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226846" calcext:value-type="float">
            <text:p>122684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9482104018317" calcext:value-type="float">
            <text:p>5.494821040183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212045" calcext:value-type="float">
            <text:p>121204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4753410970469" calcext:value-type="float">
            <text:p>5.547534109704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208194" calcext:value-type="float">
            <text:p>120819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6135480643147" calcext:value-type="float">
            <text:p>5.56135480643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215227" calcext:value-type="float">
            <text:p>121522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3614745148876" calcext:value-type="float">
            <text:p>5.53614745148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228121" calcext:value-type="float">
            <text:p>122812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9030997739323" calcext:value-type="float">
            <text:p>5.490309977393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432760" calcext:value-type="float">
            <text:p>143276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2098706982181" calcext:value-type="float">
            <text:p>4.82098706982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223777" calcext:value-type="float">
            <text:p>122377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0569868608586" calcext:value-type="float">
            <text:p>5.50569868608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214881" calcext:value-type="float">
            <text:p>121488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3738415283498" calcext:value-type="float">
            <text:p>5.537384152834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234362" calcext:value-type="float">
            <text:p>123436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6829611849605" calcext:value-type="float">
            <text:p>5.468296118496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234158" calcext:value-type="float">
            <text:p>123415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690139257207" calcext:value-type="float">
            <text:p>5.46901392572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385341" calcext:value-type="float">
            <text:p>138534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6715467679297" calcext:value-type="float">
            <text:p>4.96715467679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1271543" calcext:value-type="float">
            <text:p>127154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3941103921277" calcext:value-type="float">
            <text:p>5.33941103921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211695" calcext:value-type="float">
            <text:p>121169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4878839498052" calcext:value-type="float">
            <text:p>5.548788394980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1266462" calcext:value-type="float">
            <text:p>126646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5679991914441" calcext:value-type="float">
            <text:p>5.356799919144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1252111" calcext:value-type="float">
            <text:p>125211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0629324384838" calcext:value-type="float">
            <text:p>5.406293243848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1202268" calcext:value-type="float">
            <text:p>120226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8270867373792" calcext:value-type="float">
            <text:p>5.58270867373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1241704" calcext:value-type="float">
            <text:p>124170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4254075146434" calcext:value-type="float">
            <text:p>5.442540751464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1225208" calcext:value-type="float">
            <text:p>122520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0062331425358" calcext:value-type="float">
            <text:p>5.500623314253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1221369" calcext:value-type="float">
            <text:p>122136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1425262479141" calcext:value-type="float">
            <text:p>5.514252624791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1206542" calcext:value-type="float">
            <text:p>120654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6729710899404" calcext:value-type="float">
            <text:p>5.567297108994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258947" calcext:value-type="float">
            <text:p>125894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8264708025858" calcext:value-type="float">
            <text:p>5.38264708025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1226945" calcext:value-type="float">
            <text:p>122694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9447060158647" calcext:value-type="float">
            <text:p>5.494470601586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1227039" calcext:value-type="float">
            <text:p>122703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94137888078" calcext:value-type="float">
            <text:p>5.4941378880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725201" calcext:value-type="float">
            <text:p>17252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5220290118391" calcext:value-type="float">
            <text:p>3.65220290118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3738606" calcext:value-type="float">
            <text:p>37386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293502927000958" calcext:value-type="float">
            <text:p>0.2935029270009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7867267" calcext:value-type="float">
            <text:p>78672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3763898215641" calcext:value-type="float">
            <text:p>-2.937638982156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7955561" calcext:value-type="float">
            <text:p>179555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6.52138987357087" calcext:value-type="float">
            <text:p>-6.52138987357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8832075" calcext:value-type="float">
            <text:p>88320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4002757004155" calcext:value-type="float">
            <text:p>-3.440027570041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6383612" calcext:value-type="float">
            <text:p>63836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0300649112188" calcext:value-type="float">
            <text:p>-2.0300649112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9495557" calcext:value-type="float">
            <text:p>94955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5460453777872" calcext:value-type="float">
            <text:p>-3.754604537778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14361289" calcext:value-type="float">
            <text:p>143612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55133430504761" calcext:value-type="float">
            <text:p>-5.551334305047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6498977" calcext:value-type="float">
            <text:p>64989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0785008665612" calcext:value-type="float">
            <text:p>-2.107850086656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8493025" calcext:value-type="float">
            <text:p>84930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7002411144424" calcext:value-type="float">
            <text:p>-3.27002411144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2023185" calcext:value-type="float">
            <text:p>20231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96024394861809" calcext:value-type="float">
            <text:p>2.960243948618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2457112" calcext:value-type="float">
            <text:p>24571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11635038399619" calcext:value-type="float">
            <text:p>2.116350383996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1782646" calcext:value-type="float">
            <text:p>17826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0994882314439" calcext:value-type="float">
            <text:p>3.50994882314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7692140" calcext:value-type="float">
            <text:p>76921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83987188642297" calcext:value-type="float">
            <text:p>-2.83987188642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0187686" calcext:value-type="float">
            <text:p>101876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6015559552461" calcext:value-type="float">
            <text:p>-4.060155595524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1343047" calcext:value-type="float">
            <text:p>13430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3968780235205" calcext:value-type="float">
            <text:p>4.739687802352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1413129" calcext:value-type="float">
            <text:p>14131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1878182323733" calcext:value-type="float">
            <text:p>4.518781823237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552018" calcext:value-type="float">
            <text:p>15520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1163237514464" calcext:value-type="float">
            <text:p>4.111632375144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1886269" calcext:value-type="float">
            <text:p>18862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26456363963217" calcext:value-type="float">
            <text:p>3.264563639632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1768147" calcext:value-type="float">
            <text:p>17681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4541622825709" calcext:value-type="float">
            <text:p>3.545416228257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1570984" calcext:value-type="float">
            <text:p>15709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5888229424269" calcext:value-type="float">
            <text:p>4.058882294242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1523871" calcext:value-type="float">
            <text:p>15238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9111787027395" calcext:value-type="float">
            <text:p>4.19111787027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1472079" calcext:value-type="float">
            <text:p>14720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412887402795" calcext:value-type="float">
            <text:p>4.34128874027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1476470" calcext:value-type="float">
            <text:p>14764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2835364250923" calcext:value-type="float">
            <text:p>4.32835364250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1594574" calcext:value-type="float">
            <text:p>15945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9415312812682" calcext:value-type="float">
            <text:p>3.994153128126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499265" calcext:value-type="float">
            <text:p>14992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6181588722504" calcext:value-type="float">
            <text:p>4.26181588722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446989" calcext:value-type="float">
            <text:p>14469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1594761699913" calcext:value-type="float">
            <text:p>4.41594761699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456250" calcext:value-type="float">
            <text:p>14562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8824052957868" calcext:value-type="float">
            <text:p>4.388240529578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486015" calcext:value-type="float">
            <text:p>14860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0036798064678" calcext:value-type="float">
            <text:p>4.300367980646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996283" calcext:value-type="float">
            <text:p>19962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01837882920586" calcext:value-type="float">
            <text:p>3.01837882920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1499707" calcext:value-type="float">
            <text:p>14997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6053572747436" calcext:value-type="float">
            <text:p>4.260535727474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1496456" calcext:value-type="float">
            <text:p>14964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6996039438842" calcext:value-type="float">
            <text:p>4.26996039438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1438050" calcext:value-type="float">
            <text:p>14380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4286004900996" calcext:value-type="float">
            <text:p>4.442860049009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415877" calcext:value-type="float">
            <text:p>14158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1034464345314" calcext:value-type="float">
            <text:p>4.510344643453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1544382" calcext:value-type="float">
            <text:p>15443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3305260112696" calcext:value-type="float">
            <text:p>4.13305260112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470579" calcext:value-type="float">
            <text:p>14705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4571631412109" calcext:value-type="float">
            <text:p>4.34571631412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1484270" calcext:value-type="float">
            <text:p>14842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0547081729786" calcext:value-type="float">
            <text:p>4.305470817297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1517415" calcext:value-type="float">
            <text:p>15174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0955618476789" calcext:value-type="float">
            <text:p>4.20955618476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1301241" calcext:value-type="float">
            <text:p>13012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7702252585627" calcext:value-type="float">
            <text:p>4.877022525856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1301754" calcext:value-type="float">
            <text:p>13017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7531070488004" calcext:value-type="float">
            <text:p>4.87531070488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1466159" calcext:value-type="float">
            <text:p>14661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587892069665" calcext:value-type="float">
            <text:p>4.35878920696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1387769" calcext:value-type="float">
            <text:p>13877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9742809340516" calcext:value-type="float">
            <text:p>4.59742809340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1450608" calcext:value-type="float">
            <text:p>14506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0509923092436" calcext:value-type="float">
            <text:p>4.405099230924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1303468" calcext:value-type="float">
            <text:p>13034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6959617575828" calcext:value-type="float">
            <text:p>4.869596175758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1261076" calcext:value-type="float">
            <text:p>12610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1318730777067" calcext:value-type="float">
            <text:p>5.013187307770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1274197" calcext:value-type="float">
            <text:p>12741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6823413094088" calcext:value-type="float">
            <text:p>4.968234130940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1267240" calcext:value-type="float">
            <text:p>12672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9201118508439" calcext:value-type="float">
            <text:p>4.99201118508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1272581" calcext:value-type="float">
            <text:p>12725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37455652076" calcext:value-type="float">
            <text:p>4.97374556520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1279337" calcext:value-type="float">
            <text:p>12793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5075030928929" calcext:value-type="float">
            <text:p>4.95075030928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1263027" calcext:value-type="float">
            <text:p>12630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0647356666791" calcext:value-type="float">
            <text:p>5.006473566667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269217" calcext:value-type="float">
            <text:p>126921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4736274852111" calcext:value-type="float">
            <text:p>5.34736274852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643775" calcext:value-type="float">
            <text:p>164377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22429784273645" calcext:value-type="float">
            <text:p>4.22429784273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601139" calcext:value-type="float">
            <text:p>160113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33843119246933" calcext:value-type="float">
            <text:p>4.338431192469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291341" calcext:value-type="float">
            <text:p>129134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7231215227452" calcext:value-type="float">
            <text:p>5.272312152274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1320440" calcext:value-type="float">
            <text:p>132044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7553483385477" calcext:value-type="float">
            <text:p>5.175534833854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1219205" calcext:value-type="float">
            <text:p>121920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2195420241316" calcext:value-type="float">
            <text:p>5.521954202413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266516" calcext:value-type="float">
            <text:p>126651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5661474657658" calcext:value-type="float">
            <text:p>5.35661474657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1358283" calcext:value-type="float">
            <text:p>135828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5281890113635" calcext:value-type="float">
            <text:p>5.052818901136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263364" calcext:value-type="float">
            <text:p>126336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6743657935337" calcext:value-type="float">
            <text:p>5.367436579353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1266419" calcext:value-type="float">
            <text:p>126641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5694737702123" calcext:value-type="float">
            <text:p>5.35694737702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422525" calcext:value-type="float">
            <text:p>142252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5212247704529" calcext:value-type="float">
            <text:p>4.852122477045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1275320" calcext:value-type="float">
            <text:p>127532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2652984803232" calcext:value-type="float">
            <text:p>5.32652984803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1264198" calcext:value-type="float">
            <text:p>126419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6457056371417" calcext:value-type="float">
            <text:p>5.36457056371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1253975" calcext:value-type="float">
            <text:p>125397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9983277071578" calcext:value-type="float">
            <text:p>5.39983277071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1316624" calcext:value-type="float">
            <text:p>131662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8810387957921" calcext:value-type="float">
            <text:p>5.188103879579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1305595" calcext:value-type="float">
            <text:p>130559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2463677088759" calcext:value-type="float">
            <text:p>5.224636770887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1282744" calcext:value-type="float">
            <text:p>128274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0132163364913" calcext:value-type="float">
            <text:p>5.30132163364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1270472" calcext:value-type="float">
            <text:p>127047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430705724385" calcext:value-type="float">
            <text:p>5.3430705724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1267074" calcext:value-type="float">
            <text:p>12670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547017588807" calcext:value-type="float">
            <text:p>5.35470175888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1282292" calcext:value-type="float">
            <text:p>12822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0285222509387" calcext:value-type="float">
            <text:p>5.302852225093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1270170" calcext:value-type="float">
            <text:p>127017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4410304324039" calcext:value-type="float">
            <text:p>5.344103043240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1274891" calcext:value-type="float">
            <text:p>127489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2799100034084" calcext:value-type="float">
            <text:p>5.327991000340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1357542" calcext:value-type="float">
            <text:p>135754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5518880508138" calcext:value-type="float">
            <text:p>5.055188805081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276563" calcext:value-type="float">
            <text:p>12765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2927751684422" calcext:value-type="float">
            <text:p>5.929277516844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264317" calcext:value-type="float">
            <text:p>126431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7114026837223" calcext:value-type="float">
            <text:p>5.97114026837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275557" calcext:value-type="float">
            <text:p>127555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327013391678" calcext:value-type="float">
            <text:p>5.93270133916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293244" calcext:value-type="float">
            <text:p>129324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7289532157614" calcext:value-type="float">
            <text:p>5.87289532157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1468838" calcext:value-type="float">
            <text:p>146883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1996104792008" calcext:value-type="float">
            <text:p>5.31996104792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427296" calcext:value-type="float">
            <text:p>142729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4455955653103" calcext:value-type="float">
            <text:p>5.44455955653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209874" calcext:value-type="float">
            <text:p>12098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622986042786" calcext:value-type="float">
            <text:p>6.16229860427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1232373" calcext:value-type="float">
            <text:p>123237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8227829523526" calcext:value-type="float">
            <text:p>6.082278295235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269868" calcext:value-type="float">
            <text:p>126986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521142499503" calcext:value-type="float">
            <text:p>5.95211424995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1258716" calcext:value-type="float">
            <text:p>12587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9042251627818" calcext:value-type="float">
            <text:p>5.99042251627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269227" calcext:value-type="float">
            <text:p>126922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5430702153871" calcext:value-type="float">
            <text:p>5.954307021538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1356599" calcext:value-type="float">
            <text:p>135659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6518511741648" calcext:value-type="float">
            <text:p>5.66518511741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1258137" calcext:value-type="float">
            <text:p>12581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9242069820981" calcext:value-type="float">
            <text:p>5.99242069820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1274065" calcext:value-type="float">
            <text:p>127406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377841902019" calcext:value-type="float">
            <text:p>5.93778419020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1262333" calcext:value-type="float">
            <text:p>126233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7796068615219" calcext:value-type="float">
            <text:p>5.97796068615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1280191" calcext:value-type="float">
            <text:p>12801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1695234643" calcext:value-type="float">
            <text:p>5.91695234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1330384" calcext:value-type="float">
            <text:p>133038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49929911804" calcext:value-type="float">
            <text:p>5.7499299118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1511080" calcext:value-type="float">
            <text:p>151108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19682546854151" calcext:value-type="float">
            <text:p>5.19682546854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1346060" calcext:value-type="float">
            <text:p>134606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9905585541559" calcext:value-type="float">
            <text:p>5.69905585541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1318649" calcext:value-type="float">
            <text:p>131864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8840794573848" calcext:value-type="float">
            <text:p>5.78840794573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260715" calcext:value-type="float">
            <text:p>126071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8934089029873" calcext:value-type="float">
            <text:p>6.689340890298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255814" calcext:value-type="float">
            <text:p>125581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0625688806241" calcext:value-type="float">
            <text:p>6.70625688806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292141" calcext:value-type="float">
            <text:p>129214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8241102146762" calcext:value-type="float">
            <text:p>6.582411021467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316113" calcext:value-type="float">
            <text:p>131611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0257830214098" calcext:value-type="float">
            <text:p>6.502578302140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1238865" calcext:value-type="float">
            <text:p>123886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6527025558705" calcext:value-type="float">
            <text:p>6.765270255587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199834" calcext:value-type="float">
            <text:p>119983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90429844646046" calcext:value-type="float">
            <text:p>6.904298446460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1273411" calcext:value-type="float">
            <text:p>127341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4582412060788" calcext:value-type="float">
            <text:p>6.645824120607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1301810" calcext:value-type="float">
            <text:p>130181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5003405833994" calcext:value-type="float">
            <text:p>6.550034058339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1296826" calcext:value-type="float">
            <text:p>129682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6669300058383" calcext:value-type="float">
            <text:p>6.56669300058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1529535" calcext:value-type="float">
            <text:p>152953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84991589838782" calcext:value-type="float">
            <text:p>5.849915898387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301803" calcext:value-type="float">
            <text:p>130180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5005741097625" calcext:value-type="float">
            <text:p>6.55005741097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235796" calcext:value-type="float">
            <text:p>123579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7604223969541" calcext:value-type="float">
            <text:p>6.776042239695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1201774" calcext:value-type="float">
            <text:p>120177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9728205179363" calcext:value-type="float">
            <text:p>6.897282051793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1258545" calcext:value-type="float">
            <text:p>125854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9682260523729" calcext:value-type="float">
            <text:p>6.696822605237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1278962" calcext:value-type="float">
            <text:p>127896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269336804569" calcext:value-type="float">
            <text:p>6.62693368045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1361010" calcext:value-type="float">
            <text:p>136101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5689692947533" calcext:value-type="float">
            <text:p>6.356896929475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1261133" calcext:value-type="float">
            <text:p>126113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8790119135496" calcext:value-type="float">
            <text:p>6.687901191354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265137" calcext:value-type="float">
            <text:p>12651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1771140285714" calcext:value-type="float">
            <text:p>7.21771140285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268013" calcext:value-type="float">
            <text:p>126801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0784991446029" calcext:value-type="float">
            <text:p>7.207849914460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260236" calcext:value-type="float">
            <text:p>12602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3456815968472" calcext:value-type="float">
            <text:p>7.23456815968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266688" calcext:value-type="float">
            <text:p>12666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1239041245936" calcext:value-type="float">
            <text:p>7.212390412459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1776682" calcext:value-type="float">
            <text:p>177668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74298995091643" calcext:value-type="float">
            <text:p>5.7429899509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1301782" calcext:value-type="float">
            <text:p>130178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9370435344125" calcext:value-type="float">
            <text:p>7.09370435344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1271276" calcext:value-type="float">
            <text:p>12712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9668849349211" calcext:value-type="float">
            <text:p>7.196688493492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1361571" calcext:value-type="float">
            <text:p>136157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9868404681891" calcext:value-type="float">
            <text:p>6.898684046818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1373543" calcext:value-type="float">
            <text:p>13735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6066437565783" calcext:value-type="float">
            <text:p>6.860664375657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352736" calcext:value-type="float">
            <text:p>13527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2695649572389" calcext:value-type="float">
            <text:p>6.926956495723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1319211" calcext:value-type="float">
            <text:p>13192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3594433578085" calcext:value-type="float">
            <text:p>7.03594433578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1310029" calcext:value-type="float">
            <text:p>13100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6627787812866" calcext:value-type="float">
            <text:p>7.066277878128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1380235" calcext:value-type="float">
            <text:p>13802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3955661465509" calcext:value-type="float">
            <text:p>6.839556614655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1353033" calcext:value-type="float">
            <text:p>13530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2600308498082" calcext:value-type="float">
            <text:p>6.92600308498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387226" calcext:value-type="float">
            <text:p>138722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1761477568206" calcext:value-type="float">
            <text:p>6.817614775682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404329" calcext:value-type="float">
            <text:p>14043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6439833206657" calcext:value-type="float">
            <text:p>6.764398332066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1708676" calcext:value-type="float">
            <text:p>17086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91248978124838" calcext:value-type="float">
            <text:p>5.912489781248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422634" calcext:value-type="float">
            <text:p>14226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0815513681692" calcext:value-type="float">
            <text:p>6.708155136816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350279" calcext:value-type="float">
            <text:p>135027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3485184100258" calcext:value-type="float">
            <text:p>6.93485184100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1326065" calcext:value-type="float">
            <text:p>132606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1343885022694" calcext:value-type="float">
            <text:p>7.013438850226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1277004" calcext:value-type="float">
            <text:p>12770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7716439894987" calcext:value-type="float">
            <text:p>7.177164398949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366035" calcext:value-type="float">
            <text:p>13660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8446870708054" calcext:value-type="float">
            <text:p>6.884468707080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1393058" calcext:value-type="float">
            <text:p>139305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9939498854315" calcext:value-type="float">
            <text:p>6.799394988543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1467428" calcext:value-type="float">
            <text:p>14674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57351895922169" calcext:value-type="float">
            <text:p>6.573518959221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1320573" calcext:value-type="float">
            <text:p>13205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3146283928841" calcext:value-type="float">
            <text:p>7.031462839288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388515" calcext:value-type="float">
            <text:p>13885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1358121759855" calcext:value-type="float">
            <text:p>6.813581217598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1456935" calcext:value-type="float">
            <text:p>14569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0468521016687" calcext:value-type="float">
            <text:p>6.604685210166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1346493" calcext:value-type="float">
            <text:p>134649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4704597523949" calcext:value-type="float">
            <text:p>6.947045975239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1693108" calcext:value-type="float">
            <text:p>169310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95224035739032" calcext:value-type="float">
            <text:p>5.952240357390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1480047" calcext:value-type="float">
            <text:p>14800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53633190554675" calcext:value-type="float">
            <text:p>6.536331905546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268197" calcext:value-type="float">
            <text:p>126819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6364287633437" calcext:value-type="float">
            <text:p>6.663642876334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296156" calcext:value-type="float">
            <text:p>129615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6893734558392" calcext:value-type="float">
            <text:p>6.568937345583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398389" calcext:value-type="float">
            <text:p>139838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3923010075747" calcext:value-type="float">
            <text:p>6.239230100757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445300" calcext:value-type="float">
            <text:p>144530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09593006456085" calcext:value-type="float">
            <text:p>6.09593006456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1419634" calcext:value-type="float">
            <text:p>141963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7374617053327" calcext:value-type="float">
            <text:p>6.173746170533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392348" calcext:value-type="float">
            <text:p>139234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5803213809025" calcext:value-type="float">
            <text:p>6.258032138090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1355505" calcext:value-type="float">
            <text:p>135550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7449885249523" calcext:value-type="float">
            <text:p>6.374498852495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1402133" calcext:value-type="float">
            <text:p>140213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2761798338111" calcext:value-type="float">
            <text:p>6.22761798338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1349590" calcext:value-type="float">
            <text:p>134959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9349157515085" calcext:value-type="float">
            <text:p>6.39349157515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1444474" calcext:value-type="float">
            <text:p>144447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09841280024759" calcext:value-type="float">
            <text:p>6.098412800247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459666" calcext:value-type="float">
            <text:p>145966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05297517015454" calcext:value-type="float">
            <text:p>6.052975170154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1379859" calcext:value-type="float">
            <text:p>137985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9716298567061" calcext:value-type="float">
            <text:p>6.297162985670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1313475" calcext:value-type="float">
            <text:p>131347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1129198069137" calcext:value-type="float">
            <text:p>6.511291980691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1390800" calcext:value-type="float">
            <text:p>139080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6286327123383" calcext:value-type="float">
            <text:p>6.26286327123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4099255" calcext:value-type="float">
            <text:p>409925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56846074070533" calcext:value-type="float">
            <text:p>1.568460740705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1373456" calcext:value-type="float">
            <text:p>137345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1736258201676" calcext:value-type="float">
            <text:p>6.317362582016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1350888" calcext:value-type="float">
            <text:p>135088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8931665292655" calcext:value-type="float">
            <text:p>6.389316652926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351142" calcext:value-type="float">
            <text:p>13511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8269010180248" calcext:value-type="float">
            <text:p>5.68269010180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256583" calcext:value-type="float">
            <text:p>125658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9778824378774" calcext:value-type="float">
            <text:p>5.997788243787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667817" calcext:value-type="float">
            <text:p>166781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76821608064422" calcext:value-type="float">
            <text:p>4.768216080644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342556" calcext:value-type="float">
            <text:p>134255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1037594520286" calcext:value-type="float">
            <text:p>5.71037594520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367863" calcext:value-type="float">
            <text:p>13678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2927402071429" calcext:value-type="float">
            <text:p>5.62927402071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1383379" calcext:value-type="float">
            <text:p>138337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8028825629863" calcext:value-type="float">
            <text:p>5.580288256298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1377345" calcext:value-type="float">
            <text:p>137734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992726754341" calcext:value-type="float">
            <text:p>5.59927267543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1369274" calcext:value-type="float">
            <text:p>13692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2479642556105" calcext:value-type="float">
            <text:p>5.62479642556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1389772" calcext:value-type="float">
            <text:p>13897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602644671772" calcext:value-type="float">
            <text:p>5.56026446717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1326150" calcext:value-type="float">
            <text:p>13261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637735471075" calcext:value-type="float">
            <text:p>5.76377354710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297089" calcext:value-type="float">
            <text:p>12970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6000228033901" calcext:value-type="float">
            <text:p>5.860002280339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1386436" calcext:value-type="float">
            <text:p>138643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7070177654997" calcext:value-type="float">
            <text:p>5.570701776549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1382232" calcext:value-type="float">
            <text:p>13822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8389061251795" calcext:value-type="float">
            <text:p>5.583890612517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1345356" calcext:value-type="float">
            <text:p>134535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0132784400623" calcext:value-type="float">
            <text:p>5.701327844006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1696297" calcext:value-type="float">
            <text:p>169629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69468110325341" calcext:value-type="float">
            <text:p>4.694681103253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1378237" calcext:value-type="float">
            <text:p>13782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9646099578611" calcext:value-type="float">
            <text:p>5.596460995786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1413016" calcext:value-type="float">
            <text:p>14130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8822924814163" calcext:value-type="float">
            <text:p>5.488229248141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1374467" calcext:value-type="float">
            <text:p>13744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0835687140852" calcext:value-type="float">
            <text:p>5.608356871408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1374942" calcext:value-type="float">
            <text:p>13749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0685625886993" calcext:value-type="float">
            <text:p>5.606856258869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1403191" calcext:value-type="float">
            <text:p>14031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1853213849168" calcext:value-type="float">
            <text:p>5.518532138491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5T09:03:32.244560628</dc:date>
    <meta:editing-duration>PT1M34S</meta:editing-duration>
    <meta:editing-cycles>1</meta:editing-cycles>
    <meta:document-statistic meta:table-count="1" meta:cell-count="12029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65.261cm" svg:height="9.006cm" xlink:href=".." xlink:type="simple" chart:class="chart:line" chart:style-name="ch1">
        <chart:plot-area chart:style-name="ch2" table:cell-range-address="coll.F7:coll.F2009" svg:x="1.305cm" svg:y="0.18cm" svg:width="62.651cm" svg:height="8.646cm">
          <chartooo:coordinate-region svg:x="1.926cm" svg:y="0.379cm" svg:width="62.03cm" svg:height="8.24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coll.F7:coll.F2009" chart:class="chart:line">
            <chart:data-point chart:repeated="200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.0157860485079">
                <text:p>-7.0157860485079</text:p>
                <draw:g>
                  <svg:desc>coll.F7:coll.F20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0702331430516">
                <text:p>3.107023314305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62284205171113">
                <text:p>-1.62284205171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598957406997">
                <text:p>5.5598957406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66427602988016">
                <text:p>5.66427602988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1082208445225">
                <text:p>3.91082208445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65637115368256">
                <text:p>5.65637115368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70463467789146">
                <text:p>5.704634677891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27380733364973">
                <text:p>5.273807333649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79312347550277">
                <text:p>5.793123475502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80822384853847">
                <text:p>5.808223848538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1881883589192">
                <text:p>2.318818835891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68486349687604">
                <text:p>5.684863496876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8177448967418">
                <text:p>5.381774489674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65965766871708">
                <text:p>4.659657668717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97794454028602">
                <text:p>4.977944540286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48684638054504">
                <text:p>5.486846380545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75004416834058">
                <text:p>5.750044168340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35399583021478">
                <text:p>5.353995830214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63968138241139">
                <text:p>5.639681382411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65699579062864">
                <text:p>4.656995790628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77063223824133">
                <text:p>4.770632238241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8044480532832">
                <text:p>4.68044480532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05201383148389">
                <text:p>4.052013831483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53745106241366">
                <text:p>4.537451062413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22616617781325">
                <text:p>4.226166177813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43250554111128">
                <text:p>4.432505541111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86694861753162">
                <text:p>4.866948617531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04979203877351">
                <text:p>5.04979203877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72975871553922">
                <text:p>0.6729758715539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40841894782447">
                <text:p>4.408418947824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21769508363966">
                <text:p>4.217695083639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3965592181161">
                <text:p>3.239655921811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17579500675981">
                <text:p>3.175795006759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7102738627538">
                <text:p>4.271027386275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83846356140235">
                <text:p>4.838463561402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11896871004873">
                <text:p>5.118968710048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11749182539647">
                <text:p>5.117491825396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13764670005391">
                <text:p>5.137646700053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89893491335259">
                <text:p>4.898934913352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13017692818162">
                <text:p>5.130176928181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60777499707944">
                <text:p>4.607774997079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46806329238935">
                <text:p>4.468063292389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5840774698402">
                <text:p>4.458407746984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20096729423779">
                <text:p>3.200967294237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70474044634506">
                <text:p>4.704740446345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7335414694013">
                <text:p>4.773354146940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2704120225291">
                <text:p>4.827041202252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63116274035893">
                <text:p>4.631162740358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70910515731626">
                <text:p>4.709105157316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57621852837519">
                <text:p>4.576218528375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55419790279254">
                <text:p>4.554197902792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32398780238847">
                <text:p>4.323987802388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45023819015545">
                <text:p>4.450238190155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75077395990042">
                <text:p>4.750773959900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35032425666732">
                <text:p>3.350324256667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6931791361696">
                <text:p>4.69317913616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7756587365076">
                <text:p>2.877565873650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11667216035216">
                <text:p>4.116672160352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40651856146981">
                <text:p>4.406518561469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79095477778646">
                <text:p>4.790954777786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76673076999051">
                <text:p>4.766730769990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28968170374198">
                <text:p>4.289681703741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17099267897823">
                <text:p>4.170992678978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54725054687337">
                <text:p>4.547250546873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35327709491021">
                <text:p>3.353277094910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72703357890607">
                <text:p>4.727033578906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45556876439752">
                <text:p>4.455568764397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6983569340144">
                <text:p>1.469835693401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44546408982061">
                <text:p>4.445464089820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21183498860151">
                <text:p>4.211834988601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2306607524416">
                <text:p>4.23066075244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30456970884835">
                <text:p>4.304569708848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77715232705036">
                <text:p>4.777152327050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54229759377802">
                <text:p>4.542297593778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69841481236814">
                <text:p>3.698414812368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4106894053781">
                <text:p>4.41068940537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32357349612654">
                <text:p>4.323573496126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79219506144149">
                <text:p>4.792195061441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86256835409497">
                <text:p>4.862568354094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28535746004397">
                <text:p>4.285357460043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41479224445934">
                <text:p>4.414792244459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62164540515431">
                <text:p>4.621645405154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73818764756956">
                <text:p>4.738187647569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74017842251326">
                <text:p>3.740178422513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07270699718219">
                <text:p>3.072706997182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0405019571284">
                <text:p>4.204050195712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40835779343248">
                <text:p>4.408357793432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98046013318822">
                <text:p>4.980460133188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93709800313991">
                <text:p>4.937098003139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99883645347137">
                <text:p>4.998836453471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02070137702801">
                <text:p>5.020701377028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26678372010612">
                <text:p>3.266783720106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25065724031807">
                <text:p>5.250657240318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10899084709508">
                <text:p>5.108990847095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23351404778359">
                <text:p>5.233514047783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9972727659431">
                <text:p>3.99727276594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11441956731294">
                <text:p>5.114419567312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42158499465416">
                <text:p>5.421584994654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50387143643335">
                <text:p>5.503871436433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01033913448702">
                <text:p>5.010339134487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49111278069592">
                <text:p>5.491112780695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36276051892217">
                <text:p>5.362760518922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25831385656606">
                <text:p>5.258313856566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23838994683456">
                <text:p>5.238389946834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84123698082536">
                <text:p>4.841236980825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24566393641843">
                <text:p>5.245663936418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12218713652941">
                <text:p>5.122187136529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0232224332015">
                <text:p>4.02322243320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34711638942087">
                <text:p>5.347116389420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29781211472965">
                <text:p>5.297812114729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94127473348052">
                <text:p>4.941274733480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21806211017488">
                <text:p>5.218062110174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21769345281141">
                <text:p>5.217693452811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06545411900245">
                <text:p>5.065454119002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77985843982659">
                <text:p>4.779858439826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43955402970625">
                <text:p>5.43955402970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46176398501575">
                <text:p>5.461763985015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37439696151376">
                <text:p>5.374396961513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20006164319409">
                <text:p>4.200061643194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34448817700757">
                <text:p>5.344488177007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8063630044398">
                <text:p>0.780636300443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14260691172623">
                <text:p>5.142606911726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4900918172098">
                <text:p>4.49009181720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11365252827192">
                <text:p>5.113652528271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02525750774347">
                <text:p>5.025257507743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10202056487783">
                <text:p>5.102020564877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60182338076212">
                <text:p>3.601823380762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80796230637142">
                <text:p>3.807962306371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95959975527156">
                <text:p>4.959599755271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03189315114983">
                <text:p>5.031893151149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30008127129946">
                <text:p>5.300081271299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85708383945545">
                <text:p>4.857083839455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27052620068374">
                <text:p>5.270526200683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77713911393482">
                <text:p>5.777139113934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90354586425996">
                <text:p>5.903545864259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06626233982103">
                <text:p>6.066262339821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3195449535523">
                <text:p>5.31954495355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505436892641">
                <text:p>6.5054368926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65403750108417">
                <text:p>6.654037501084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65832103571531">
                <text:p>6.658321035715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22383153342524">
                <text:p>6.223831533425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63137410260301">
                <text:p>6.631374102603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59536362095369">
                <text:p>6.595363620953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54098935685573">
                <text:p>6.540989356855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62475080732719">
                <text:p>6.624750807327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60355971474003">
                <text:p>6.603559714740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35957817346791">
                <text:p>6.359578173467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4487553579254">
                <text:p>5.44875535792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30179525568448">
                <text:p>6.301795255684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54611593003543">
                <text:p>6.546115930035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67310823725434">
                <text:p>6.673108237254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12797781294868">
                <text:p>6.127977812948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14186084575226">
                <text:p>7.141860845752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21954146342287">
                <text:p>7.219541463422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12421363567494">
                <text:p>7.124213635674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5212785078744">
                <text:p>6.52127850787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86641327085787">
                <text:p>6.866413270857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87189081369317">
                <text:p>6.871890813693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63810690263421">
                <text:p>6.638106902634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21800168952665">
                <text:p>5.218001689526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42650658804367">
                <text:p>6.426506588043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79463707843633">
                <text:p>6.794637078436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66126255104376">
                <text:p>6.661262551043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36332142405716">
                <text:p>6.363321424057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91091444964651">
                <text:p>6.910914449646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89135084014174">
                <text:p>6.891350840141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76515297759853">
                <text:p>6.765152977598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73407691774668">
                <text:p>6.734076917746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33292139568619">
                <text:p>6.332921395686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19700712920946">
                <text:p>4.197007129209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6331082772921">
                <text:p>6.63310827729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88104602120803">
                <text:p>6.881046021208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81841630079191">
                <text:p>6.818416300791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7498660830784">
                <text:p>6.74986608307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6066023375064">
                <text:p>6.60660233750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70963902641028">
                <text:p>6.709639026410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95403453193809">
                <text:p>6.954034531938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90202490263015">
                <text:p>6.902024902630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0872436954863">
                <text:p>7.08724369548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12054642177456">
                <text:p>7.120546421774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.77819245386385">
                <text:p>5.778192453863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11634904765832">
                <text:p>7.116349047658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.95500800790886">
                <text:p>5.955008007908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59764307230491">
                <text:p>6.597643072304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65419468305976">
                <text:p>6.654194683059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48882624199557">
                <text:p>5.488826241995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44872384226056">
                <text:p>6.448723842260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50974153050298">
                <text:p>6.509741530502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5770031342939">
                <text:p>5.57700313429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35212585700673">
                <text:p>6.352125857006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31048299493835">
                <text:p>4.310482994938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45861197537011">
                <text:p>5.458611975370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67448933588645">
                <text:p>5.674489335886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84699231201317">
                <text:p>5.846992312013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.9280417093779">
                <text:p>5.92804170937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.90226190391783">
                <text:p>5.902261903917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54574930742186">
                <text:p>6.545749307421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59265074526428">
                <text:p>6.592650745264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29032595946788">
                <text:p>6.290325959467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99156500595071">
                <text:p>2.991565005950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3.25406542402777">
                <text:p>-3.254065424027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78547644571882">
                <text:p>3.785476445718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452851154378">
                <text:p>2.45285115437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.85134015284605">
                <text:p>-1.851340152846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08534690670522">
                <text:p>4.085346906705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22482005412589">
                <text:p>4.224820054125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05610322829123">
                <text:p>4.056103228291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30207917521521">
                <text:p>4.302079175215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24098696617325">
                <text:p>4.240986966173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31110921154694">
                <text:p>1.311109211546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17371966754952">
                <text:p>4.173719667549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11996461715946">
                <text:p>4.119964617159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27009737818767">
                <text:p>4.270097378187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63393165372187">
                <text:p>3.633931653721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0902289706732">
                <text:p>5.09022897067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60453711975274">
                <text:p>4.604537119752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3417153618576">
                <text:p>4.34171536185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12294324914408">
                <text:p>3.122943249144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31347884108651">
                <text:p>5.313478841086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474570467892459">
                <text:p>-0.4745704678924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2188111186848">
                <text:p>4.21881111868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65057323488515">
                <text:p>4.650573234885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0574607771028">
                <text:p>5.05746077710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06145721092167">
                <text:p>5.061457210921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20476369667535">
                <text:p>3.204763696675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84669461338452">
                <text:p>4.846694613384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26079527112627">
                <text:p>5.260795271126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83933710399477">
                <text:p>4.839337103994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03137276774264">
                <text:p>5.031372767742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86785242145686">
                <text:p>4.867852421456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16645022014658">
                <text:p>5.166450220146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04533134027122">
                <text:p>1.045331340271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6142674759679">
                <text:p>4.614267475967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90772675912864">
                <text:p>4.907726759128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30767853404856">
                <text:p>4.307678534048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88600195710751">
                <text:p>4.886001957107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02251143468141">
                <text:p>5.022511434681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09895506672047">
                <text:p>5.098955066720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7984995181507">
                <text:p>4.79849951815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7446905959333">
                <text:p>4.74469059593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02696844666771">
                <text:p>5.026968446667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3669414152926">
                <text:p>2.36694141529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62551157136836">
                <text:p>4.625511571368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78977045754782">
                <text:p>4.789770457547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32725368404155">
                <text:p>4.327253684041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26888382893429">
                <text:p>4.268883828934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06774594417119">
                <text:p>4.067745944171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77429278714746">
                <text:p>4.774292787147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80521484884079">
                <text:p>4.8052148488407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7721722551374">
                <text:p>2.77217225513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936514232105">
                <text:p>3.9365142321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23053133391891">
                <text:p>4.230531333918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03026495742185">
                <text:p>4.030264957421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66432829394618">
                <text:p>3.6643282939461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21612520835515">
                <text:p>3.2161252083551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05189932026667">
                <text:p>4.051899320266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58342764766166">
                <text:p>4.5834276476616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84372171687257">
                <text:p>4.843721716872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67021208609274">
                <text:p>4.6702120860927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88571550106439">
                <text:p>4.885715501064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01581575343936">
                <text:p>5.015815753439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3956279513492">
                <text:p>4.395627951349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8219532861007">
                <text:p>4.82195328610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89888159812654">
                <text:p>4.898881598126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96113687386428">
                <text:p>4.961136873864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77543702925621">
                <text:p>4.775437029256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5689786162736">
                <text:p>3.56897861627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73513720714158">
                <text:p>4.7351372071415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89209763083339">
                <text:p>4.8920976308333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90022355811553">
                <text:p>4.900223558115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76851424540205">
                <text:p>4.768514245402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74162519116844">
                <text:p>4.741625191168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86254839543369">
                <text:p>4.862548395433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97834491478136">
                <text:p>4.978344914781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02019083600324">
                <text:p>5.020190836003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98137283146123">
                <text:p>4.981372831461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02999819378869">
                <text:p>5.0299981937886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95368430709707">
                <text:p>4.953684307097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17978186848398">
                <text:p>3.1797818684839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69537754716016">
                <text:p>4.695377547160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90744034500184">
                <text:p>4.907440345001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88563858450305">
                <text:p>4.885638584503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98802388392977">
                <text:p>4.988023883929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.00732984279647">
                <text:p>5.0073298427964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91772035336752">
                <text:p>4.917720353367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81366645558339">
                <text:p>4.813666455583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.00611253697322">
                <text:p>5.006112536973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91867050511265">
                <text:p>4.9186705051126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95795640912336">
                <text:p>4.9579564091233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81217012503111">
                <text:p>4.812170125031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86760373311648">
                <text:p>3.8676037331164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70144094162715">
                <text:p>4.701440941627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05770084356939">
                <text:p>5.0577008435693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1137191242455">
                <text:p>5.11371912424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41625925990712">
                <text:p>5.416259259907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66165677504021">
                <text:p>4.661656775040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34193582148023">
                <text:p>5.3419358214802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20453529500014">
                <text:p>5.204535295000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2098892499455">
                <text:p>5.20988924994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91138961360063">
                <text:p>4.911389613600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98213094276105">
                <text:p>4.9821309427610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26393996013857">
                <text:p>4.263939960138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46012273499937">
                <text:p>4.460122734999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76229573952324">
                <text:p>4.762295739523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.22820081847487">
                <text:p>5.2282008184748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14308200055332">
                <text:p>5.143082000553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79547299161861">
                <text:p>4.795472991618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80670042212894">
                <text:p>4.8067004221289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2.79736256406742">
                <text:p>-2.797362564067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.04195182954078">
                <text:p>5.0419518295407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81458086404056">
                <text:p>4.814580864040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.34442445842079">
                <text:p>5.3444244584207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.46115617713062">
                <text:p>5.4611561771306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6156492463737">
                <text:p>4.615649246373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.17733100653974">
                <text:p>5.1773310065397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.87521644341314">
                <text:p>5.875216443413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.99261055606009">
                <text:p>5.9926105560600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.88305561416693">
                <text:p>5.8830556141669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.85518016728839">
                <text:p>5.855180167288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9573851927054">
                <text:p>4.957385192705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.95342410636733">
                <text:p>4.953424106367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83102985250474">
                <text:p>5.831029852504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9378216864044">
                <text:p>5.937821686404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.45999253002075">
                <text:p>5.459992530020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85974112670114">
                <text:p>5.859741126701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99368427208849">
                <text:p>5.9936842720884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.02551543320144">
                <text:p>6.025515433201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95369799732484">
                <text:p>5.9536979973248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94637245218186">
                <text:p>5.9463724521818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96582612147">
                <text:p>5.9658261214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23642906874546">
                <text:p>5.2364290687454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.02451138933836">
                <text:p>4.024511389338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68769439907797">
                <text:p>5.687694399077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89565277493661">
                <text:p>5.8956527749366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98562580221182">
                <text:p>5.9856258022118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.52236617691459">
                <text:p>6.5223661769145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.70915934688216">
                <text:p>6.709159346882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.72907908660158">
                <text:p>6.7290790866015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.5973192903408">
                <text:p>6.59731929034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.70123837963535">
                <text:p>6.7012383796353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.98655334599934">
                <text:p>5.9865533459993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.16507282654612">
                <text:p>6.165072826546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.64465107336492">
                <text:p>6.6446510733649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.44849647947879">
                <text:p>5.4484964794787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.55042773385008">
                <text:p>6.550427733850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.66546852026567">
                <text:p>6.665468520265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3962824547024">
                <text:p>6.39628245470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.67704649777577">
                <text:p>6.6770464977757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.74640916437191">
                <text:p>6.746409164371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.76487063744343">
                <text:p>6.7648706374434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.7281405352346">
                <text:p>6.728140535234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.72956929961257">
                <text:p>6.7295692996125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02173923362781">
                <text:p>7.0217392336278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25391298822682">
                <text:p>7.2539129882268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210875243154">
                <text:p>7.2108752431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.11639837021455">
                <text:p>6.1163983702145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91795398861718">
                <text:p>6.917953988617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22394294557751">
                <text:p>7.2239429455775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2115573467188">
                <text:p>7.211557346718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28179484664792">
                <text:p>7.281794846647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32301525460731">
                <text:p>7.323015254607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.73851989130139">
                <text:p>6.7385198913013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26614590647301">
                <text:p>7.266145906473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25339033007702">
                <text:p>7.2533903300770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11217582850142">
                <text:p>7.1121758285014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24489125819326">
                <text:p>7.2448912581932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.20901457068927">
                <text:p>7.2090145706892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.51422235884981">
                <text:p>6.5142223588498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.39258995034473">
                <text:p>6.3925899503447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1819214417132">
                <text:p>7.18192144171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20492252609571">
                <text:p>7.204922526095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26586127047477">
                <text:p>7.2658612704747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27843774673676">
                <text:p>7.2784377467367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.88339743738211">
                <text:p>6.8833974373821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26357444611804">
                <text:p>7.263574446118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8135188713612">
                <text:p>1.81351887136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.3325070061799">
                <text:p>6.332507006179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.23076350808702">
                <text:p>5.230763508087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11191204223328">
                <text:p>6.1119120422332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05845784975931">
                <text:p>7.0584578497593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.218432347793">
                <text:p>7.2184323477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.73947606281202">
                <text:p>6.739476062812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237037372321404">
                <text:p>-0.23703737232140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.09038193879502">
                <text:p>5.090381938795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.50287487149012">
                <text:p>5.502874871490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59568391793307">
                <text:p>3.595683917933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.71507373525457">
                <text:p>5.7150737352545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.99996365801721">
                <text:p>5.9999636580172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.97653374756209">
                <text:p>5.9765337475620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21667404595522">
                <text:p>6.2166740459552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25566615759977">
                <text:p>6.2556661575997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31678999022564">
                <text:p>6.3167899902256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.41323670708349">
                <text:p>6.4132367070834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44556865708544">
                <text:p>6.445568657085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.80291611720781">
                <text:p>5.8029161172078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32117088305495">
                <text:p>6.3211708830549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82476230646665">
                <text:p>4.8247623064666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40841666866933">
                <text:p>6.408416668669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.42228572199631">
                <text:p>6.4222857219963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.49116007534315">
                <text:p>6.491160075343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.07102139044132">
                <text:p>5.0710213904413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.58190573952785">
                <text:p>5.581905739527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.33553691231908">
                <text:p>5.3355369123190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.67731267955291">
                <text:p>5.6773126795529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.71755393764019">
                <text:p>5.717553937640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.68460650344663">
                <text:p>5.6846065034466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.80475420943165">
                <text:p>5.8047542094316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.42160511975046">
                <text:p>5.4216051197504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59209684756809">
                <text:p>4.592096847568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.04952151836621">
                <text:p>5.0495215183662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.69258231820118">
                <text:p>5.6925823182011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.39921618317753">
                <text:p>5.3992161831775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.82284901289434">
                <text:p>5.822849012894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.77870479945112">
                <text:p>5.7787047994511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74706595053204">
                <text:p>5.747065950532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76730916671473">
                <text:p>5.7673091667147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68628831664577">
                <text:p>5.6862883166457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.73292158762792">
                <text:p>5.7329215876279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78334466500838">
                <text:p>5.783344665008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.84564417651304">
                <text:p>3.845644176513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.16444083593464">
                <text:p>5.164440835934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49384383898982">
                <text:p>4.4938438389898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71543363492475">
                <text:p>4.715433634924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38175738170505">
                <text:p>4.3817573817050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88170986700956">
                <text:p>4.8817098670095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73933724057231">
                <text:p>4.7393372405723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60063626339924">
                <text:p>4.6006362633992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.00091469115471">
                <text:p>5.0009146911547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61781619117158">
                <text:p>4.6178161911715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.18161887099589">
                <text:p>5.1816188709958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45252088007563">
                <text:p>4.452520880075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51801226111388">
                <text:p>4.5180122611138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.18988542567203">
                <text:p>5.1898854256720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.00139274740031">
                <text:p>5.001392747400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.1433845783904">
                <text:p>5.143384578390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.25910184061322">
                <text:p>5.259101840613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.0611835967395">
                <text:p>5.061183596739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.24881039385211">
                <text:p>5.248810393852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.2826593387827">
                <text:p>5.282659338782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.14997814179145">
                <text:p>5.1499781417914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.12401644539169">
                <text:p>5.1240164453916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.19357829194076">
                <text:p>5.1935782919407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88381449661772">
                <text:p>4.8838144966177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.86734930277846">
                <text:p>3.8673493027784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.12022635513523">
                <text:p>5.1202263551352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91085982659468">
                <text:p>4.910859826594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.00092046853109">
                <text:p>5.0009204685310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97738844992189">
                <text:p>4.9773884499218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72343359267901">
                <text:p>4.7234335926790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99444510047704">
                <text:p>4.9944451004770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.02224371338199">
                <text:p>5.0222437133819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97616243343255">
                <text:p>4.9761624334325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.11228314853162">
                <text:p>5.1122831485316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.08217874517102">
                <text:p>5.0821787451710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77360182395845">
                <text:p>4.7736018239584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.71917227714022">
                <text:p>3.7191722771402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8982677896541">
                <text:p>4.898267789654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96494288537653">
                <text:p>4.9649428853765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97502210484391">
                <text:p>4.9750221048439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97713570511126">
                <text:p>4.9771357051112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72924274669884">
                <text:p>4.7292427466988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15341199136499">
                <text:p>4.1534119913649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45799253975973">
                <text:p>4.4579925397597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5284272673814">
                <text:p>4.528427267381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43999197391357">
                <text:p>4.4399919739135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58129140374176">
                <text:p>4.5812914037417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89597432251324">
                <text:p>4.895974322513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.17781117894002">
                <text:p>3.177811178940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40480883437107">
                <text:p>4.4048088343710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.04947470594678">
                <text:p>5.0494747059467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6456314334936">
                <text:p>4.64563143349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.04896771605963">
                <text:p>5.0489677160596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.05578230038401">
                <text:p>5.0557823003840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97423702267832">
                <text:p>4.9742370226783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.0379570353041">
                <text:p>5.037957035304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.05216343587176">
                <text:p>5.0521634358717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.05243448550169">
                <text:p>5.0524344855016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.79973573955944">
                <text:p>3.7997357395594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.55789204046601">
                <text:p>3.5578920404660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1342306122055">
                <text:p>4.813423061220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.06291413151273">
                <text:p>5.0629141315127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.19290772759531">
                <text:p>5.192907727595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.03286515627382">
                <text:p>5.0328651562738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.09060547530517">
                <text:p>5.090605475305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.03226670745251">
                <text:p>5.0322667074525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58815606844063">
                <text:p>4.5881560684406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.03758298925093">
                <text:p>5.0375829892509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.03967875518913">
                <text:p>5.0396787551891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.04135956266774">
                <text:p>5.0413595626677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83228043029625">
                <text:p>4.8322804302962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57758276119463">
                <text:p>4.5775827611946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81779527824283">
                <text:p>3.8177952782428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.00064918096222">
                <text:p>5.000649180962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.0767377328654">
                <text:p>5.076737732865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.04055893199544">
                <text:p>5.0405589319954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.59285271840515">
                <text:p>5.5928527184051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.55426322173515">
                <text:p>5.5542632217351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.26418800872414">
                <text:p>5.264188008724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.64598858464516">
                <text:p>5.645988584645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.60687405785881">
                <text:p>5.6068740578588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5168302927161">
                <text:p>5.516830292716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62455359225687">
                <text:p>5.6245535922568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58942538674477">
                <text:p>5.5894253867447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.96066980398123">
                <text:p>3.9606698039812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52091948492325">
                <text:p>5.520919484923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3543938976984">
                <text:p>5.0354393897698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43578462231359">
                <text:p>5.4357846223135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37311728605577">
                <text:p>5.3731172860557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.89056507864597">
                <text:p>4.8905650786459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1871322501244">
                <text:p>5.1187132250124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890491487501532">
                <text:p>-0.89049148750153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.89317166029209">
                <text:p>2.8931716602920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.54724829336328">
                <text:p>4.5472482933632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21075487264068">
                <text:p>5.2107548726406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56480747497299">
                <text:p>5.5648074749729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37849058955411">
                <text:p>5.3784905895541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39699377522002">
                <text:p>5.3969937752200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99645778087642">
                <text:p>5.9964577808764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.18838005579174">
                <text:p>6.1883800557917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.24629646884162">
                <text:p>6.2462964688416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.28876625587982">
                <text:p>6.2887662558798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.27186625995928">
                <text:p>6.2718662599592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.21861989191166">
                <text:p>6.2186198919116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.79284923107183">
                <text:p>4.7928492310718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.2399040415734">
                <text:p>6.239904041573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.14161233184799">
                <text:p>6.1416123318479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.29920607435531">
                <text:p>6.2992060743553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.27269518336677">
                <text:p>6.2726951833667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.20866129218285">
                <text:p>6.2086612921828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.2741295595913">
                <text:p>6.274129559591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.3248742641047">
                <text:p>6.324874264104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.26757377939734">
                <text:p>6.2675737793973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.32586916879136">
                <text:p>6.3258691687913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.32159375603125">
                <text:p>6.321593756031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.26282832803445">
                <text:p>6.2628283280344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00863881136732">
                <text:p>5.0086388113673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.73287695204118">
                <text:p>6.7328769520411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.0407645641236">
                <text:p>6.040764564123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.96034044388747">
                <text:p>6.9603404438874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.86278862069126">
                <text:p>6.8627886206912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.03533841173589">
                <text:p>7.0353384117358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.00257770789641">
                <text:p>7.0025777078964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.08183763664996">
                <text:p>7.0818376366499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.7989028759581">
                <text:p>6.798902875958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.94921849007024">
                <text:p>6.9492184900702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.05585980495619">
                <text:p>7.0558598049561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.79293855804419">
                <text:p>6.7929385580441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.93905891484403">
                <text:p>6.9390589148440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61642736485871">
                <text:p>5.6164273648587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.73740843888979">
                <text:p>6.7374084388897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.00313529141263">
                <text:p>7.003135291412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.78094834436051">
                <text:p>6.7809483443605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.31453692150263">
                <text:p>7.3145369215026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.32991764957756">
                <text:p>7.3299176495775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.2644557198756">
                <text:p>7.264455719875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.0854818510466">
                <text:p>7.085481851046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.37475541339335">
                <text:p>7.3747554133933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.70277952100105">
                <text:p>6.7027795210010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.01467372406911">
                <text:p>7.0146737240691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.06962415499419">
                <text:p>7.0696241549941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.8984384501547">
                <text:p>6.898438450154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.20992563242841">
                <text:p>6.2099256324284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.08718040325308">
                <text:p>7.0871804032530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.86896902019481">
                <text:p>6.8689690201948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.88055683243981">
                <text:p>6.8805568324398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.82625148033215">
                <text:p>6.8262514803321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.93701375374901">
                <text:p>6.9370137537490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.53326626612148">
                <text:p>6.5332662661214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.5850311560727">
                <text:p>6.585031156072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.87599881387432">
                <text:p>6.8759988138743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.59892345797676">
                <text:p>6.5989234579767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.74073388071172">
                <text:p>6.7407338807117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8380807289415">
                <text:p>5.783808072894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.62705622200135">
                <text:p>6.6270562220013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.66248443081804">
                <text:p>6.6624844308180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.62894548255379">
                <text:p>6.6289454825537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.62001789334623">
                <text:p>6.6200178933462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.49931940945337">
                <text:p>6.4993194094533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.52545706409899">
                <text:p>6.5254570640989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.69058250799798">
                <text:p>6.6905825079979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.24554703595508">
                <text:p>6.2455470359550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.74627209359838">
                <text:p>6.7462720935983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.97056727987114">
                <text:p>6.9705672798711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.06543529341769">
                <text:p>6.0654352934176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50682901136654">
                <text:p>5.5068290113665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65429934868167">
                <text:p>5.6542993486816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.12507157691472">
                <text:p>6.1250715769147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.01164973293239">
                <text:p>6.0116497329323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.04614915860445">
                <text:p>6.0461491586044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.27864120048142">
                <text:p>6.2786412004814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.16457779529712">
                <text:p>6.1645777952971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5428571477637">
                <text:p>5.9542857147763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.01472137427677">
                <text:p>6.0147213742767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.1015672372791">
                <text:p>6.101567237279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.30702593075674">
                <text:p>6.3070259307567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.97859237589384">
                <text:p>4.9785923758938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79868016042247">
                <text:p>5.7986801604224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.27658431638103">
                <text:p>6.2765843163810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.14708741148094">
                <text:p>6.1470874114809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.82037912087386">
                <text:p>5.8203791208738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22113188357402">
                <text:p>6.2211318835740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.37434462018715">
                <text:p>5.3743446201871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.3314043287555">
                <text:p>5.331404328755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888196484626743">
                <text:p>0.88819648462674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.03822650484132">
                <text:p>5.0382265048413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.84073213610604">
                <text:p>3.8407321361060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.53266955687263">
                <text:p>5.5326695568726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.39398034778842">
                <text:p>5.3939803477884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.36747483138333">
                <text:p>5.3674748313833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.56232281015442">
                <text:p>5.5623228101544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.39850485134369">
                <text:p>5.3985048513436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.43189519629396">
                <text:p>5.4318951962939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.39637155463025">
                <text:p>5.3963715546302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.41895223726741">
                <text:p>5.4189522372674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.36271601687464">
                <text:p>5.3627160168746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.57146499738583">
                <text:p>5.5714649973858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.40734944994214">
                <text:p>5.4073494499421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.98254408996386">
                <text:p>4.9825440899638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.31444188764127">
                <text:p>5.3144418876412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.15558064498516">
                <text:p>5.1555806449851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.42906729167003">
                <text:p>5.4290672916700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.42455537551869">
                <text:p>5.4245553755186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.71735418393608">
                <text:p>4.7173541839360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.96371886472395">
                <text:p>4.9637188647239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.97589199308684">
                <text:p>4.9758919930868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.73162740843908">
                <text:p>4.7316274084390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.69722143190232">
                <text:p>4.6972214319023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.66051547265752">
                <text:p>4.6605154726575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.17379936110982">
                <text:p>4.1737993611098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.77811184247096">
                <text:p>4.7781118424709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.04751624594223">
                <text:p>5.0475162459422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.0310923237926">
                <text:p>5.031092323792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.8159623646255">
                <text:p>4.815962364625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.70560951943938">
                <text:p>4.7056095194393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.79366444681686">
                <text:p>4.7936644468168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.12301605557427">
                <text:p>5.1230160555742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.96975042912102">
                <text:p>4.9697504291210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.70479338511961">
                <text:p>4.7047933851196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.41527262272001">
                <text:p>3.4152726227200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67835013048995">
                <text:p>1.6783501304899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.99643011948601">
                <text:p>4.9964301194860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.78623102802636">
                <text:p>4.7862310280263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.99245356693673">
                <text:p>4.9924535669367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.85634540129956">
                <text:p>4.8563454012995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.7992565271008">
                <text:p>4.799256527100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.28694251828999">
                <text:p>5.2869425182899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.62173352044892">
                <text:p>4.6217335204489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.99857902513076">
                <text:p>4.9985790251307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.8333111925208">
                <text:p>4.833311192520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.57555525492707">
                <text:p>4.5755552549270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.09973929386338">
                <text:p>4.0997392938633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.42295545680052">
                <text:p>4.4229554568005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.1877220666993">
                <text:p>4.187722066699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.66430015602264">
                <text:p>4.6643001560226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.89906609303867">
                <text:p>4.8990660930386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.68220693405922">
                <text:p>4.6822069340592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.86593269903923">
                <text:p>4.8659326990392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.0719387979809">
                <text:p>5.071938797980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.81560752035118">
                <text:p>4.8156075203511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.58144418046083">
                <text:p>4.5814441804608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.42079753148887">
                <text:p>4.4207975314888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.55962977792093">
                <text:p>4.5596297779209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.10133022964412">
                <text:p>4.1013302296441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.38521755030053">
                <text:p>4.3852175503005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.73204048811332">
                <text:p>4.7320404881133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.67301344182147">
                <text:p>4.6730134418214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.62530369313435">
                <text:p>4.6253036931343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.81313692583318">
                <text:p>4.8131369258331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.09705037598523">
                <text:p>5.0970503759852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.68776625466973">
                <text:p>4.6877662546697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.80281905816725">
                <text:p>4.8028190581672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.81424044246258">
                <text:p>2.8142404424625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.65502908445001">
                <text:p>4.6550290844500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.18982771084194">
                <text:p>4.1898277108419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.79685903951729">
                <text:p>4.7968590395172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.82308928764898">
                <text:p>4.8230892876489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.15635279330893">
                <text:p>5.1563527933089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.96126480720678">
                <text:p>4.9612648072067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.82244377843935">
                <text:p>4.8224437784393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.20140500161484">
                <text:p>5.2014050016148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.75345256207089">
                <text:p>4.7534525620708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.72724826876454">
                <text:p>4.7272482687645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.62296864211476">
                <text:p>4.6229686421147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.83498508270777">
                <text:p>4.8349850827077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.86900751783696">
                <text:p>4.8690075178369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.17209653448578">
                <text:p>4.1720965344857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.89312752348045">
                <text:p>4.8931275234804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.89473900998389">
                <text:p>4.8947390099838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.6397549333059">
                <text:p>4.639754933305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.04314976472415">
                <text:p>5.0431497647241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.99981700941439">
                <text:p>4.9998170094143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.89436905501395">
                <text:p>4.8943690550139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.78720697879614">
                <text:p>4.7872069787961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.00621911636299">
                <text:p>5.0062191163629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.73526973040804">
                <text:p>4.7352697304080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.36328072561044">
                <text:p>5.3632807256104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.83350812989802">
                <text:p>4.8335081298980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.48545606988679">
                <text:p>4.4854560698867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.23873613507609">
                <text:p>5.2387361350760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.73921144323612">
                <text:p>4.7392114432361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.48479510933843">
                <text:p>5.4847951093384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.37768960834613">
                <text:p>5.377689608346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.96736428777933">
                <text:p>4.9673642877793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.18739531953537">
                <text:p>5.1873953195353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.39896733986283">
                <text:p>5.3989673398628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.00363251846352">
                <text:p>5.0036325184635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.36251538850342">
                <text:p>5.3625153885034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.61031171542368">
                <text:p>5.6103117154236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.60186150256727">
                <text:p>4.6018615025672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.03862682985492">
                <text:p>5.0386268298549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.11802083848296">
                <text:p>5.1180208384829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.17380443712572">
                <text:p>5.1738044371257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.4102431138433">
                <text:p>5.410243113843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.14464995820265">
                <text:p>5.1446499582026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.45272287006562">
                <text:p>5.4527228700656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.57116081048162">
                <text:p>5.5711608104816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.04166408250334">
                <text:p>5.0416640825033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.82063612109996">
                <text:p>5.8206361210999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.88295069803483">
                <text:p>5.8829506980348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.83183423794824">
                <text:p>5.8318342379482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.18931324599158">
                <text:p>5.1893132459915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.34216860492367">
                <text:p>5.3421686049236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.77330440140629">
                <text:p>5.7733044014062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.90699965317052">
                <text:p>5.9069996531705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.81912021996783">
                <text:p>5.8191202199678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.82297877180593">
                <text:p>5.8229787718059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.66115335293492">
                <text:p>5.6611533529349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.79475574755656">
                <text:p>5.7947557475565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.93436532890509">
                <text:p>5.9343653289050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.83865941724128">
                <text:p>5.8386594172412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.97343094436013">
                <text:p>5.9734309443601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.7297676010386">
                <text:p>4.729767601038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.39077424001206">
                <text:p>5.3907742400120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.7573915380744">
                <text:p>5.757391538074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.85634464487665">
                <text:p>5.8563446448766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.88285796672009">
                <text:p>5.8828579667200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.61458090266394">
                <text:p>6.6145809026639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.56514520228779">
                <text:p>6.5651452022877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.5589111238367">
                <text:p>6.558911123836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.75068276327608">
                <text:p>6.7506827632760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.62380708217201">
                <text:p>6.6238070821720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.56876065755319">
                <text:p>6.5687606575531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.67275605867109">
                <text:p>6.6727560586710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.58747143155025">
                <text:p>5.5874714315502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.69209730753285">
                <text:p>6.6920973075328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.8360857211737">
                <text:p>6.836085721173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.54888611549743">
                <text:p>6.5488861154974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.72169463363923">
                <text:p>6.7216946336392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.55695773215824">
                <text:p>6.5569577321582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.45678847090813">
                <text:p>6.4567884709081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.5404503726942">
                <text:p>6.540450372694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.73120709739282">
                <text:p>6.7312070973928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.83589560232057">
                <text:p>6.8358956023205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06587676330141">
                <text:p>7.0658767633014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.00435081887466">
                <text:p>6.0043508188746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.97966381066562">
                <text:p>6.9796638106656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22583753990848">
                <text:p>7.2258375399084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.62106917014899">
                <text:p>6.6210691701489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10669472766155">
                <text:p>7.1066947276615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.80757381533098">
                <text:p>6.8075738153309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0042783450522">
                <text:p>7.004278345052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00099181890109">
                <text:p>7.0009918189010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2333897410174">
                <text:p>7.233389741017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.96013166364197">
                <text:p>6.9601316636419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10976422943241">
                <text:p>7.1097642294324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.97765596617234">
                <text:p>6.9776559661723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.68021618220284">
                <text:p>5.6802161822028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.42316354513995">
                <text:p>6.4231635451399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.70037152809905">
                <text:p>6.7003715280990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.91623430075731">
                <text:p>6.9162343007573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.96061307728845">
                <text:p>6.9606130772884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.69123766693821">
                <text:p>6.6912376669382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.27140704439839">
                <text:p>6.2714070443983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.42925450444349">
                <text:p>6.4292545044434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.20202693367218">
                <text:p>6.2020269336721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.45913083944314">
                <text:p>6.4591308394431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.49445291949846">
                <text:p>6.4944529194984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.35125852223731">
                <text:p>6.3512585222373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.85658374990378">
                <text:p>5.8565837499037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.55689483559465">
                <text:p>6.5568948355946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.86789355512971">
                <text:p>6.8678935551297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.78680999608591">
                <text:p>6.7868099960859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.84029990229768">
                <text:p>6.8402999022976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.18649644064342">
                <text:p>6.1864964406434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.10412615940024">
                <text:p>6.1041261594002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.3687364272019">
                <text:p>6.368736427201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.17629135158002">
                <text:p>6.1762913515800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.08310045225053">
                <text:p>6.0831004522505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.76701642692615">
                <text:p>5.7670164269261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.70973473771035">
                <text:p>5.7097347377103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.82373373250139">
                <text:p>5.8237337325013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.75072117382779">
                <text:p>5.7507211738277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.97442632332235">
                <text:p>5.9744263233223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.07220161188257">
                <text:p>6.0722016118825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.22327405834825">
                <text:p>6.2232740583482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.10063390875963">
                <text:p>6.1006339087596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.39423733379932">
                <text:p>6.3942373337993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.24225579641892">
                <text:p>6.2422557964189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.06590606495314">
                <text:p>6.0659060649531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.0752628566933">
                <text:p>3.075262856693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.4993708038381">
                <text:p>5.499370803838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.69948148218886">
                <text:p>4.6994814821888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.35258523593269">
                <text:p>5.3525852359326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.52429840676048">
                <text:p>5.5242984067604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.24963202723431">
                <text:p>5.2496320272343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.56093443477586">
                <text:p>5.5609344347758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.8418386717073">
                <text:p>5.841838671707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.47481612232321">
                <text:p>5.4748161223232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.52818556469585">
                <text:p>5.5281855646958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.61684850765101">
                <text:p>5.6168485076510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.5890046149575">
                <text:p>5.589004614957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.85292986973318">
                <text:p>5.8529298697331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.96027916316974">
                <text:p>4.9602791631697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.69730034671412">
                <text:p>5.6973003467141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50673362460233">
                <text:p>1.5067336246023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0.0834812400356015">
                <text:p>-0.083481240035601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.19268880608676">
                <text:p>5.1926888060867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.08648968087743">
                <text:p>5.0864896808774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.38758710128496">
                <text:p>5.3875871012849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.363297901845">
                <text:p>4.36329790184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.95101549420594">
                <text:p>4.9510154942059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.6413437567747">
                <text:p>5.641343756774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.2901515107085">
                <text:p>5.290151510708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.09813148105161">
                <text:p>5.0981314810516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.28444670948177">
                <text:p>5.2844467094817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.3125394125921">
                <text:p>5.312539412592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.20588522935643">
                <text:p>5.2058852293564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.31194439597524">
                <text:p>5.3119443959752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.30083822683134">
                <text:p>5.3008382268313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.04673988380051">
                <text:p>5.0467398838005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.02327140905655">
                <text:p>5.0232714090565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.158557246261">
                <text:p>5.15855724626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.50953682821696">
                <text:p>4.5095368282169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.14562335821292">
                <text:p>5.1456233582129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.2516979240843">
                <text:p>5.251697924084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.21378610504847">
                <text:p>5.2137861050484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.3137226044947">
                <text:p>5.313722604494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.3405012981055">
                <text:p>5.340501298105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.1069160831505">
                <text:p>5.106916083150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.31943054088348">
                <text:p>5.3194305408834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.33814910987206">
                <text:p>5.3381491098720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.09355217951114">
                <text:p>5.0935521795111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.32323171875576">
                <text:p>5.3232317187557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.7219428548015">
                <text:p>4.721942854801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.11156295563181">
                <text:p>4.1115629556318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.51255261089482">
                <text:p>4.5125526108948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.1449274143245">
                <text:p>4.144927414324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.84298650467269">
                <text:p>4.8429865046726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.01944927858274">
                <text:p>5.0194492785827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.0708777409452">
                <text:p>5.070877740945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.10573822258248">
                <text:p>5.1057382225824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.17016785159126">
                <text:p>5.1701678515912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.97802037630739">
                <text:p>4.9780203763073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.12035553571768">
                <text:p>5.1203555357176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.14067864084916">
                <text:p>5.1406786408491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53507169870213">
                <text:p>1.5350716987021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.18844078115061">
                <text:p>2.1884407811506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980677280610318">
                <text:p>0.98067728061031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294644977299768">
                <text:p>0.29464497729976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.61900541716678">
                <text:p>2.6190054171667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.94440163489275">
                <text:p>3.9444016348927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.65041342989739">
                <text:p>3.6504134298973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72845342120349">
                <text:p>1.7284534212034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.21458241159804">
                <text:p>2.2145824115980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.54423740624249">
                <text:p>3.5442374062424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25523255863836">
                <text:p>1.2552325586383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.97227720397159">
                <text:p>2.9722772039715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.86731701170611">
                <text:p>2.8673170117061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6003408151999">
                <text:p>2.600340815199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83606557830658">
                <text:p>1.8360655783065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.85161834908212">
                <text:p>2.8516183490821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.25307093679793">
                <text:p>4.2530709367979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.91546214057267">
                <text:p>3.9154621405726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.67863952856919">
                <text:p>3.6786395285691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.48415079979762">
                <text:p>2.4841507997976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57751292287648">
                <text:p>2.5775129228764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.13912827860932">
                <text:p>3.1391282786093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62497760488224">
                <text:p>2.6249776048822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.14759810941403">
                <text:p>4.1475981094140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.88632443729825">
                <text:p>3.8863244372982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.32201982777345">
                <text:p>4.3220198277734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.54373885341725">
                <text:p>3.5437388534172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.93698861460634">
                <text:p>4.9369886146063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.80838979241613">
                <text:p>4.8083897924161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.75359158619651">
                <text:p>3.7535915861965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.12527387898959">
                <text:p>4.1252738789895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.50299327881011">
                <text:p>3.5029932788101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.60714697697998">
                <text:p>3.6071469769799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.02995048129149">
                <text:p>5.0299504812914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.90505251833185">
                <text:p>4.9050525183318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.28378867447564">
                <text:p>5.2837886744756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.27370892931658">
                <text:p>5.2737089293165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.23114648651817">
                <text:p>5.2311464865181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.7639849546192">
                <text:p>4.763984954619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0.584219332008391">
                <text:p>-0.58421933200839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.29429293427407">
                <text:p>4.2942929342740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.54898817507397">
                <text:p>4.5489881750739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.15851326297562">
                <text:p>5.1585132629756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.46266015658453">
                <text:p>5.4626601565845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.48497415812297">
                <text:p>5.4849741581229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.51103167479164">
                <text:p>5.5110316747916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.14454062939342">
                <text:p>5.1445406293934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.55568458397496">
                <text:p>5.5556845839749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.58300382934019">
                <text:p>5.5830038293401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.4761588642789">
                <text:p>5.476158864278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5.47106414849654">
                <text:p>5.4710641484965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.41587537314188">
                <text:p>5.4158753731418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.14561841924661">
                <text:p>5.1456184192466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.85156205555948">
                <text:p>4.8515620555594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.37679321197747">
                <text:p>5.3767932119774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.57525321399035">
                <text:p>5.5752532139903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.61576401611302">
                <text:p>5.6157640161130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.61579883261912">
                <text:p>5.6157988326191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.4523104271765">
                <text:p>5.452310427176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.81252557007297">
                <text:p>5.8125255700729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5.76088098494787">
                <text:p>5.7608809849478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.2188813854553">
                <text:p>3.218881385455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5.73330509567404">
                <text:p>5.7333050956740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.51033323962244">
                <text:p>5.5103332396224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.97288299939612">
                <text:p>4.9728829993961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.94792808471578">
                <text:p>5.9479280847157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.14426717401944">
                <text:p>6.1442671740194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.24892217343074">
                <text:p>6.2489221734307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.08477488847226">
                <text:p>6.0847748884722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.87755958354586">
                <text:p>5.8775595835458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.18794438551763">
                <text:p>6.1879443855176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.26503105318077">
                <text:p>6.2650310531807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.3873022915661">
                <text:p>6.387302291566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.33110591042804">
                <text:p>6.3311059104280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.05428865794063">
                <text:p>6.0542886579406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.85762880157641">
                <text:p>5.8576288015764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.20740687274076">
                <text:p>6.2074068727407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.37786287964531">
                <text:p>5.3778628796453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5.92975683584007">
                <text:p>5.9297568358400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.02250232289709">
                <text:p>6.0225023228970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.26434323614804">
                <text:p>6.2643432361480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.76315347562408">
                <text:p>6.7631534756240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.96133097873963">
                <text:p>6.9613309787396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7.05125860924797">
                <text:p>7.0512586092479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.97778199890093">
                <text:p>6.9777819989009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7.05463586940141">
                <text:p>7.0546358694014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7.08783579021441">
                <text:p>7.0878357902144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.70053405287549">
                <text:p>6.7005340528754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7.03877007187831">
                <text:p>7.0387700718783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.38166133543754">
                <text:p>6.3816613354375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.45811934686553">
                <text:p>6.4581193468655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.87583297285314">
                <text:p>6.8758329728531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.90482252753833">
                <text:p>6.9048225275383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.59252342079891">
                <text:p>6.5925234207989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.67252997633312">
                <text:p>6.6725299763331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.59102710308725">
                <text:p>6.5910271030872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.56047195210465">
                <text:p>6.5604719521046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7.08627442607348">
                <text:p>7.0862744260734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.75660285200293">
                <text:p>6.7566028520029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7.04559425163112">
                <text:p>7.0455942516311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.04879254811788">
                <text:p>7.0487925481178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.37857755884028">
                <text:p>6.3785775588402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.05732956333623">
                <text:p>7.0573295633362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.8159558382316">
                <text:p>6.815955838231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.82775431572631">
                <text:p>6.8277543157263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.92508518352316">
                <text:p>6.9250851835231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.94850408947437">
                <text:p>6.9485040894743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.94324492202375">
                <text:p>6.9432449220237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7.00150456230834">
                <text:p>7.0015045623083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7.0733548595921">
                <text:p>7.073354859592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7.16606450093762">
                <text:p>7.1660645009376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.81231778543832">
                <text:p>6.8123177854383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.66055153992752">
                <text:p>6.6605515399275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.79022698659114">
                <text:p>5.7902269865911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.44084969000952">
                <text:p>6.4408496900095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.53245625648885">
                <text:p>6.5324562564888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.5770936477224">
                <text:p>6.577093647722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.85753127690091">
                <text:p>6.8575312769009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.24127536047295">
                <text:p>6.2412753604729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.64156159982316">
                <text:p>6.6415615998231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.51946360345707">
                <text:p>6.5194636034570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.55560880061264">
                <text:p>6.5556088006126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.60067662532232">
                <text:p>6.6006766253223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.94988631290327">
                <text:p>6.9498863129032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.16025589331777">
                <text:p>6.1602558933177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.42540315558462">
                <text:p>5.4254031555846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.23681506807749">
                <text:p>6.2368150680774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5.16590964367687">
                <text:p>5.1659096436768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.09726858415363">
                <text:p>6.0972685841536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.06257069044536">
                <text:p>6.0625706904453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.04656751299791">
                <text:p>6.0465675129979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.75045083819865">
                <text:p>5.7504508381986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.31345035212169">
                <text:p>6.3134503521216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.18512896303408">
                <text:p>6.1851289630340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.53175463281221">
                <text:p>4.5317546328122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.47717205124976">
                <text:p>5.4771720512497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.14364409293781">
                <text:p>6.1436440929378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.16464244222143">
                <text:p>6.1646424422214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.22390315438445">
                <text:p>6.2239031543844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.12935296432296">
                <text:p>6.1293529643229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.23997925947695">
                <text:p>6.2399792594769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.08035415542436">
                <text:p>6.0803541554243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.08890001695836">
                <text:p>6.0889000169583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.08144802630874">
                <text:p>6.0814480263087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.22360170116258">
                <text:p>6.2236017011625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.8844337939323">
                <text:p>5.884433793932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.3196394386872">
                <text:p>5.319639438687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4.56327117565726">
                <text:p>4.5632711756572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.060309151971">
                <text:p>5.06030915197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.21981615128069">
                <text:p>5.2198161512806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.52491365264341">
                <text:p>5.5249136526434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.51065443775162">
                <text:p>5.5106544377516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.19440422090523">
                <text:p>5.1944042209052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.19359225089225">
                <text:p>5.1935922508922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.19727418725887">
                <text:p>5.1972741872588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.26033022914798">
                <text:p>5.2603302291479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.17933329801877">
                <text:p>5.1793332980187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4.03957740172946">
                <text:p>4.0395774017294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.97736450420967">
                <text:p>3.9773645042096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.29913107753052">
                <text:p>5.2991310775305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.1987573249112">
                <text:p>5.198757324911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.0436199042442">
                <text:p>5.043619904244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.24196457883754">
                <text:p>5.2419645788375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.26557533610076">
                <text:p>5.2655753361007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.13457204602751">
                <text:p>5.1345720460275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.21455932301277">
                <text:p>5.2145593230127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.23154383929147">
                <text:p>5.2315438392914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.08473981713241">
                <text:p>5.0847398171324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.23097267778866">
                <text:p>5.2309726777886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.09403043845181">
                <text:p>5.0940304384518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.62145146833631">
                <text:p>3.6214514683363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4.98048664557414">
                <text:p>4.9804866455741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.1274127070837">
                <text:p>5.127412707083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4.89520873735293">
                <text:p>4.8952087373529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4.79656652336705">
                <text:p>4.7965665233670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4.39506220480179">
                <text:p>4.3950622048017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.05583836331134">
                <text:p>5.0558383633113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.12959232765307">
                <text:p>5.1295923276530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4.70731311650292">
                <text:p>4.7073131165029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.07860453701237">
                <text:p>5.0786045370123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4.89029198741519">
                <text:p>4.8902919874151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4.40786719964063">
                <text:p>4.4078671996406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.3761836005716">
                <text:p>4.376183600571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4.79466722040804">
                <text:p>4.7946672204080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4.99728647638247">
                <text:p>4.9972864763824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4.87595621822704">
                <text:p>4.8759562182270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.08001775394051">
                <text:p>5.0800177539405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.16456107955706">
                <text:p>5.1645610795570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4.8703157508139">
                <text:p>4.870315750813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.0061564018579">
                <text:p>5.006156401857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.15723444021824">
                <text:p>5.1572344402182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.21891691356205">
                <text:p>5.2189169135620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.02426994039051">
                <text:p>5.0242699403905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4.75015803959704">
                <text:p>4.7501580395970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4.20870909527605">
                <text:p>4.2087090952760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4.21475681274641">
                <text:p>4.2147568127464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4.8017987870316">
                <text:p>4.801798787031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4.68347080692902">
                <text:p>4.6834708069290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4.6036632894339">
                <text:p>4.603663289433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4.8913106528261">
                <text:p>4.891310652826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4.6788766675641">
                <text:p>4.678876667564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4.6052211368837">
                <text:p>4.605221136883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4.66751748673471">
                <text:p>4.6675174867347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4.6453245003052">
                <text:p>4.645324500305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4.81096028302955">
                <text:p>4.8109602830295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.67410870354232">
                <text:p>3.6741087035423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4.59339611282169">
                <text:p>4.5933961128216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4.63820151966409">
                <text:p>4.6382015196640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4.79234889439406">
                <text:p>4.7923488943940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4.55562032300469">
                <text:p>4.5556203230046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4.87699916313409">
                <text:p>4.8769991631340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4.61441346124461">
                <text:p>4.6144134612446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.4675159166387">
                <text:p>4.467515916638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.61809395913442">
                <text:p>4.6180939591344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.83640494786544">
                <text:p>4.8364049478654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4.60004822791607">
                <text:p>4.6000482279160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4.76670799310713">
                <text:p>4.7667079931071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4.17342604437402">
                <text:p>4.1734260443740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4.75591032938641">
                <text:p>4.7559103293864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.62374926703902">
                <text:p>2.6237492670390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4.80224107691176">
                <text:p>4.8022410769117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4.82454203426376">
                <text:p>4.8245420342637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.04683317320197">
                <text:p>5.0468331732019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4.82092847452063">
                <text:p>4.8209284745206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4.78933223477942">
                <text:p>4.7893322347794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4.73842784780358">
                <text:p>4.7384278478035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.83691480223883">
                <text:p>4.8369148022388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4.98129063543206">
                <text:p>4.9812906354320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.83239587659202">
                <text:p>3.8323958765920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4.71324549137704">
                <text:p>4.7132454913770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.01000677054952">
                <text:p>5.0100067705495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4.60155935282912">
                <text:p>4.6015593528291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.9162698984466">
                <text:p>4.916269898446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4.96649482974913">
                <text:p>4.9664948297491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4.76861693645339">
                <text:p>4.7686169364533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.02844065642491">
                <text:p>5.0284406564249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2.23344383279678">
                <text:p>-2.2334438327967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4.12047712914347">
                <text:p>4.1204771291434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4.3415928719877">
                <text:p>4.341592871987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4.59977649338821">
                <text:p>4.5997764933882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4.67285696959592">
                <text:p>4.6728569695959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.15214437122848">
                <text:p>5.1521443712284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.38466814617303">
                <text:p>5.3846681461730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.28732502476302">
                <text:p>5.2873250247630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.358629544861">
                <text:p>5.35862954486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.28408161090182">
                <text:p>5.2840816109018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.39181724906844">
                <text:p>3.3918172490684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.08095329802221">
                <text:p>5.0809532980222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.19415127760278">
                <text:p>5.1941512776027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.19045835476986">
                <text:p>5.1904583547698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.375410458007">
                <text:p>5.37541045800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.64556134329002">
                <text:p>5.6455613432900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.86607331236984">
                <text:p>5.8660733123698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.96291107217541">
                <text:p>5.9629110721754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.86013819516494">
                <text:p>5.8601381951649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.84931265363959">
                <text:p>5.8493126536395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.87560686715785">
                <text:p>5.8756068671578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.30149443416181">
                <text:p>5.3014944341618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4.40141906107487">
                <text:p>4.4014190610748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.64889549874838">
                <text:p>5.6488954987483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.80292874420632">
                <text:p>5.8029287442063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.91012333268845">
                <text:p>5.9101233326884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6.55161080560647">
                <text:p>6.5516108056064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6.48118074272657">
                <text:p>6.4811807427265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6.50670200316318">
                <text:p>6.5067020031631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6.5588111900268">
                <text:p>6.558811190026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6.56100621474372">
                <text:p>6.5610062147437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6.57691786661583">
                <text:p>6.5769178666158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6.56469777332926">
                <text:p>6.5646977733292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6.34958288760798">
                <text:p>6.3495828876079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6.57754346064296">
                <text:p>6.5775434606429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.01883265466307">
                <text:p>5.0188326546630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.90942150630498">
                <text:p>5.9094215063049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6.56095663742467">
                <text:p>6.5609566374246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6.18456715522887">
                <text:p>6.1845671552288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6.45712571161691">
                <text:p>6.4571257116169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6.48275252344048">
                <text:p>6.4827525234404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6.48402566546302">
                <text:p>6.4840256654630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6.35833787129098">
                <text:p>6.3583378712909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6.62263793548094">
                <text:p>6.6226379354809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7.08697941892989">
                <text:p>7.0869794189298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7.04844740449508">
                <text:p>7.0484474044950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7.03752635257266">
                <text:p>7.0375263525726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6.26490995006849">
                <text:p>6.2649099500684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6.34311986206075">
                <text:p>6.3431198620607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6.94211632042074">
                <text:p>6.9421163204207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7.07115100272196">
                <text:p>7.0711510027219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7.01993115822671">
                <text:p>7.0199311582267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7.07078992431981">
                <text:p>7.0707899243198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7.09099267457364">
                <text:p>7.0909926745736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6.37760979338964">
                <text:p>6.3776097933896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6.87381292844841">
                <text:p>6.8738129284484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7.06617642795713">
                <text:p>7.0661764279571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7.03142183638583">
                <text:p>7.0314218363858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7.08932862519478">
                <text:p>7.0893286251947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6.95003779216355">
                <text:p>6.9500377921635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6.36037298598486">
                <text:p>6.3603729859848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7.21111173929228">
                <text:p>7.2111117392922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7.34657638566138">
                <text:p>7.3465763856613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7.31496869502428">
                <text:p>7.3149686950242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7.33574799611568">
                <text:p>7.3357479961156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7.35079000868084">
                <text:p>7.3507900086808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7.20599396096112">
                <text:p>7.2059939609611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7.36017300748323">
                <text:p>7.3601730074832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7.37425715539653">
                <text:p>7.3742571553965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7.39550872808108">
                <text:p>7.3955087280810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7.29670326427638">
                <text:p>7.2967032642763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6.77595505736254">
                <text:p>6.7759550573625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7.06771025983416">
                <text:p>7.0677102598341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6.05585665205329">
                <text:p>6.0558566520532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7.22970493938968">
                <text:p>7.2297049393896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7.00283906625621">
                <text:p>7.0028390662562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7.02782072252625">
                <text:p>7.0278207225262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7.05225952734113">
                <text:p>7.0522595273411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7.07416115744448">
                <text:p>7.0741611574444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7.10825742458727">
                <text:p>7.1082574245872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7.0889518136667">
                <text:p>7.088951813666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7.10967871940094">
                <text:p>7.1096787194009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6.52705900857883">
                <text:p>6.5270590085788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7.09929755680299">
                <text:p>7.0992975568029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6.7859711855563">
                <text:p>6.785971185556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6.13915015349615">
                <text:p>6.1391501534961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6.86975199818252">
                <text:p>6.8697519981825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.74463648621205">
                <text:p>6.7446364862120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6.84229098146201">
                <text:p>6.8422909814620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.66170150635373">
                <text:p>6.6617015063537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6.19966276241971">
                <text:p>6.1996627624197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6.000037007615">
                <text:p>6.00003700761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6.00897495842388">
                <text:p>6.0089749584238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.72941733230845">
                <text:p>5.7294173323084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.84507372260137">
                <text:p>5.8450737226013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.82234174841262">
                <text:p>5.8223417484126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.72732203948865">
                <text:p>5.7273220394886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4.74746759627675">
                <text:p>4.7474675962767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.98686097835645">
                <text:p>5.9868609783564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6.05959408579683">
                <text:p>6.0595940857968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6.1326515013191">
                <text:p>6.132651501319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6.13140868468257">
                <text:p>6.1314086846825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.82066133806673">
                <text:p>5.8206613380667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.83963441449688">
                <text:p>5.8396344144968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.64944071111893">
                <text:p>5.6494407111189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6.04051949594002">
                <text:p>6.0405194959400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.89296773726737">
                <text:p>5.8929677372673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.95295559655801">
                <text:p>5.9529555965580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.79667066702066">
                <text:p>5.7966706670206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5.00915391409335">
                <text:p>5.0091539140933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.85968688445653">
                <text:p>4.8596868844565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5.28234820523147">
                <text:p>5.2823482052314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5.42731853777761">
                <text:p>5.4273185377776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4.05202465843518">
                <text:p>4.0520246584351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5.11120532839526">
                <text:p>5.1112053283952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5.13720003304956">
                <text:p>5.13720003304956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5.33049241456054">
                <text:p>5.3304924145605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5.12109550520189">
                <text:p>5.1210955052018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5.0880345746579">
                <text:p>5.088034574657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5.13869398715654">
                <text:p>5.1386939871565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4.67713738425435">
                <text:p>4.6771373842543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5.41326933759106">
                <text:p>5.4132693375910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5.34363821940504">
                <text:p>5.3436382194050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5.50473508973664">
                <text:p>5.5047350897366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5.41807044259424">
                <text:p>5.4180704425942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5.27898651201582">
                <text:p>5.27898651201582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5.43240221565545">
                <text:p>5.4324022156554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5.2223690397563">
                <text:p>5.222369039756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5.3120652782782">
                <text:p>5.312065278278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5.61539149696807">
                <text:p>5.6153914969680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5.0085370611075">
                <text:p>5.008537061107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5.04156646705574">
                <text:p>5.0415664670557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.55615232356936">
                <text:p>3.5561523235693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4.93672223865273">
                <text:p>4.9367222386527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4.57226970491756">
                <text:p>4.5722697049175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5.02671578477031">
                <text:p>5.0267157847703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4.79363615875701">
                <text:p>4.7936361587570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4.96814359215911">
                <text:p>4.9681435921591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4.94232932533314">
                <text:p>4.9423293253331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5.09700558332734">
                <text:p>5.0970055833273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5.05391902587991">
                <text:p>5.0539190258799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5.09680672753323">
                <text:p>5.0968067275332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4.75153777603476">
                <text:p>4.7515377760347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.81543479236651">
                <text:p>4.8154347923665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.2786116211274">
                <text:p>4.278611621127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4.78063374778209">
                <text:p>4.7806337477820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4.74432832312932">
                <text:p>4.7443283231293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4.89384795451709">
                <text:p>4.8938479545170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4.98728422776285">
                <text:p>4.9872842277628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4.76639246886801">
                <text:p>4.7663924688680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4.95914843871899">
                <text:p>4.9591484387189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5.23197043453716">
                <text:p>5.2319704345371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4.64253164659109">
                <text:p>4.6425316465910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5.0706273165212">
                <text:p>5.070627316521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5.23817418270026">
                <text:p>5.2381741827002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4.72923289032992">
                <text:p>4.7292328903299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.99314007570514">
                <text:p>3.9931400757051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.84255934394023">
                <text:p>4.8425593439402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4.46965464438051">
                <text:p>4.4696546443805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5.04021584974233">
                <text:p>5.0402158497423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5.03257111042074">
                <text:p>5.0325711104207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4.88149713475675">
                <text:p>4.8814971347567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.60746014976056">
                <text:p>4.60746014976056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.6665603043353">
                <text:p>4.666560304335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.65989767570282">
                <text:p>4.6598976757028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4.88947269378668">
                <text:p>4.8894726937866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.77520228834708">
                <text:p>4.7752022883470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.87647474120484">
                <text:p>3.8764747412048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4.43823583570447">
                <text:p>4.43823583570447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4.42380930545314">
                <text:p>4.4238093054531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4.80380346971626">
                <text:p>4.8038034697162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4.74412987566721">
                <text:p>4.7441298756672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4.78902796842132">
                <text:p>4.7890279684213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4.70234492974291">
                <text:p>4.7023449297429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.6741886391319">
                <text:p>4.674188639131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.78800439199663">
                <text:p>4.7880043919966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.64527703834662">
                <text:p>4.6452770383466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5.10054521494541">
                <text:p>5.1005452149454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.71306404299631">
                <text:p>3.7130640429963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.97266289328309">
                <text:p>3.9726628932830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4.27147267956344">
                <text:p>4.2714726795634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5.03107572509438">
                <text:p>5.0310757250943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4.89112445284601">
                <text:p>4.8911244528460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4.6997244691733">
                <text:p>4.699724469173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5.08086389008021">
                <text:p>5.0808638900802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5.13228950938668">
                <text:p>5.1322895093866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4.76293930389781">
                <text:p>4.7629393038978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5.04955610733458">
                <text:p>5.0495561073345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4.94380950337923">
                <text:p>4.9438095033792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4.91750836222163">
                <text:p>4.9175083622216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4.25764696513188">
                <text:p>4.2576469651318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4.17240163191862">
                <text:p>4.1724016319186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5.03871783149963">
                <text:p>5.0387178314996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5.25304982223225">
                <text:p>5.2530498222322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4.89737142549588">
                <text:p>4.8973714254958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5.00939233190632">
                <text:p>5.0093923319063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5.22093139915895">
                <text:p>5.2209313991589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4.90502672012198">
                <text:p>4.9050267201219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4.95386854765266">
                <text:p>4.95386854765266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4.88415466970065">
                <text:p>4.8841546697006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4.55037713968007">
                <text:p>4.5503771396800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4.80875564900739">
                <text:p>4.8087556490073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4.04529546670755">
                <text:p>4.0452954667075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5.02334431267585">
                <text:p>5.0233443126758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5.07063401673536">
                <text:p>5.07063401673536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5.55953009993899">
                <text:p>5.5595300999389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5.14835567063553">
                <text:p>5.1483556706355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5.54538087083269">
                <text:p>5.5453808708326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5.3618256907844">
                <text:p>5.361825690784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5.40260372082573">
                <text:p>5.4026037208257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5.42514057818458">
                <text:p>5.4251405781845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5.52053827269255">
                <text:p>5.5205382726925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5.40204685717283">
                <text:p>5.4020468571728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5.62512036769873">
                <text:p>5.6251203676987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4.24083371321856">
                <text:p>4.2408337132185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5.26421206272174">
                <text:p>5.2642120627217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5.69238612674471">
                <text:p>5.6923861267447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5.74294373561589">
                <text:p>5.7429437356158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5.58486466911571">
                <text:p>5.5848646691157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5.54564574525659">
                <text:p>5.5456457452565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5.5742193107011">
                <text:p>5.574219310701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5.47646045013224">
                <text:p>5.4764604501322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5.74260495675405">
                <text:p>5.7426049567540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5.30473541482987">
                <text:p>5.3047354148298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5.44945151292288">
                <text:p>5.4494515129228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5.58232125344077">
                <text:p>5.5823212534407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4.73024748478634">
                <text:p>4.73024748478634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.12888488268184">
                <text:p>6.1288848826818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.08877295940157">
                <text:p>6.0887729594015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.10020712910275">
                <text:p>6.1002071291027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6.32946581342918">
                <text:p>6.3294658134291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5.92992726501733">
                <text:p>5.92992726501733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6.25853552865267">
                <text:p>6.25853552865267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6.06945587162096">
                <text:p>6.06945587162096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5.81182658768791">
                <text:p>5.8118265876879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6.27195657264089">
                <text:p>6.2719565726408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6.46342302993775">
                <text:p>6.4634230299377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5.71428397725117">
                <text:p>5.71428397725117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5.52989238081228">
                <text:p>5.5298923808122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5.96984674436026">
                <text:p>5.9698467443602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6.23291380788505">
                <text:p>6.2329138078850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6.46779499917926">
                <text:p>6.4677949991792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6.18940498008899">
                <text:p>6.1894049800889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6.07164473159563">
                <text:p>6.0716447315956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6.78673041817086">
                <text:p>6.7867304181708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.54058195733548">
                <text:p>6.54058195733548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.79116579468994">
                <text:p>6.7911657946899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.99170173355765">
                <text:p>6.9917017335576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6.50141780737056">
                <text:p>6.5014178073705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.3752476355051">
                <text:p>6.375247635505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6.0270447589411">
                <text:p>6.027044758941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.87817225495219">
                <text:p>6.8781722549521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6.71071045596835">
                <text:p>6.7107104559683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6.95819448488525">
                <text:p>6.9581944848852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6.29768562206912">
                <text:p>6.2976856220691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6.62239253316222">
                <text:p>6.6223925331622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6.29415563917813">
                <text:p>6.2941556391781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6.70268970663509">
                <text:p>6.7026897066350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6.68737949037157">
                <text:p>6.68737949037157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6.67769728131466">
                <text:p>6.6776972813146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6.81999473578222">
                <text:p>6.8199947357822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.55960469323567">
                <text:p>6.55960469323567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6.70701966256025">
                <text:p>6.7070196625602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6.85936188642664">
                <text:p>6.8593618864266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7.03617807957174">
                <text:p>7.0361780795717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6.73398785894433">
                <text:p>6.7339878589443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7.05492507457774">
                <text:p>7.0549250745777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7.31299973502693">
                <text:p>7.3129997350269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6.75288153105682">
                <text:p>6.7528815310568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7.00979850764113">
                <text:p>7.0097985076411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7.10064910278316">
                <text:p>7.1006491027831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6.84127495755303">
                <text:p>6.8412749575530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6.86561550105656">
                <text:p>6.8656155010565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5.61260202923924">
                <text:p>5.6126020292392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6.97350027391762">
                <text:p>6.9735002739176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6.65954033649565">
                <text:p>6.6595403364956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6.40034969302681">
                <text:p>6.4003496930268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6.75641807055853">
                <text:p>6.7564180705585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6.60309792189356">
                <text:p>6.6030979218935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6.73786086415049">
                <text:p>6.7378608641504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6.59389338392929">
                <text:p>6.5938933839292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6.59667269205093">
                <text:p>6.5966726920509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6.33160917232084">
                <text:p>6.33160917232084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6.79555254595644">
                <text:p>6.79555254595644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6.90075974258557">
                <text:p>6.9007597425855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5.19339633659657">
                <text:p>5.1933963365965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6.52465787416431">
                <text:p>6.5246578741643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6.56152016170281">
                <text:p>6.5615201617028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.73691344785246">
                <text:p>6.73691344785246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.94510710208285">
                <text:p>6.9451071020828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.60280869343904">
                <text:p>6.6028086934390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5.85439688446991">
                <text:p>5.8543968844699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5.92443001663172">
                <text:p>5.9244300166317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5.80562965673216">
                <text:p>5.8056296567321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5.98209178254266">
                <text:p>5.9820917825426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6.24157072439461">
                <text:p>6.2415707243946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4.97300747199204">
                <text:p>4.9730074719920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5.89471804702968">
                <text:p>5.89471804702968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5.96133797020143">
                <text:p>5.9613379702014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5.8380042660798">
                <text:p>5.8380042660798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5.87064115826169">
                <text:p>5.8706411582616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5.86924158176258">
                <text:p>5.8692415817625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6.02768638671658">
                <text:p>6.0276863867165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6.40740332049735">
                <text:p>6.4074033204973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5.53870792999123">
                <text:p>5.5387079299912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6.07628481654831">
                <text:p>6.0762848165483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5.88654636233293">
                <text:p>5.8865463623329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5.97381622958249">
                <text:p>5.9738162295824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.85943416497843">
                <text:p>4.85943416497843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5.80996673114763">
                <text:p>5.8099667311476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4.9381080707198">
                <text:p>4.938108070719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5.24235432587257">
                <text:p>5.2423543258725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5.53855625260406">
                <text:p>5.5385562526040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5.37960165989956">
                <text:p>5.3796016598995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5.21970809197483">
                <text:p>5.2197080919748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.86079981166322">
                <text:p>3.8607998116632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5.32148380109545">
                <text:p>5.3214838010954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5.55201539790853">
                <text:p>5.5520153979085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5.15491099443755">
                <text:p>5.1549109944375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5.20548048424362">
                <text:p>5.2054804842436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.22565736096697">
                <text:p>4.2256573609669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5.33778854921524">
                <text:p>5.3377885492152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5.28542532277484">
                <text:p>5.2854253227748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5.4364126441673">
                <text:p>5.436412644167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5.63093560484407">
                <text:p>5.6309356048440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5.23028840242823">
                <text:p>5.23028840242823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5.5427481277142">
                <text:p>5.542748127714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5.20980348782409">
                <text:p>5.2098034878240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5.22828810070406">
                <text:p>5.22828810070406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5.53694901471081">
                <text:p>5.5369490147108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5.35428586719253">
                <text:p>5.3542858671925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.08978772477967">
                <text:p>4.0897877247796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.24332685882546">
                <text:p>4.2433268588254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.98325365223547">
                <text:p>4.98325365223547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5.20179170099875">
                <text:p>5.2017917009987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4.8156211728493">
                <text:p>4.815621172849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.84007148771315">
                <text:p>4.8400714877131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.99393447308495">
                <text:p>4.9939344730849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5.01112355366118">
                <text:p>5.01112355366118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.99171988275204">
                <text:p>4.9917198827520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.97731152020183">
                <text:p>4.9773115202018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.91109351691195">
                <text:p>4.9110935169119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5.00662513217406">
                <text:p>5.00662513217406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.72605231168944">
                <text:p>3.7260523116894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.68448262465333">
                <text:p>4.6844826246533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.96296714186239">
                <text:p>4.9629671418623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.80386644114047">
                <text:p>4.8038664411404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5.0484927267021">
                <text:p>5.048492726702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.89816661287238">
                <text:p>4.89816661287238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.74150751689118">
                <text:p>4.7415075168911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.74752102615464">
                <text:p>4.7475210261546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.8425469937991">
                <text:p>4.8425469937991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.79364244497661">
                <text:p>4.79364244497661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5.01745631842296">
                <text:p>5.01745631842296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.79107214004748">
                <text:p>4.79107214004748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.77096724549641">
                <text:p>3.77096724549641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.74759480450968">
                <text:p>4.7475948045096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.40326437076294">
                <text:p>4.4032643707629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.82203896961697">
                <text:p>4.82203896961697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5.13696356487452">
                <text:p>5.1369635648745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.49862491277285">
                <text:p>4.4986249127728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.76737507988736">
                <text:p>4.7673750798873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.64297733697352">
                <text:p>4.6429773369735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.80953717756133">
                <text:p>4.80953717756133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.78193982961536">
                <text:p>4.7819398296153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.80237614575777">
                <text:p>4.8023761457577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.47433617764624">
                <text:p>3.47433617764624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.76780792758433">
                <text:p>4.7678079275843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.99829415555336">
                <text:p>4.9982941555533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.81282778924517">
                <text:p>4.81282778924517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.71830787795258">
                <text:p>4.7183078779525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.92426106616716">
                <text:p>4.92426106616716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.60283287478551">
                <text:p>4.6028328747855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.69257772704624">
                <text:p>4.6925777270462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.36428149424665">
                <text:p>4.3642814942466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.79689793492311">
                <text:p>3.79689793492311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.41257239120071">
                <text:p>4.4125723912007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.51635153678563">
                <text:p>4.5163515367856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.49093912923678">
                <text:p>3.49093912923678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.53777932073416">
                <text:p>4.5377793207341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.70302785403657">
                <text:p>4.7030278540365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.96732894678471">
                <text:p>4.96732894678471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.80685100905263">
                <text:p>4.8068510090526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.95974601236269">
                <text:p>4.9597460123626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.83590222734283">
                <text:p>4.8359022273428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.74241444856897">
                <text:p>4.74241444856897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5.08789117174371">
                <text:p>5.0878911717437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.85949071765968">
                <text:p>4.85949071765968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.81126701389162">
                <text:p>4.8112670138916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.73382793560194">
                <text:p>4.7338279356019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.16468000200326">
                <text:p>4.1646800020032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.81310728958181">
                <text:p>4.8131072895818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.77177751429534">
                <text:p>4.7717775142953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5.1499713180417">
                <text:p>5.1499713180417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5.14146021845427">
                <text:p>5.14146021845427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.82540948288376">
                <text:p>4.82540948288376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5.08368889526944">
                <text:p>5.0836888952694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.82201665597603">
                <text:p>4.8220166559760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.77312872998614">
                <text:p>4.77312872998614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.59832789539853">
                <text:p>4.59832789539853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.92898822150823">
                <text:p>4.9289882215082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.52316867238042">
                <text:p>4.5231686723804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.67899956798685">
                <text:p>4.6789995679868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5.02044899172928">
                <text:p>5.02044899172928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.82640061252341">
                <text:p>4.8264006125234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5.2023653397321">
                <text:p>5.202365339732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5.43760757232201">
                <text:p>5.43760757232201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5.46788846920482">
                <text:p>5.4678884692048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5.75320173441943">
                <text:p>5.75320173441943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5.82740022031619">
                <text:p>5.8274002203161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5.48529770368951">
                <text:p>5.4852977036895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5.50635326758657">
                <text:p>5.50635326758657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5.77929831524158">
                <text:p>5.77929831524158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5.34886767442783">
                <text:p>5.3488676744278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5.48150028178305">
                <text:p>5.4815002817830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5.84458779772805">
                <text:p>5.8445877977280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5.58441591689268">
                <text:p>5.58441591689268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5.56598788959342">
                <text:p>5.56598788959342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5.82241332368377">
                <text:p>5.82241332368377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5.78787538632932">
                <text:p>5.7878753863293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5.54272647879778">
                <text:p>5.54272647879778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5.3995165582702">
                <text:p>5.399516558270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5.66504004417285">
                <text:p>5.6650400441728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5.3183969723388">
                <text:p>5.318396972338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5.5102860183664">
                <text:p>5.5102860183664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.99647210997371">
                <text:p>4.99647210997371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5.35735782085064">
                <text:p>5.3573578208506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6.27290757580769">
                <text:p>6.27290757580769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5.74159783633663">
                <text:p>5.7415978363366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6.11624333488253">
                <text:p>6.11624333488253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6.11097223123845">
                <text:p>6.1109722312384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5.98125672864323">
                <text:p>5.9812567286432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6.08844580330141">
                <text:p>6.0884458033014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6.21270773522682">
                <text:p>6.21270773522682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6.35442920531886">
                <text:p>6.35442920531886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5.89320353446303">
                <text:p>5.8932035344630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6.32003839397573">
                <text:p>6.32003839397573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5.31972969981939">
                <text:p>5.3197296998193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5.92705882516734">
                <text:p>5.9270588251673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5.99029890810538">
                <text:p>5.9902989081053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6.25170696392549">
                <text:p>6.25170696392549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6.56829314960658">
                <text:p>6.5682931496065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.79478672584699">
                <text:p>5.79478672584699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6.17448970043971">
                <text:p>6.1744897004397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6.15654615814067">
                <text:p>6.15654615814067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6.56965631817783">
                <text:p>6.5696563181778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6.50361351883489">
                <text:p>6.50361351883489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.7373656864296">
                <text:p>5.737365686429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.79939745310331">
                <text:p>1.7993974531033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-1.59524603819481">
                <text:p>-1.5952460381948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5.88851338080977">
                <text:p>5.8885133808097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5.55670350349267">
                <text:p>5.55670350349267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3.27837390812231">
                <text:p>3.2783739081223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2.92571682536448">
                <text:p>2.9257168253644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4.95246713659529">
                <text:p>4.95246713659529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5.08387104447418">
                <text:p>5.08387104447418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4.64180890998386">
                <text:p>4.6418089099838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5.05236484498195">
                <text:p>5.0523648449819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5.13096405042632">
                <text:p>5.1309640504263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.99603759843409">
                <text:p>3.99603759843409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5.94011936454487">
                <text:p>5.9401193645448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6.47501965743547">
                <text:p>6.47501965743547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7.19477925225731">
                <text:p>7.19477925225731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7.12201024938526">
                <text:p>7.1220102493852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7.12030809288573">
                <text:p>7.1203080928857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7.18380460094582">
                <text:p>7.1838046009458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7.10930215916999">
                <text:p>7.10930215916999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7.15253374271052">
                <text:p>7.1525337427105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6.76714847146417">
                <text:p>6.76714847146417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6.34366451252162">
                <text:p>6.3436645125216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5.01904328318913">
                <text:p>5.01904328318913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7.09783313752239">
                <text:p>7.09783313752239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7.12187593271587">
                <text:p>7.12187593271587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6.47554914424233">
                <text:p>6.47554914424233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7.21879973243337">
                <text:p>7.21879973243337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6.62000184254732">
                <text:p>6.6200018425473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6.55924473257067">
                <text:p>6.55924473257067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6.53970117021204">
                <text:p>6.5397011702120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6.63858629216375">
                <text:p>6.6385862921637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6.5999574670774">
                <text:p>6.5999574670774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6.58847185278793">
                <text:p>6.5884718527879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6.66509510851411">
                <text:p>6.66509510851411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4.89029091613391">
                <text:p>4.8902909161339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6.69188736371671">
                <text:p>6.6918873637167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6.68252204433672">
                <text:p>6.6825220443367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6.82117450038941">
                <text:p>6.8211745003894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6.71005226901544">
                <text:p>6.71005226901544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6.94488611057226">
                <text:p>6.94488611057226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6.58969042139333">
                <text:p>6.58969042139333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6.0094835304882">
                <text:p>6.0094835304882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.53340038559043">
                <text:p>1.53340038559043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5.76862315919251">
                <text:p>5.76862315919251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4.94413999350808">
                <text:p>4.94413999350808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6.14846663093694">
                <text:p>6.1484666309369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5.95575442727237">
                <text:p>5.9557544272723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6.2269950459699">
                <text:p>6.2269950459699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6.14069268195037">
                <text:p>6.1406926819503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5.63005392268741">
                <text:p>5.63005392268741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6.19351190340054">
                <text:p>6.19351190340054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6.19184639189655">
                <text:p>6.1918463918965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6.16054058155616">
                <text:p>6.1605405815561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6.19032566820091">
                <text:p>6.1903256682009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6.18763223920461">
                <text:p>6.1876322392046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6.16461592017996">
                <text:p>6.16461592017996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.41247544246061">
                <text:p>5.4124754424606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6.20153590795628">
                <text:p>6.20153590795628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6.23869262574185">
                <text:p>6.2386926257418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6.17334898907676">
                <text:p>6.1733489890767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6.1788430453043">
                <text:p>6.178843045304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6.09618579649284">
                <text:p>6.09618579649284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6.23596210520168">
                <text:p>6.2359621052016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5.58729764797292">
                <text:p>5.58729764797292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5.54548786439086">
                <text:p>5.54548786439086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5.68831467121416">
                <text:p>5.68831467121416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5.7717628223923">
                <text:p>5.7717628223923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5.11322373882785">
                <text:p>5.1132237388278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4.88463546354264">
                <text:p>4.8846354635426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5.40069991506018">
                <text:p>5.4006999150601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5.51513241768125">
                <text:p>5.5151324176812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5.56974126483522">
                <text:p>5.56974126483522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5.48019304922042">
                <text:p>5.48019304922042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5.45383968034866">
                <text:p>5.45383968034866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5.32329639805101">
                <text:p>5.3232963980510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5.43554746747088">
                <text:p>5.4355474674708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5.26325052913345">
                <text:p>5.2632505291334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5.22941873131032">
                <text:p>5.2294187313103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5.41724217242267">
                <text:p>5.41724217242267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5.16372460924856">
                <text:p>5.1637246092485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3.55415239460594">
                <text:p>3.55415239460594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5.12806348372869">
                <text:p>5.12806348372869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5.16017758018854">
                <text:p>5.1601775801885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5.2374371321923">
                <text:p>5.2374371321923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5.13900282255944">
                <text:p>5.13900282255944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4.74914358237653">
                <text:p>4.7491435823765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4.63357925919106">
                <text:p>4.63357925919106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4.71428752587417">
                <text:p>4.71428752587417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4.6523102258257">
                <text:p>4.6523102258257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4.80590429375352">
                <text:p>4.8059042937535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.39370750551624">
                <text:p>4.39370750551624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.92841987596354">
                <text:p>4.92841987596354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3.43586976719708">
                <text:p>3.43586976719708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.57645521384611">
                <text:p>4.5764552138461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4.81786551070532">
                <text:p>4.81786551070532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4.55700600367124">
                <text:p>4.55700600367124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4.73042358034807">
                <text:p>4.73042358034807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4.66888207486232">
                <text:p>4.66888207486232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4.60705867316699">
                <text:p>4.60705867316699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4.81633152933105">
                <text:p>4.8163315293310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5.13450159702728">
                <text:p>5.1345015970272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4.62140309731207">
                <text:p>4.62140309731207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4.86548996073864">
                <text:p>4.8654899607386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4.66405863449235">
                <text:p>4.6640586344923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3.86596127551301">
                <text:p>3.8659612755130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4.43509948646803">
                <text:p>4.43509948646803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4.87849796945319">
                <text:p>4.87849796945319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4.68327609547493">
                <text:p>4.6832760954749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.6507353983344">
                <text:p>4.6507353983344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.29678933858322">
                <text:p>4.29678933858322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.78890041698712">
                <text:p>4.78890041698712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.98970536612051">
                <text:p>4.9897053661205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.59148309199185">
                <text:p>4.5914830919918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.54636899036501">
                <text:p>4.54636899036501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.50675736350692">
                <text:p>4.50675736350692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.57915309379497">
                <text:p>4.57915309379497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3.43716327701792">
                <text:p>3.43716327701792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4.78762837818405">
                <text:p>4.7876283781840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4.73425866415356">
                <text:p>4.73425866415356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4.65032039803954">
                <text:p>4.6503203980395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4.34168408665313">
                <text:p>4.34168408665313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4.81709186868457">
                <text:p>4.81709186868457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4.91290877035704">
                <text:p>4.91290877035704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.61065446533483">
                <text:p>4.61065446533483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4.88778941749002">
                <text:p>4.88778941749002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4.69876854547285">
                <text:p>4.6987685454728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4.38225028046634">
                <text:p>4.38225028046634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4.1276174169865">
                <text:p>4.127617416986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4.59963178070191">
                <text:p>4.59963178070191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4.92778161806429">
                <text:p>4.9277816180642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4.74786045519172">
                <text:p>4.74786045519172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4.99313541591869">
                <text:p>4.99313541591869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4.57375900880634">
                <text:p>4.57375900880634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534607865382663">
                <text:p>0.534607865382663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4.85009545805233">
                <text:p>4.85009545805233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.83803557571769">
                <text:p>4.83803557571769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.51878518510108">
                <text:p>4.5187851851010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.02435842343105">
                <text:p>4.0243584234310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.36396974981244">
                <text:p>4.36396974981244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4.99884482035575">
                <text:p>4.99884482035575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5.21051885137913">
                <text:p>5.21051885137913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4.62551994777392">
                <text:p>4.62551994777392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4.99153565865924">
                <text:p>4.9915356586592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5.25829371777645">
                <text:p>5.2582937177764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4.66431522407609">
                <text:p>4.66431522407609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5.04976281341789">
                <text:p>5.04976281341789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5.24277268996636">
                <text:p>5.24277268996636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4.68330578778362">
                <text:p>4.68330578778362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5.13253077475413">
                <text:p>5.13253077475413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3.68814948215857">
                <text:p>3.68814948215857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4.74849453687259">
                <text:p>4.74849453687259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5.25195639403385">
                <text:p>5.2519563940338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5.14103118541528">
                <text:p>5.14103118541528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5.08904498772299">
                <text:p>5.08904498772299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5.26050154325132">
                <text:p>5.26050154325132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5.01529916523109">
                <text:p>5.01529916523109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4.94807067730269">
                <text:p>4.94807067730269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5.20714688283962">
                <text:p>5.20714688283962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4.9392079664101">
                <text:p>4.9392079664101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5.50755859015651">
                <text:p>5.5075585901565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5.66119806914834">
                <text:p>5.66119806914834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4.88183191397727">
                <text:p>4.88183191397727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5.45488684296957">
                <text:p>5.45488684296957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5.89020086946582">
                <text:p>5.89020086946582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5.47926687274118">
                <text:p>5.47926687274118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5.7230328643252">
                <text:p>5.7230328643252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5.67025901464213">
                <text:p>5.67025901464213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5.34177424977592">
                <text:p>5.34177424977592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5.82734624915338">
                <text:p>5.82734624915338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6.00183728747729">
                <text:p>6.00183728747729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5.37244230951414">
                <text:p>5.37244230951414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5.68731147598165">
                <text:p>5.6873114759816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.52168404178824">
                <text:p>5.52168404178824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4.85393017330253">
                <text:p>4.85393017330253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5.76357378573715">
                <text:p>5.7635737857371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5.63469392607188">
                <text:p>5.63469392607188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5.61092649206269">
                <text:p>5.61092649206269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5.79806197889739">
                <text:p>5.79806197889739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5.60383133682436">
                <text:p>5.60383133682436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6.636594939286">
                <text:p>6.636594939286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6.38539305553838">
                <text:p>6.38539305553838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6.17314660865407">
                <text:p>6.17314660865407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6.37274985826222">
                <text:p>6.37274985826222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6.29009342572018">
                <text:p>6.29009342572018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6.1633084949824">
                <text:p>6.1633084949824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5.8955251509998">
                <text:p>5.8955251509998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6.48885622508972">
                <text:p>6.48885622508972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6.15300544995454">
                <text:p>6.15300544995454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6.35071085157886">
                <text:p>6.35071085157886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6.52169661951961">
                <text:p>6.52169661951961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6.53875940473624">
                <text:p>6.53875940473624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6.72403067936835">
                <text:p>6.72403067936835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6.32273190886122">
                <text:p>6.32273190886122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6.34629352037513">
                <text:p>6.34629352037513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6.33474435856733">
                <text:p>6.33474435856733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6.04280560818559">
                <text:p>6.04280560818559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6.1814801331755">
                <text:p>6.181480133175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4.17326111572445">
                <text:p>4.1732611157244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6.77224190930178">
                <text:p>6.77224190930178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7.04307753838362">
                <text:p>7.04307753838362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6.73408305980037">
                <text:p>6.73408305980037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7.04315667884291">
                <text:p>7.04315667884291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7.30383004274777">
                <text:p>7.30383004274777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6.65334538449324">
                <text:p>6.65334538449324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6.93205131945013">
                <text:p>6.93205131945013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.39583364784396">
                <text:p>1.39583364784396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-0.0592054314986202">
                <text:p>-0.0592054314986202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6.79301179706334">
                <text:p>6.79301179706334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7.00157641653896">
                <text:p>7.00157641653896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6.59738224210945">
                <text:p>6.59738224210945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6.82710166361496">
                <text:p>6.82710166361496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7.09704846660641">
                <text:p>7.09704846660641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7.29409967767964">
                <text:p>7.29409967767964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5.88508537923244">
                <text:p>5.88508537923244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7.22379512633483">
                <text:p>7.22379512633483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7.38277454877056">
                <text:p>7.3827745487705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7.39074778879992">
                <text:p>7.39074778879992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7.39604877368588">
                <text:p>7.39604877368588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7.32583331665306">
                <text:p>7.32583331665306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7.32926953349912">
                <text:p>7.32926953349912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7.16805618177714">
                <text:p>7.16805618177714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7.27465541338592">
                <text:p>7.27465541338592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7.25692209179417">
                <text:p>7.25692209179417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6.74912333399131">
                <text:p>6.74912333399131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7.30436931279904">
                <text:p>7.30436931279904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6.14283782843223">
                <text:p>6.14283782843223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6.50619972149559">
                <text:p>6.50619972149559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6.79078155278844">
                <text:p>6.79078155278844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6.77551512827063">
                <text:p>6.77551512827063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6.72708403861114">
                <text:p>6.72708403861114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6.81865757040364">
                <text:p>6.81865757040364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6.82628028846524">
                <text:p>6.82628028846524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6.73745855754979">
                <text:p>6.73745855754979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6.61638932427317">
                <text:p>6.61638932427317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6.72436057492802">
                <text:p>6.72436057492802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6.4311469582784">
                <text:p>6.4311469582784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6.49211396941015">
                <text:p>6.4921139694101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6.56622083089251">
                <text:p>6.5662208308925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5.46320969968432">
                <text:p>5.46320969968432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6.16374798459817">
                <text:p>6.16374798459817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6.21685861941753">
                <text:p>6.21685861941753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6.32278573064727">
                <text:p>6.32278573064727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6.47288590097932">
                <text:p>6.47288590097932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5.27019588525882">
                <text:p>5.27019588525882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5.81592634433674">
                <text:p>5.81592634433674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5.97334266979395">
                <text:p>5.97334266979395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5.60936494231223">
                <text:p>5.60936494231223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3.48876149125329">
                <text:p>3.48876149125329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3.917864285254">
                <text:p>3.917864285254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5.13900079126414">
                <text:p>5.13900079126414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5.10456336326703">
                <text:p>5.1045633632670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5.30750746951165">
                <text:p>5.30750746951165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5.27932827007666">
                <text:p>5.27932827007666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5.33989956887969">
                <text:p>5.33989956887969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5.5480631335739">
                <text:p>5.5480631335739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5.30977231986299">
                <text:p>5.30977231986299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5.78349685060739">
                <text:p>5.78349685060739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6.00404493173489">
                <text:p>6.00404493173489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6.14731642427553">
                <text:p>6.14731642427553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5.96753500200547">
                <text:p>5.96753500200547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5.59616480370005">
                <text:p>5.59616480370005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5.96841372442666">
                <text:p>5.96841372442666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6.03630108080031">
                <text:p>6.03630108080031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5.49482104018317">
                <text:p>5.49482104018317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5.54753410970469">
                <text:p>5.54753410970469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5.56135480643147">
                <text:p>5.56135480643147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5.53614745148876">
                <text:p>5.53614745148876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5.49030997739323">
                <text:p>5.49030997739323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4.82098706982181">
                <text:p>4.82098706982181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5.50569868608586">
                <text:p>5.50569868608586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5.53738415283498">
                <text:p>5.53738415283498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5.46829611849605">
                <text:p>5.4682961184960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5.4690139257207">
                <text:p>5.4690139257207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4.96715467679297">
                <text:p>4.96715467679297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5.33941103921277">
                <text:p>5.33941103921277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5.54878839498052">
                <text:p>5.54878839498052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5.35679991914441">
                <text:p>5.35679991914441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5.40629324384838">
                <text:p>5.40629324384838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5.58270867373792">
                <text:p>5.58270867373792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5.44254075146434">
                <text:p>5.44254075146434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5.50062331425358">
                <text:p>5.50062331425358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5.51425262479141">
                <text:p>5.51425262479141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5.56729710899404">
                <text:p>5.5672971089940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5.38264708025858">
                <text:p>5.38264708025858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5.49447060158647">
                <text:p>5.49447060158647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5.494137888078">
                <text:p>5.494137888078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3.65220290118391">
                <text:p>3.65220290118391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293502927000958">
                <text:p>0.293502927000958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-2.93763898215641">
                <text:p>-2.93763898215641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-6.52138987357087">
                <text:p>-6.52138987357087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-3.44002757004155">
                <text:p>-3.4400275700415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-2.0300649112188">
                <text:p>-2.030064911218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-3.75460453777872">
                <text:p>-3.7546045377787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-5.55133430504761">
                <text:p>-5.55133430504761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-2.10785008665612">
                <text:p>-2.10785008665612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-3.27002411144424">
                <text:p>-3.27002411144424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2.96024394861809">
                <text:p>2.96024394861809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2.11635038399619">
                <text:p>2.11635038399619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3.50994882314439">
                <text:p>3.50994882314439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-2.83987188642297">
                <text:p>-2.83987188642297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-4.06015559552461">
                <text:p>-4.06015559552461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4.73968780235205">
                <text:p>4.73968780235205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4.51878182323733">
                <text:p>4.51878182323733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4.11163237514464">
                <text:p>4.11163237514464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3.26456363963217">
                <text:p>3.26456363963217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3.54541622825709">
                <text:p>3.54541622825709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4.05888229424269">
                <text:p>4.05888229424269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4.19111787027395">
                <text:p>4.19111787027395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4.3412887402795">
                <text:p>4.341288740279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4.32835364250923">
                <text:p>4.32835364250923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3.99415312812682">
                <text:p>3.99415312812682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4.26181588722504">
                <text:p>4.26181588722504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4.41594761699913">
                <text:p>4.41594761699913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4.38824052957868">
                <text:p>4.38824052957868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4.30036798064678">
                <text:p>4.30036798064678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3.01837882920586">
                <text:p>3.0183788292058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4.26053572747436">
                <text:p>4.26053572747436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4.26996039438842">
                <text:p>4.2699603943884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4.44286004900996">
                <text:p>4.44286004900996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4.51034464345314">
                <text:p>4.5103446434531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4.13305260112696">
                <text:p>4.13305260112696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4.34571631412109">
                <text:p>4.34571631412109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4.30547081729786">
                <text:p>4.30547081729786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4.20955618476789">
                <text:p>4.20955618476789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4.87702252585627">
                <text:p>4.87702252585627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4.87531070488004">
                <text:p>4.87531070488004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4.3587892069665">
                <text:p>4.3587892069665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4.59742809340516">
                <text:p>4.59742809340516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4.40509923092436">
                <text:p>4.40509923092436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4.86959617575828">
                <text:p>4.86959617575828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5.01318730777067">
                <text:p>5.01318730777067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4.96823413094088">
                <text:p>4.96823413094088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4.99201118508439">
                <text:p>4.99201118508439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4.9737455652076">
                <text:p>4.9737455652076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4.95075030928929">
                <text:p>4.95075030928929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5.00647356666791">
                <text:p>5.00647356666791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5.34736274852111">
                <text:p>5.34736274852111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4.22429784273645">
                <text:p>4.2242978427364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4.33843119246933">
                <text:p>4.33843119246933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5.27231215227452">
                <text:p>5.27231215227452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5.17553483385477">
                <text:p>5.17553483385477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5.52195420241316">
                <text:p>5.52195420241316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5.35661474657658">
                <text:p>5.35661474657658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5.05281890113635">
                <text:p>5.0528189011363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5.36743657935337">
                <text:p>5.36743657935337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5.35694737702123">
                <text:p>5.35694737702123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4.85212247704529">
                <text:p>4.85212247704529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5.32652984803232">
                <text:p>5.3265298480323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5.36457056371417">
                <text:p>5.36457056371417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5.39983277071578">
                <text:p>5.39983277071578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5.18810387957921">
                <text:p>5.18810387957921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5.22463677088759">
                <text:p>5.22463677088759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5.30132163364913">
                <text:p>5.30132163364913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5.3430705724385">
                <text:p>5.3430705724385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5.3547017588807">
                <text:p>5.3547017588807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5.30285222509387">
                <text:p>5.30285222509387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5.34410304324039">
                <text:p>5.34410304324039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5.32799100034084">
                <text:p>5.32799100034084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5.05518880508138">
                <text:p>5.05518880508138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5.92927751684422">
                <text:p>5.92927751684422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5.97114026837223">
                <text:p>5.97114026837223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5.9327013391678">
                <text:p>5.9327013391678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5.87289532157614">
                <text:p>5.87289532157614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5.31996104792008">
                <text:p>5.31996104792008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5.44455955653103">
                <text:p>5.44455955653103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6.1622986042786">
                <text:p>6.1622986042786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6.08227829523526">
                <text:p>6.0822782952352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5.9521142499503">
                <text:p>5.9521142499503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5.99042251627818">
                <text:p>5.99042251627818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5.95430702153871">
                <text:p>5.95430702153871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5.66518511741648">
                <text:p>5.66518511741648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5.99242069820981">
                <text:p>5.9924206982098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5.9377841902019">
                <text:p>5.9377841902019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5.97796068615219">
                <text:p>5.97796068615219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5.91695234643">
                <text:p>5.91695234643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5.749929911804">
                <text:p>5.749929911804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5.19682546854151">
                <text:p>5.19682546854151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5.69905585541559">
                <text:p>5.69905585541559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5.78840794573848">
                <text:p>5.78840794573848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6.68934089029873">
                <text:p>6.68934089029873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6.70625688806241">
                <text:p>6.70625688806241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6.58241102146762">
                <text:p>6.58241102146762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6.50257830214098">
                <text:p>6.50257830214098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6.76527025558705">
                <text:p>6.7652702555870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6.90429844646046">
                <text:p>6.90429844646046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6.64582412060788">
                <text:p>6.64582412060788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6.55003405833994">
                <text:p>6.55003405833994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6.56669300058383">
                <text:p>6.56669300058383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5.84991589838782">
                <text:p>5.84991589838782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6.55005741097625">
                <text:p>6.55005741097625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6.77604223969541">
                <text:p>6.77604223969541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6.89728205179363">
                <text:p>6.89728205179363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6.69682260523729">
                <text:p>6.69682260523729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6.6269336804569">
                <text:p>6.6269336804569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6.35689692947533">
                <text:p>6.35689692947533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6.68790119135496">
                <text:p>6.68790119135496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7.21771140285714">
                <text:p>7.21771140285714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7.20784991446029">
                <text:p>7.20784991446029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7.23456815968472">
                <text:p>7.23456815968472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7.21239041245936">
                <text:p>7.21239041245936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5.74298995091643">
                <text:p>5.74298995091643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7.09370435344125">
                <text:p>7.0937043534412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7.19668849349211">
                <text:p>7.19668849349211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6.89868404681891">
                <text:p>6.89868404681891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6.86066437565783">
                <text:p>6.86066437565783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6.92695649572389">
                <text:p>6.92695649572389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7.03594433578085">
                <text:p>7.03594433578085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7.06627787812866">
                <text:p>7.06627787812866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6.83955661465509">
                <text:p>6.83955661465509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6.92600308498082">
                <text:p>6.92600308498082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6.81761477568206">
                <text:p>6.81761477568206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6.76439833206657">
                <text:p>6.76439833206657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5.91248978124838">
                <text:p>5.91248978124838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6.70815513681692">
                <text:p>6.70815513681692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6.93485184100258">
                <text:p>6.93485184100258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7.01343885022694">
                <text:p>7.01343885022694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7.17716439894987">
                <text:p>7.1771643989498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6.88446870708054">
                <text:p>6.88446870708054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6.79939498854315">
                <text:p>6.7993949885431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6.57351895922169">
                <text:p>6.57351895922169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7.03146283928841">
                <text:p>7.03146283928841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6.81358121759855">
                <text:p>6.81358121759855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6.60468521016687">
                <text:p>6.60468521016687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6.94704597523949">
                <text:p>6.9470459752394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5.95224035739032">
                <text:p>5.95224035739032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6.53633190554675">
                <text:p>6.53633190554675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6.66364287633437">
                <text:p>6.66364287633437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6.56893734558392">
                <text:p>6.56893734558392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6.23923010075747">
                <text:p>6.23923010075747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6.09593006456085">
                <text:p>6.09593006456085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6.17374617053327">
                <text:p>6.17374617053327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6.25803213809025">
                <text:p>6.2580321380902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6.37449885249523">
                <text:p>6.37449885249523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6.22761798338111">
                <text:p>6.22761798338111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6.39349157515085">
                <text:p>6.39349157515085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6.09841280024759">
                <text:p>6.09841280024759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6.05297517015454">
                <text:p>6.05297517015454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6.29716298567061">
                <text:p>6.2971629856706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6.51129198069137">
                <text:p>6.51129198069137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6.26286327123383">
                <text:p>6.26286327123383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.56846074070533">
                <text:p>1.5684607407053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6.31736258201676">
                <text:p>6.31736258201676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6.38931665292655">
                <text:p>6.3893166529265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5.68269010180248">
                <text:p>5.68269010180248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5.99778824378774">
                <text:p>5.99778824378774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4.76821608064422">
                <text:p>4.76821608064422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5.71037594520286">
                <text:p>5.71037594520286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5.62927402071429">
                <text:p>5.62927402071429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5.58028825629863">
                <text:p>5.58028825629863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5.5992726754341">
                <text:p>5.5992726754341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5.62479642556105">
                <text:p>5.62479642556105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5.5602644671772">
                <text:p>5.5602644671772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5.7637735471075">
                <text:p>5.7637735471075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5.86000228033901">
                <text:p>5.8600022803390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5.57070177654997">
                <text:p>5.5707017765499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5.58389061251795">
                <text:p>5.58389061251795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5.70132784400623">
                <text:p>5.70132784400623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4.69468110325341">
                <text:p>4.69468110325341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5.59646099578611">
                <text:p>5.5964609957861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5.48822924814163">
                <text:p>5.4882292481416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5.60835687140852">
                <text:p>5.60835687140852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5.60685625886993">
                <text:p>5.60685625886993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5.51853213849168">
                <text:p>5.518532138491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